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1800000018307F53B5.gif" manifest:media-type="image/gif"/>
  <manifest:file-entry manifest:full-path="Pictures/100002000000001800000018FF3E9249.png" manifest:media-type="image/png"/>
  <manifest:file-entry manifest:full-path="Pictures/1000000000000018000000185256EB59.png" manifest:media-type="image/png"/>
  <manifest:file-entry manifest:full-path="Pictures/100002000000001800000018535A8006.gif" manifest:media-type="image/gif"/>
  <manifest:file-entry manifest:full-path="Pictures/1000020000000018000000185B3A5A1B.gif" manifest:media-type="image/gif"/>
  <manifest:file-entry manifest:full-path="Pictures/1000020000000018000000189403A477.gif" manifest:media-type="image/gif"/>
  <manifest:file-entry manifest:full-path="Pictures/100002000000001800000018166A8E71.gif" manifest:media-type="image/gif"/>
  <manifest:file-entry manifest:full-path="Pictures/1000020000000018000000185B8DC51C.gif" manifest:media-type="image/gif"/>
  <manifest:file-entry manifest:full-path="Pictures/1000020000000018000000182A3EEE10.gif" manifest:media-type="image/gif"/>
  <manifest:file-entry manifest:full-path="Pictures/1000020000000018000000186A3EDC92.gif" manifest:media-type="image/gif"/>
  <manifest:file-entry manifest:full-path="Pictures/1000020100000018000000183ED7BF26.png" manifest:media-type="image/png"/>
  <manifest:file-entry manifest:full-path="Pictures/100002000000001800000018C6873820.gif" manifest:media-type="image/gif"/>
  <manifest:file-entry manifest:full-path="Pictures/10000200000000180000001837DEB2E4.gif" manifest:media-type="image/gif"/>
  <manifest:file-entry manifest:full-path="Pictures/1000020000000018000000182F4D18E3.gif" manifest:media-type="image/gif"/>
  <manifest:file-entry manifest:full-path="Pictures/10000200000000180000001896496AD7.gif" manifest:media-type="image/gif"/>
  <manifest:file-entry manifest:full-path="Pictures/1000020000000018000000189308322C.gif" manifest:media-type="image/gif"/>
  <manifest:file-entry manifest:full-path="Pictures/10000200000000180000001812DDA315.gif" manifest:media-type="image/gif"/>
  <manifest:file-entry manifest:full-path="Pictures/10000000000000180000001848CCF82B.png" manifest:media-type="image/png"/>
  <manifest:file-entry manifest:full-path="Pictures/100002000000001800000018CE46DD09.gif" manifest:media-type="image/gif"/>
  <manifest:file-entry manifest:full-path="Pictures/1000000000000018000000182555BF2C.png" manifest:media-type="image/png"/>
  <manifest:file-entry manifest:full-path="Pictures/1000000000000018000000182D1F3413.png" manifest:media-type="image/png"/>
  <manifest:file-entry manifest:full-path="Pictures/1000020100000018000000185FB57D38.png" manifest:media-type="image/png"/>
  <manifest:file-entry manifest:full-path="Pictures/10000000000000180000001872D519AC.png" manifest:media-type="image/png"/>
  <manifest:file-entry manifest:full-path="Pictures/1000000000000018000000185B0CC7FD.png" manifest:media-type="image/png"/>
  <manifest:file-entry manifest:full-path="Pictures/1000000000000018000000180448C962.png" manifest:media-type="image/png"/>
  <manifest:file-entry manifest:full-path="Pictures/10000000000000180000001827309A9C.png" manifest:media-type="image/png"/>
  <manifest:file-entry manifest:full-path="Pictures/100000000000001800000018BD7786EA.png" manifest:media-type="image/png"/>
  <manifest:file-entry manifest:full-path="Pictures/100002000000001800000018E41DD23A.gif" manifest:media-type="image/gif"/>
  <manifest:file-entry manifest:full-path="Pictures/100000000000001800000018AECE1D04.png" manifest:media-type="image/png"/>
  <manifest:file-entry manifest:full-path="Pictures/10000201000000180000001858E28CE1.png" manifest:media-type="image/png"/>
  <manifest:file-entry manifest:full-path="Pictures/100000000000001800000018B4701428.png" manifest:media-type="image/png"/>
  <manifest:file-entry manifest:full-path="Pictures/10000201000000180000001897D2D08B.png" manifest:media-type="image/png"/>
  <manifest:file-entry manifest:full-path="Pictures/100000000000001800000018DB1356CA.png" manifest:media-type="image/png"/>
  <manifest:file-entry manifest:full-path="Pictures/100002000000001800000018C8BBCEE7.gif" manifest:media-type="image/gif"/>
  <manifest:file-entry manifest:full-path="Pictures/100000000000001800000018CB884663.png" manifest:media-type="image/png"/>
  <manifest:file-entry manifest:full-path="Pictures/10000000000000180000001867266080.png" manifest:media-type="image/png"/>
  <manifest:file-entry manifest:full-path="Pictures/1000000000000018000000180326087E.png" manifest:media-type="image/png"/>
  <manifest:file-entry manifest:full-path="Pictures/100000000000001800000018657B95A1.png" manifest:media-type="image/png"/>
  <manifest:file-entry manifest:full-path="Pictures/100002000000001800000018349F2870.gif" manifest:media-type="image/gif"/>
  <manifest:file-entry manifest:full-path="Pictures/10000200000000180000001870FEEA5F.gif" manifest:media-type="image/gif"/>
  <manifest:file-entry manifest:full-path="Pictures/1000020100000018000000186275AD80.png" manifest:media-type="image/png"/>
  <manifest:file-entry manifest:full-path="Pictures/100002010000001800000018BCB66D87.png" manifest:media-type="image/png"/>
  <manifest:file-entry manifest:full-path="Pictures/1000000000000018000000189BCB9174.png" manifest:media-type="image/png"/>
  <manifest:file-entry manifest:full-path="Pictures/1000000000000018000000181D3BCF4B.png" manifest:media-type="image/png"/>
  <manifest:file-entry manifest:full-path="Pictures/100002000000001800000018355162F2.gif" manifest:media-type="image/gif"/>
  <manifest:file-entry manifest:full-path="Pictures/10000000000000180000001811012D96.png" manifest:media-type="image/png"/>
  <manifest:file-entry manifest:full-path="Pictures/1000000000000018000000184B5846AE.png" manifest:media-type="image/png"/>
  <manifest:file-entry manifest:full-path="Pictures/100000000000001800000018E371ADD3.png" manifest:media-type="image/png"/>
  <manifest:file-entry manifest:full-path="Pictures/100000000000001800000018085DFC60.png" manifest:media-type="image/png"/>
  <manifest:file-entry manifest:full-path="Pictures/100000000000001800000018EF176E04.png" manifest:media-type="image/png"/>
  <manifest:file-entry manifest:full-path="Pictures/1000020100000018000000183DF05F27.png" manifest:media-type="image/png"/>
  <manifest:file-entry manifest:full-path="Pictures/100000000000001800000018A6C33F9E.png" manifest:media-type="image/png"/>
  <manifest:file-entry manifest:full-path="Pictures/100000000000001800000018861E3B2C.png" manifest:media-type="image/png"/>
  <manifest:file-entry manifest:full-path="Pictures/100000000000001800000018E7C0959E.png" manifest:media-type="image/png"/>
  <manifest:file-entry manifest:full-path="Pictures/1000000000000018000000186F6D091D.png" manifest:media-type="image/png"/>
  <manifest:file-entry manifest:full-path="Pictures/100002000000001800000018EDB3F904.gif" manifest:media-type="image/gif"/>
  <manifest:file-entry manifest:full-path="Pictures/100000000000001800000018829E6366.png" manifest:media-type="image/png"/>
  <manifest:file-entry manifest:full-path="Pictures/100000000000001800000018650BE033.png" manifest:media-type="image/png"/>
  <manifest:file-entry manifest:full-path="Pictures/1000000000000018000000188C1EDB7D.png" manifest:media-type="image/png"/>
  <manifest:file-entry manifest:full-path="Pictures/100000000000001800000018C04F8435.png" manifest:media-type="image/png"/>
  <manifest:file-entry manifest:full-path="Pictures/100000000000001800000018EEDC69DB.png" manifest:media-type="image/png"/>
  <manifest:file-entry manifest:full-path="Pictures/100000000000001800000018856F2C1F.png" manifest:media-type="image/png"/>
  <manifest:file-entry manifest:full-path="Pictures/1000020000000018000000185A8299E2.png" manifest:media-type="image/png"/>
  <manifest:file-entry manifest:full-path="Pictures/1000020000000018000000182753D413.png" manifest:media-type="image/png"/>
  <manifest:file-entry manifest:full-path="Pictures/10000000000000180000001816DF73AC.png" manifest:media-type="image/png"/>
  <manifest:file-entry manifest:full-path="Pictures/100000000000001800000018FD29D712.png" manifest:media-type="image/png"/>
  <manifest:file-entry manifest:full-path="Pictures/100000000000001800000018325DB516.png" manifest:media-type="image/png"/>
  <manifest:file-entry manifest:full-path="Pictures/10000000000000180000001823D5D4E9.png" manifest:media-type="image/png"/>
  <manifest:file-entry manifest:full-path="Pictures/10000000000000180000001829B732AA.png" manifest:media-type="image/png"/>
  <manifest:file-entry manifest:full-path="Pictures/100002010000001800000018CEF4D4B1.png" manifest:media-type="image/png"/>
  <manifest:file-entry manifest:full-path="Pictures/10000000000000180000001898F62E38.png" manifest:media-type="image/png"/>
  <manifest:file-entry manifest:full-path="Pictures/1000000000000018000000185E64C5C3.png" manifest:media-type="image/png"/>
  <manifest:file-entry manifest:full-path="Pictures/10000000000000180000001801673A65.png" manifest:media-type="image/png"/>
  <manifest:file-entry manifest:full-path="Pictures/100000000000001800000018AE08A8C1.png" manifest:media-type="image/png"/>
  <manifest:file-entry manifest:full-path="Pictures/1000000000000018000000188CBBD673.png" manifest:media-type="image/png"/>
  <manifest:file-entry manifest:full-path="Pictures/10000000000000180000001868E519E1.png" manifest:media-type="image/png"/>
  <manifest:file-entry manifest:full-path="Pictures/100002010000001800000018D92448EE.png" manifest:media-type="image/png"/>
  <manifest:file-entry manifest:full-path="Pictures/100000000000001800000018F28EC8D3.png" manifest:media-type="image/png"/>
  <manifest:file-entry manifest:full-path="Pictures/1000000000000018000000183C26E077.png" manifest:media-type="image/png"/>
  <manifest:file-entry manifest:full-path="Pictures/100000000000001800000018CD320DFA.png" manifest:media-type="image/png"/>
  <manifest:file-entry manifest:full-path="Pictures/100000000000001800000018B8DBC46D.png" manifest:media-type="image/png"/>
  <manifest:file-entry manifest:full-path="Pictures/100000000000001800000018BCF57F10.png" manifest:media-type="image/png"/>
  <manifest:file-entry manifest:full-path="Pictures/100000000000001800000018F9CC063D.png" manifest:media-type="image/png"/>
  <manifest:file-entry manifest:full-path="Pictures/100000000000001800000018DC24A3C5.png" manifest:media-type="image/png"/>
  <manifest:file-entry manifest:full-path="Pictures/100000000000001800000018559B3EE4.png" manifest:media-type="image/png"/>
  <manifest:file-entry manifest:full-path="Pictures/100000000000001800000018B294F302.png" manifest:media-type="image/png"/>
  <manifest:file-entry manifest:full-path="Pictures/100000000000001800000018E0CA0B98.png" manifest:media-type="image/png"/>
  <manifest:file-entry manifest:full-path="Pictures/100000000000001800000018289E2C96.png" manifest:media-type="image/png"/>
  <manifest:file-entry manifest:full-path="Pictures/100000000000001800000018A0DD8D88.png" manifest:media-type="image/png"/>
  <manifest:file-entry manifest:full-path="Pictures/100000000000001800000018F56CF1A4.png" manifest:media-type="image/png"/>
  <manifest:file-entry manifest:full-path="Pictures/100000000000001800000018170BBDAB.png" manifest:media-type="image/png"/>
  <manifest:file-entry manifest:full-path="Pictures/1000000000000018000000185D0728B1.png" manifest:media-type="image/png"/>
  <manifest:file-entry manifest:full-path="Pictures/100000000000001800000018A585ACF9.png" manifest:media-type="image/png"/>
  <manifest:file-entry manifest:full-path="Pictures/100000000000001800000018CEB95ED7.png" manifest:media-type="image/png"/>
  <manifest:file-entry manifest:full-path="Pictures/100000000000001800000018AD6F74AE.png" manifest:media-type="image/png"/>
  <manifest:file-entry manifest:full-path="Pictures/100000000000001800000018C65F635F.png" manifest:media-type="image/png"/>
  <manifest:file-entry manifest:full-path="Pictures/100002000000001800000018BD15E0E8.gif" manifest:media-type="image/gif"/>
  <manifest:file-entry manifest:full-path="Pictures/100000000000001800000018E22F97E9.png" manifest:media-type="image/png"/>
  <manifest:file-entry manifest:full-path="Pictures/100000000000001800000018973B8A65.png" manifest:media-type="image/png"/>
  <manifest:file-entry manifest:full-path="Pictures/1000000000000018000000188AB0A3CA.png" manifest:media-type="image/png"/>
  <manifest:file-entry manifest:full-path="Pictures/100000000000001800000018865B9C67.png" manifest:media-type="image/png"/>
  <manifest:file-entry manifest:full-path="Pictures/10000000000000180000001882E91773.png" manifest:media-type="image/png"/>
  <manifest:file-entry manifest:full-path="Pictures/10000000000000180000001830E1B041.png" manifest:media-type="image/png"/>
  <manifest:file-entry manifest:full-path="Pictures/1000020100000018000000183BC7A7F1.png" manifest:media-type="image/png"/>
  <manifest:file-entry manifest:full-path="Pictures/100000000000001800000018E3399CFD.png" manifest:media-type="image/png"/>
  <manifest:file-entry manifest:full-path="Pictures/100000000000001800000018D66486B7.png" manifest:media-type="image/png"/>
  <manifest:file-entry manifest:full-path="Pictures/100000000000001800000018A4D4E615.png" manifest:media-type="image/png"/>
  <manifest:file-entry manifest:full-path="Pictures/100000000000001800000018D82DBB95.png" manifest:media-type="image/png"/>
  <manifest:file-entry manifest:full-path="Pictures/10000000000000180000001878B9AED1.png" manifest:media-type="image/png"/>
  <manifest:file-entry manifest:full-path="Pictures/100000000000001800000018F0FB971E.png" manifest:media-type="image/png"/>
  <manifest:file-entry manifest:full-path="Pictures/100000000000001800000018F41A4420.png" manifest:media-type="image/png"/>
  <manifest:file-entry manifest:full-path="Pictures/10000000000000180000001897DFA648.png" manifest:media-type="image/png"/>
  <manifest:file-entry manifest:full-path="Pictures/100002000000001800000018E974DDBD.gif" manifest:media-type="image/gif"/>
  <manifest:file-entry manifest:full-path="Pictures/100000000000001800000018165F49B9.png" manifest:media-type="image/png"/>
  <manifest:file-entry manifest:full-path="Pictures/100000000000001800000018BE3D4EE7.png" manifest:media-type="image/png"/>
  <manifest:file-entry manifest:full-path="Pictures/100000000000001800000018C0AAB3B6.png" manifest:media-type="image/png"/>
  <manifest:file-entry manifest:full-path="Pictures/1000000000000018000000185E987A1C.png" manifest:media-type="image/png"/>
  <manifest:file-entry manifest:full-path="Pictures/10000000000000180000001892D9AC01.png" manifest:media-type="image/png"/>
  <manifest:file-entry manifest:full-path="Pictures/100000000000001800000018B9FE1020.png" manifest:media-type="image/png"/>
  <manifest:file-entry manifest:full-path="Pictures/10000200000000180000001804E71FA2.gif" manifest:media-type="image/gif"/>
  <manifest:file-entry manifest:full-path="Pictures/1000000000000018000000184C041CB0.png" manifest:media-type="image/png"/>
  <manifest:file-entry manifest:full-path="Pictures/100000000000001800000018AB378990.png" manifest:media-type="image/png"/>
  <manifest:file-entry manifest:full-path="Pictures/100002010000001800000018D4AEDCD0.png" manifest:media-type="image/png"/>
  <manifest:file-entry manifest:full-path="Pictures/100000000000001800000018E692C504.png" manifest:media-type="image/png"/>
  <manifest:file-entry manifest:full-path="Pictures/1000020100000018000000183A2DEC12.png" manifest:media-type="image/png"/>
  <manifest:file-entry manifest:full-path="Pictures/100000000000001800000018D71A69B3.png" manifest:media-type="image/png"/>
  <manifest:file-entry manifest:full-path="Pictures/10000000000000180000001887B162C0.png" manifest:media-type="image/png"/>
  <manifest:file-entry manifest:full-path="Pictures/100000000000001800000018D1582142.png" manifest:media-type="image/png"/>
  <manifest:file-entry manifest:full-path="Pictures/100002010000001800000018D0A2F56E.png" manifest:media-type="image/png"/>
  <manifest:file-entry manifest:full-path="Pictures/100000000000001800000018E59BB383.png" manifest:media-type="image/png"/>
  <manifest:file-entry manifest:full-path="Pictures/100000000000001800000018FD974607.png" manifest:media-type="image/png"/>
  <manifest:file-entry manifest:full-path="Pictures/1000000000000018000000181C1EF263.png" manifest:media-type="image/png"/>
  <manifest:file-entry manifest:full-path="Pictures/1000000000000018000000180DCF7954.png" manifest:media-type="image/png"/>
  <manifest:file-entry manifest:full-path="Pictures/1000000000000018000000185C15E230.png" manifest:media-type="image/png"/>
  <manifest:file-entry manifest:full-path="Pictures/100000000000001800000018599AD211.png" manifest:media-type="image/png"/>
  <manifest:file-entry manifest:full-path="Pictures/100000000000001800000018329A1578.png" manifest:media-type="image/png"/>
  <manifest:file-entry manifest:full-path="Pictures/100000000000001800000018F87B7D9D.png" manifest:media-type="image/png"/>
  <manifest:file-entry manifest:full-path="Pictures/10000000000000180000001813E08982.png" manifest:media-type="image/png"/>
  <manifest:file-entry manifest:full-path="Pictures/10000000000000180000001846514D6B.png" manifest:media-type="image/png"/>
  <manifest:file-entry manifest:full-path="Pictures/1000020000000018000000186C818C61.gif" manifest:media-type="image/gif"/>
  <manifest:file-entry manifest:full-path="Pictures/100002010000001800000018E97E6DB5.png" manifest:media-type="image/png"/>
  <manifest:file-entry manifest:full-path="Pictures/1000000000000018000000181B69579C.png" manifest:media-type="image/png"/>
  <manifest:file-entry manifest:full-path="Pictures/100000000000001800000018002DF088.png" manifest:media-type="image/png"/>
  <manifest:file-entry manifest:full-path="Pictures/100000000000001800000018FC78ED9C.png" manifest:media-type="image/png"/>
  <manifest:file-entry manifest:full-path="Pictures/100000000000001800000018FBD4A84B.png" manifest:media-type="image/png"/>
  <manifest:file-entry manifest:full-path="Pictures/1000000000000018000000180720D1A8.png" manifest:media-type="image/png"/>
  <manifest:file-entry manifest:full-path="Pictures/100000000000001800000018090E4E95.png" manifest:media-type="image/png"/>
  <manifest:file-entry manifest:full-path="Pictures/1000020100000018000000189E5CE561.png" manifest:media-type="image/png"/>
  <manifest:file-entry manifest:full-path="Pictures/100000000000001800000018A29957C6.png" manifest:media-type="image/png"/>
  <manifest:file-entry manifest:full-path="Pictures/1000000000000018000000188E57108A.png" manifest:media-type="image/png"/>
  <manifest:file-entry manifest:full-path="Pictures/100002010000001800000018AC26E310.png" manifest:media-type="image/png"/>
  <manifest:file-entry manifest:full-path="Pictures/100000000000001800000018BA6750EE.png" manifest:media-type="image/png"/>
  <manifest:file-entry manifest:full-path="Pictures/1000000000000018000000182D45F9D5.png" manifest:media-type="image/png"/>
  <manifest:file-entry manifest:full-path="Pictures/1000000000000018000000186AEE519C.png" manifest:media-type="image/png"/>
  <manifest:file-entry manifest:full-path="Pictures/100000000000001800000018E3B8261D.png" manifest:media-type="image/png"/>
  <manifest:file-entry manifest:full-path="Pictures/1000000000000018000000183D86DAF2.png" manifest:media-type="image/png"/>
  <manifest:file-entry manifest:full-path="Pictures/100000000000001800000018CF4C856E.png" manifest:media-type="image/png"/>
  <manifest:file-entry manifest:full-path="Pictures/100000000000001800000018DD53F947.png" manifest:media-type="image/png"/>
  <manifest:file-entry manifest:full-path="Pictures/1000020000000018000000186E8778E8.gif" manifest:media-type="image/gif"/>
  <manifest:file-entry manifest:full-path="Pictures/100000000000001800000018C79EAD05.png" manifest:media-type="image/png"/>
  <manifest:file-entry manifest:full-path="Pictures/10000000000000180000001829D4FE80.png" manifest:media-type="image/png"/>
  <manifest:file-entry manifest:full-path="Pictures/100000000000001800000018C7E8D73D.png" manifest:media-type="image/png"/>
  <manifest:file-entry manifest:full-path="Pictures/1000000000000018000000180AE6E082.png" manifest:media-type="image/png"/>
  <manifest:file-entry manifest:full-path="Pictures/100000000000001800000018E1667B05.png" manifest:media-type="image/png"/>
  <manifest:file-entry manifest:full-path="Pictures/1000000000000018000000182FE04410.png" manifest:media-type="image/png"/>
  <manifest:file-entry manifest:full-path="Pictures/100000000000001800000018D8F12D53.png" manifest:media-type="image/png"/>
  <manifest:file-entry manifest:full-path="Pictures/100000000000001800000018E4D53AC5.png" manifest:media-type="image/png"/>
  <manifest:file-entry manifest:full-path="Pictures/10000000000000180000001879DABFB9.png" manifest:media-type="image/png"/>
  <manifest:file-entry manifest:full-path="Pictures/10000000000000180000001840B165C4.png" manifest:media-type="image/png"/>
  <manifest:file-entry manifest:full-path="Pictures/1000020100000018000000182382EA98.png" manifest:media-type="image/png"/>
  <manifest:file-entry manifest:full-path="Pictures/100000000000001800000018E931A4DE.png" manifest:media-type="image/png"/>
  <manifest:file-entry manifest:full-path="Pictures/10000201000000180000001857F4833F.png" manifest:media-type="image/png"/>
  <manifest:file-entry manifest:full-path="Pictures/100000000000001800000018B2F1E2C2.png" manifest:media-type="image/png"/>
  <manifest:file-entry manifest:full-path="Pictures/10000000000000180000001804211F31.png" manifest:media-type="image/png"/>
  <manifest:file-entry manifest:full-path="Pictures/100002000000001800000018B175F45E.gif" manifest:media-type="image/gif"/>
  <manifest:file-entry manifest:full-path="Pictures/1000000000000018000000185CE2A3B5.png" manifest:media-type="image/png"/>
  <manifest:file-entry manifest:full-path="Pictures/10000201000000180000001864BE76BC.png" manifest:media-type="image/png"/>
  <manifest:file-entry manifest:full-path="Pictures/1000000000000018000000184665E9D3.png" manifest:media-type="image/png"/>
  <manifest:file-entry manifest:full-path="Pictures/1000000000000018000000184AF00F49.png" manifest:media-type="image/png"/>
  <manifest:file-entry manifest:full-path="Pictures/1000000000000018000000186A20D4A0.png" manifest:media-type="image/png"/>
  <manifest:file-entry manifest:full-path="Pictures/1000000000000018000000188ACC47FF.png" manifest:media-type="image/png"/>
  <manifest:file-entry manifest:full-path="Pictures/10000200000000180000001831A0DCCD.gif" manifest:media-type="image/gif"/>
  <manifest:file-entry manifest:full-path="Pictures/1000000000000018000000180A82ED91.png" manifest:media-type="image/png"/>
  <manifest:file-entry manifest:full-path="Pictures/1000000000000018000000185FDD4FC3.png" manifest:media-type="image/png"/>
  <manifest:file-entry manifest:full-path="Pictures/100002010000001800000018C2A08061.png" manifest:media-type="image/png"/>
  <manifest:file-entry manifest:full-path="Pictures/100000000000001800000018402FB004.png" manifest:media-type="image/png"/>
  <manifest:file-entry manifest:full-path="Pictures/100002000000001800000018D4A77E53.gif" manifest:media-type="image/gif"/>
  <manifest:file-entry manifest:full-path="Pictures/100000000000001800000018CC59028C.png" manifest:media-type="image/png"/>
  <manifest:file-entry manifest:full-path="Pictures/100000000000001800000018AC570A42.png" manifest:media-type="image/png"/>
  <manifest:file-entry manifest:full-path="Pictures/100000000000001800000018EE16C514.png" manifest:media-type="image/png"/>
  <manifest:file-entry manifest:full-path="Pictures/100000000000001800000018A2A7E1DA.png" manifest:media-type="image/png"/>
  <manifest:file-entry manifest:full-path="Pictures/100000000000001800000018A0D41FEE.png" manifest:media-type="image/png"/>
  <manifest:file-entry manifest:full-path="Pictures/1000000000000018000000188EDD6D7C.png" manifest:media-type="image/png"/>
  <manifest:file-entry manifest:full-path="Pictures/1000000000000018000000187E735F36.png" manifest:media-type="image/png"/>
  <manifest:file-entry manifest:full-path="Pictures/100000000000001800000018FD4CC75C.png" manifest:media-type="image/png"/>
  <manifest:file-entry manifest:full-path="Pictures/1000000000000018000000184610DB5E.png" manifest:media-type="image/png"/>
  <manifest:file-entry manifest:full-path="Pictures/1000020100000018000000188EA0C3A1.png" manifest:media-type="image/png"/>
  <manifest:file-entry manifest:full-path="Pictures/10000000000000180000001845238724.png" manifest:media-type="image/png"/>
  <manifest:file-entry manifest:full-path="Pictures/1000000000000018000000181D69E9D5.png" manifest:media-type="image/png"/>
  <manifest:file-entry manifest:full-path="Pictures/100002000000001800000018FE0D9566.gif" manifest:media-type="image/gif"/>
  <manifest:file-entry manifest:full-path="Pictures/10000000000000180000001890765797.png" manifest:media-type="image/png"/>
  <manifest:file-entry manifest:full-path="Pictures/10000000000000180000001843ADDCCA.png" manifest:media-type="image/png"/>
  <manifest:file-entry manifest:full-path="Pictures/10000000000000180000001828FCB81D.png" manifest:media-type="image/png"/>
  <manifest:file-entry manifest:full-path="Pictures/1000000000000018000000180B240E22.png" manifest:media-type="image/png"/>
  <manifest:file-entry manifest:full-path="Pictures/1000000000000018000000181A84E0DC.png" manifest:media-type="image/png"/>
  <manifest:file-entry manifest:full-path="Pictures/1000020100000018000000185FF52CF5.png" manifest:media-type="image/png"/>
  <manifest:file-entry manifest:full-path="Pictures/1000000000000018000000182F0CAABD.png" manifest:media-type="image/png"/>
  <manifest:file-entry manifest:full-path="Pictures/1000000000000018000000188BA0D610.png" manifest:media-type="image/png"/>
  <manifest:file-entry manifest:full-path="Pictures/100000000000001800000018DE31D17B.png" manifest:media-type="image/png"/>
  <manifest:file-entry manifest:full-path="Pictures/100000000000001800000018C0D5B5C5.png" manifest:media-type="image/png"/>
  <manifest:file-entry manifest:full-path="Pictures/10000000000000180000001869B96F55.png" manifest:media-type="image/png"/>
  <manifest:file-entry manifest:full-path="Pictures/100000000000001800000018388AABA0.png" manifest:media-type="image/png"/>
  <manifest:file-entry manifest:full-path="Pictures/1000000000000018000000181E5D1F1B.png" manifest:media-type="image/png"/>
  <manifest:file-entry manifest:full-path="Pictures/10000000000000180000001862FE588E.png" manifest:media-type="image/png"/>
  <manifest:file-entry manifest:full-path="Pictures/100000000000001800000018F2013E36.png" manifest:media-type="image/png"/>
  <manifest:file-entry manifest:full-path="Pictures/1000000000000018000000185F923A72.png" manifest:media-type="image/png"/>
  <manifest:file-entry manifest:full-path="Pictures/100000000000001800000018E92FDCD3.png" manifest:media-type="image/png"/>
  <manifest:file-entry manifest:full-path="Pictures/10000200000000180000001871835C35.gif" manifest:media-type="image/gif"/>
  <manifest:file-entry manifest:full-path="Pictures/100000000000001800000018DE9445B4.png" manifest:media-type="image/png"/>
  <manifest:file-entry manifest:full-path="Pictures/100002010000001800000018296BE02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文泉驛等寬正黑" svg:font-family="文泉驛等寬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武器" style:family="table">
      <style:table-properties style:width="6.7521in" fo:margin-left="0in" table:align="left"/>
    </style:style>
    <style:style style:name="武器.A" style:family="table-column">
      <style:table-column-properties style:column-width="0.7431in"/>
    </style:style>
    <style:style style:name="武器.B" style:family="table-column">
      <style:table-column-properties style:column-width="0.7438in"/>
    </style:style>
    <style:style style:name="武器.I" style:family="table-column">
      <style:table-column-properties style:column-width="0.8035in"/>
    </style:style>
    <style:style style:name="武器.1" style:family="table-row">
      <style:table-row-properties style:min-row-height="0.4354in"/>
    </style:style>
    <style:style style:name="武器.A1" style:family="table-cell">
      <style:table-cell-properties fo:padding="0.0382in" fo:border-left="0.05pt solid #000000" fo:border-right="none" fo:border-top="0.05pt solid #000000" fo:border-bottom="0.05pt solid #000000"/>
    </style:style>
    <style:style style:name="武器.I1" style:family="table-cell">
      <style:table-cell-properties fo:padding="0.0382in" fo:border="0.05pt solid #000000"/>
    </style:style>
    <style:style style:name="武器.A2" style:family="table-cell">
      <style:table-cell-properties fo:padding="0.0382in" fo:border-left="0.05pt solid #000000" fo:border-right="none" fo:border-top="none" fo:border-bottom="0.05pt solid #000000"/>
    </style:style>
    <style:style style:name="武器.I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2" style:family="table">
      <style:table-properties style:width="6.6931in" table:align="margins"/>
    </style:style>
    <style:style style:name="表格2.A" style:family="table-column">
      <style:table-column-properties style:column-width="0.3785in" style:rel-column-width="3705*"/>
    </style:style>
    <style:style style:name="表格2.B" style:family="table-column">
      <style:table-column-properties style:column-width="0.625in" style:rel-column-width="6119*"/>
    </style:style>
    <style:style style:name="表格2.C" style:family="table-column">
      <style:table-column-properties style:column-width="0.8618in" style:rel-column-width="8438*"/>
    </style:style>
    <style:style style:name="表格2.D" style:family="table-column">
      <style:table-column-properties style:column-width="0.8042in" style:rel-column-width="7873*"/>
    </style:style>
    <style:style style:name="表格2.E" style:family="table-column">
      <style:table-column-properties style:column-width="0.8049in" style:rel-column-width="7880*"/>
    </style:style>
    <style:style style:name="表格2.I" style:family="table-column">
      <style:table-column-properties style:column-width="0.8056in" style:rel-column-width="7887*"/>
    </style:style>
    <style:style style:name="表格2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2.I1" style:family="table-cell">
      <style:table-cell-properties fo:padding="0.0382in" fo:border="0.05pt solid #000000"/>
    </style:style>
    <style:style style:name="表格2.A2" style:family="table-cell">
      <style:table-cell-properties fo:padding="0.0382in" fo:border-left="0.05pt solid #000000" fo:border-right="none" fo:border-top="none" fo:border-bottom="0.05pt solid #000000"/>
    </style:style>
    <style:style style:name="表格2.I2" style:family="table-cell">
      <style:table-cell-properties fo:padding="0.0382in" fo:border-left="0.05pt solid #000000" fo:border-right="0.05pt solid #000000" fo:border-top="none" fo:border-bottom="0.05pt solid #000000"/>
    </style:style>
    <style:style style:name="頭部" style:family="table">
      <style:table-properties style:width="6.6813in" table:align="left"/>
    </style:style>
    <style:style style:name="頭部.A" style:family="table-column">
      <style:table-column-properties style:column-width="0.3785in"/>
    </style:style>
    <style:style style:name="頭部.B" style:family="table-column">
      <style:table-column-properties style:column-width="0.625in"/>
    </style:style>
    <style:style style:name="頭部.C" style:family="table-column">
      <style:table-column-properties style:column-width="0.8111in"/>
    </style:style>
    <style:style style:name="頭部.A1" style:family="table-cell">
      <style:table-cell-properties fo:padding="0.0382in" fo:border-left="0.05pt solid #000000" fo:border-right="none" fo:border-top="0.05pt solid #000000" fo:border-bottom="none"/>
    </style:style>
    <style:style style:name="頭部.I1" style:family="table-cell">
      <style:table-cell-properties fo:padding="0.0382in" fo:border-left="0.05pt solid #000000" fo:border-right="0.05pt solid #000000" fo:border-top="0.05pt solid #000000" fo:border-bottom="none"/>
    </style:style>
    <style:style style:name="頭部.A2" style:family="table-cell">
      <style:table-cell-properties fo:padding="0.0382in" fo:border-left="0.05pt solid #000000" fo:border-right="none" fo:border-top="none" fo:border-bottom="none"/>
    </style:style>
    <style:style style:name="頭部.I2" style:family="table-cell">
      <style:table-cell-properties fo:padding="0.0382in" fo:border-left="0.05pt solid #000000" fo:border-right="0.05pt solid #000000" fo:border-top="none" fo:border-bottom="none"/>
    </style:style>
    <style:style style:name="頭部.A15" style:family="table-cell">
      <style:table-cell-properties fo:padding="0.0382in" fo:border-left="0.05pt solid #000000" fo:border-right="none" fo:border-top="none" fo:border-bottom="0.05pt solid #000000"/>
    </style:style>
    <style:style style:name="頭部.I15" style:family="table-cell">
      <style:table-cell-properties fo:padding="0.0382in" fo:border-left="0.05pt solid #000000" fo:border-right="0.05pt solid #000000" fo:border-top="none" fo:border-bottom="0.05pt solid #000000"/>
    </style:style>
    <style:style style:name="項鍊" style:family="table">
      <style:table-properties style:width="6.6931in" table:align="margins"/>
    </style:style>
    <style:style style:name="項鍊.A" style:family="table-column">
      <style:table-column-properties style:column-width="0.7438in" style:rel-column-width="7281*"/>
    </style:style>
    <style:style style:name="項鍊.I" style:family="table-column">
      <style:table-column-properties style:column-width="0.7444in" style:rel-column-width="7287*"/>
    </style:style>
    <style:style style:name="項鍊.A1" style:family="table-cell">
      <style:table-cell-properties fo:padding="0.0382in" fo:border-left="0.05pt solid #000000" fo:border-right="none" fo:border-top="0.05pt solid #000000" fo:border-bottom="0.05pt solid #000000"/>
    </style:style>
    <style:style style:name="項鍊.I1" style:family="table-cell">
      <style:table-cell-properties fo:padding="0.0382in" fo:border="0.05pt solid #000000"/>
    </style:style>
    <style:style style:name="身體" style:family="table">
      <style:table-properties style:width="6.6931in" table:align="margins"/>
    </style:style>
    <style:style style:name="身體.A" style:family="table-column">
      <style:table-column-properties style:column-width="0.7438in" style:rel-column-width="7281*"/>
    </style:style>
    <style:style style:name="身體.I" style:family="table-column">
      <style:table-column-properties style:column-width="0.7444in" style:rel-column-width="7287*"/>
    </style:style>
    <style:style style:name="身體.A1" style:family="table-cell">
      <style:table-cell-properties fo:padding="0.0382in" fo:border-left="0.05pt solid #000000" fo:border-right="none" fo:border-top="0.05pt solid #000000" fo:border-bottom="0.05pt solid #000000"/>
    </style:style>
    <style:style style:name="身體.I1" style:family="table-cell">
      <style:table-cell-properties fo:padding="0.0382in" fo:border="0.05pt solid #000000"/>
    </style:style>
    <style:style style:name="身體.A2" style:family="table-cell">
      <style:table-cell-properties fo:padding="0.0382in" fo:border-left="0.05pt solid #000000" fo:border-right="none" fo:border-top="none" fo:border-bottom="0.05pt solid #000000"/>
    </style:style>
    <style:style style:name="身體.I2" style:family="table-cell">
      <style:table-cell-properties fo:padding="0.0382in" fo:border-left="0.05pt solid #000000" fo:border-right="0.05pt solid #000000" fo:border-top="none" fo:border-bottom="0.05pt solid #000000"/>
    </style:style>
    <style:style style:name="背部" style:family="table">
      <style:table-properties style:width="6.6833in" table:align="left"/>
    </style:style>
    <style:style style:name="背部.A" style:family="table-column">
      <style:table-column-properties style:column-width="1.1139in"/>
    </style:style>
    <style:style style:name="背部.A1" style:family="table-cell">
      <style:table-cell-properties fo:padding="0.0382in" fo:border-left="0.05pt solid #000000" fo:border-right="none" fo:border-top="0.05pt solid #000000" fo:border-bottom="0.05pt solid #000000"/>
    </style:style>
    <style:style style:name="背部.F1" style:family="table-cell">
      <style:table-cell-properties fo:padding="0.0382in" fo:border="0.05pt solid #000000"/>
    </style:style>
    <style:style style:name="背部.A2" style:family="table-cell">
      <style:table-cell-properties fo:padding="0.0382in" fo:border-left="0.05pt solid #000000" fo:border-right="none" fo:border-top="none" fo:border-bottom="0.05pt solid #000000"/>
    </style:style>
    <style:style style:name="背部.F2" style:family="table-cell">
      <style:table-cell-properties fo:padding="0.0382in" fo:border-left="0.05pt solid #000000" fo:border-right="0.05pt solid #000000" fo:border-top="none" fo:border-bottom="0.05pt solid #000000"/>
    </style:style>
    <style:style style:name="手指" style:family="table">
      <style:table-properties style:width="6.6931in" table:align="margins"/>
    </style:style>
    <style:style style:name="手指.A" style:family="table-column">
      <style:table-column-properties style:column-width="0.7438in" style:rel-column-width="7281*"/>
    </style:style>
    <style:style style:name="手指.I" style:family="table-column">
      <style:table-column-properties style:column-width="0.7444in" style:rel-column-width="7287*"/>
    </style:style>
    <style:style style:name="手指.A1" style:family="table-cell">
      <style:table-cell-properties fo:padding="0.0382in" fo:border-left="0.05pt solid #000000" fo:border-right="none" fo:border-top="0.05pt solid #000000" fo:border-bottom="0.05pt solid #000000"/>
    </style:style>
    <style:style style:name="手指.I1" style:family="table-cell">
      <style:table-cell-properties fo:padding="0.0382in" fo:border="0.05pt solid #000000"/>
    </style:style>
    <style:style style:name="表格1" style:family="table">
      <style:table-properties style:width="6.6833in" table:align="left"/>
    </style:style>
    <style:style style:name="表格1.A" style:family="table-column">
      <style:table-column-properties style:column-width="1.1139in"/>
    </style:style>
    <style:style style:name="表格1.1" style:family="table-row">
      <style:table-row-properties style:min-row-height="0.4354in"/>
    </style:style>
    <style:style style:name="表格1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1.F1" style:family="table-cell">
      <style:table-cell-properties fo:padding="0.0382in" fo:border="0.05pt solid #000000"/>
    </style:style>
    <style:style style:name="表格1.A2" style:family="table-cell">
      <style:table-cell-properties fo:padding="0.0382in" fo:border-left="0.05pt solid #000000" fo:border-right="none" fo:border-top="none" fo:border-bottom="0.05pt solid #000000"/>
    </style:style>
    <style:style style:name="表格1.F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3" style:family="table">
      <style:table-properties style:width="6.6931in" table:align="margins"/>
    </style:style>
    <style:style style:name="表格3.A" style:family="table-column">
      <style:table-column-properties style:column-width="0.6688in" style:rel-column-width="6548*"/>
    </style:style>
    <style:style style:name="表格3.B" style:family="table-column">
      <style:table-column-properties style:column-width="0.6694in" style:rel-column-width="6554*"/>
    </style:style>
    <style:style style:name="表格3.E" style:family="table-column">
      <style:table-column-properties style:column-width="0.6694in" style:rel-column-width="6555*"/>
    </style:style>
    <style:style style:name="表格3.I" style:family="table-column">
      <style:table-column-properties style:column-width="0.6694in" style:rel-column-width="6553*"/>
    </style:style>
    <style:style style:name="表格3.J" style:family="table-column">
      <style:table-column-properties style:column-width="0.6701in" style:rel-column-width="6560*"/>
    </style:style>
    <style:style style:name="表格3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3.J1" style:family="table-cell">
      <style:table-cell-properties fo:padding="0.0382in" fo:border="0.05pt solid #000000"/>
    </style:style>
    <style:style style:name="表格3.A2" style:family="table-cell">
      <style:table-cell-properties fo:padding="0.0382in" fo:border-left="0.05pt solid #000000" fo:border-right="none" fo:border-top="none" fo:border-bottom="0.05pt solid #000000"/>
    </style:style>
    <style:style style:name="表格3.J2" style:family="table-cell">
      <style:table-cell-properties fo:padding="0.0382in" fo:border-left="0.05pt solid #000000" fo:border-right="0.05pt solid #000000" fo:border-top="none" fo:border-bottom="0.05pt solid #000000"/>
    </style:style>
    <style:style style:name="裝飾品" style:family="table">
      <style:table-properties style:width="6.6931in" table:align="margins"/>
    </style:style>
    <style:style style:name="裝飾品.A" style:family="table-column">
      <style:table-column-properties style:column-width="0.6688in" style:rel-column-width="6548*"/>
    </style:style>
    <style:style style:name="裝飾品.B" style:family="table-column">
      <style:table-column-properties style:column-width="0.6694in" style:rel-column-width="6554*"/>
    </style:style>
    <style:style style:name="裝飾品.J" style:family="table-column">
      <style:table-column-properties style:column-width="0.6708in" style:rel-column-width="6567*"/>
    </style:style>
    <style:style style:name="裝飾品.A1" style:family="table-cell">
      <style:table-cell-properties fo:padding="0.0382in" fo:border-left="0.05pt solid #000000" fo:border-right="none" fo:border-top="0.05pt solid #000000" fo:border-bottom="0.05pt solid #000000"/>
    </style:style>
    <style:style style:name="裝飾品.J1" style:family="table-cell">
      <style:table-cell-properties fo:padding="0.0382in" fo:border="0.05pt solid #000000"/>
    </style:style>
    <style:style style:name="裝飾品.A2" style:family="table-cell">
      <style:table-cell-properties fo:padding="0.0382in" fo:border-left="0.05pt solid #000000" fo:border-right="none" fo:border-top="none" fo:border-bottom="0.05pt solid #000000"/>
    </style:style>
    <style:style style:name="裝飾品.J2" style:family="table-cell">
      <style:table-cell-properties fo:padding="0.0382in" fo:border-left="0.05pt solid #000000" fo:border-right="0.05pt solid #000000" fo:border-top="none" fo:border-bottom="0.05pt solid #000000"/>
    </style:style>
    <style:style style:name="裝飾品.3" style:family="table-row">
      <style:table-row-properties style:min-row-height="0.2924in"/>
    </style:style>
    <style:style style:name="消耗品" style:family="table">
      <style:table-properties style:width="6.6931in" table:align="margins"/>
    </style:style>
    <style:style style:name="消耗品.A" style:family="table-column">
      <style:table-column-properties style:column-width="0.6694in" style:rel-column-width="6553*"/>
    </style:style>
    <style:style style:name="消耗品.J" style:family="table-column">
      <style:table-column-properties style:column-width="0.6694in" style:rel-column-width="6558*"/>
    </style:style>
    <style:style style:name="消耗品.A1" style:family="table-cell">
      <style:table-cell-properties fo:padding="0.0382in" fo:border-left="0.05pt solid #000000" fo:border-right="none" fo:border-top="0.05pt solid #000000" fo:border-bottom="0.05pt solid #000000"/>
    </style:style>
    <style:style style:name="消耗品.J1" style:family="table-cell">
      <style:table-cell-properties fo:padding="0.0382in" fo:border="0.05pt solid #000000"/>
    </style:style>
    <style:style style:name="消耗品.A2" style:family="table-cell">
      <style:table-cell-properties fo:padding="0.0382in" fo:border-left="0.05pt solid #000000" fo:border-right="none" fo:border-top="none" fo:border-bottom="0.05pt solid #000000"/>
    </style:style>
    <style:style style:name="消耗品.J2" style:family="table-cell">
      <style:table-cell-properties fo:padding="0.0382in" fo:border-left="0.05pt solid #000000" fo:border-right="0.05pt solid #000000" fo:border-top="none" fo:border-bottom="0.05pt solid #000000"/>
    </style:style>
    <style:style style:name="特殊" style:family="table">
      <style:table-properties style:width="6.6931in" table:align="margins"/>
    </style:style>
    <style:style style:name="特殊.A" style:family="table-column">
      <style:table-column-properties style:column-width="0.6681in" style:rel-column-width="6541*"/>
    </style:style>
    <style:style style:name="特殊.B" style:family="table-column">
      <style:table-column-properties style:column-width="0.6694in" style:rel-column-width="6554*"/>
    </style:style>
    <style:style style:name="特殊.F" style:family="table-column">
      <style:table-column-properties style:column-width="0.6688in" style:rel-column-width="6548*"/>
    </style:style>
    <style:style style:name="特殊.J" style:family="table-column">
      <style:table-column-properties style:column-width="0.6708in" style:rel-column-width="6568*"/>
    </style:style>
    <style:style style:name="特殊.A1" style:family="table-cell">
      <style:table-cell-properties fo:padding="0.0382in" fo:border-left="0.05pt solid #000000" fo:border-right="none" fo:border-top="0.05pt solid #000000" fo:border-bottom="0.05pt solid #000000"/>
    </style:style>
    <style:style style:name="特殊.J1" style:family="table-cell">
      <style:table-cell-properties fo:padding="0.0382in" fo:border="0.05pt solid #000000"/>
    </style:style>
    <style:style style:name="特殊.A2" style:family="table-cell">
      <style:table-cell-properties fo:padding="0.0382in" fo:border-left="0.05pt solid #000000" fo:border-right="none" fo:border-top="none" fo:border-bottom="0.05pt solid #000000"/>
    </style:style>
    <style:style style:name="特殊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文泉驛等寬正黑" style:font-name-asian="文泉驛等寬正黑"/>
    </style:style>
    <style:style style:name="P2" style:family="paragraph" style:parent-style-name="Standard">
      <style:text-properties style:font-name="文泉驛等寬正黑" officeooo:rsid="00188b9c" officeooo:paragraph-rsid="00188b9c" style:font-name-asian="文泉驛等寬正黑"/>
    </style:style>
    <style:style style:name="P3" style:family="paragraph" style:parent-style-name="Standard">
      <style:text-properties style:font-name="文泉驛等寬正黑" officeooo:paragraph-rsid="003e9757" style:font-name-asian="文泉驛等寬正黑"/>
    </style:style>
    <style:style style:name="P4" style:family="paragraph" style:parent-style-name="Standard">
      <style:text-properties style:font-name="文泉驛等寬正黑" officeooo:rsid="002326b2" officeooo:paragraph-rsid="002326b2" style:font-name-asian="文泉驛等寬正黑"/>
    </style:style>
    <style:style style:name="P5" style:family="paragraph" style:parent-style-name="Standard">
      <style:text-properties style:font-name="文泉驛等寬正黑" officeooo:rsid="002326b2" officeooo:paragraph-rsid="00451cad" style:font-name-asian="文泉驛等寬正黑"/>
    </style:style>
    <style:style style:name="P6" style:family="paragraph" style:parent-style-name="Standard">
      <style:text-properties style:font-name="文泉驛等寬正黑" officeooo:rsid="00451cad" officeooo:paragraph-rsid="00451cad" style:font-name-asian="文泉驛等寬正黑"/>
    </style:style>
    <style:style style:name="P7" style:family="paragraph" style:parent-style-name="Text_20_body">
      <style:text-properties style:font-name="文泉驛等寬正黑" style:font-name-asian="文泉驛等寬正黑"/>
    </style:style>
    <style:style style:name="P8" style:family="paragraph" style:parent-style-name="Table_20_Contents">
      <style:text-properties style:font-name="文泉驛等寬正黑" style:font-name-asian="文泉驛等寬正黑"/>
    </style:style>
    <style:style style:name="P9" style:family="paragraph" style:parent-style-name="Table_20_Contents">
      <style:text-properties style:font-name="文泉驛等寬正黑" officeooo:rsid="00150e8b" officeooo:paragraph-rsid="00150e8b" style:font-name-asian="文泉驛等寬正黑"/>
    </style:style>
    <style:style style:name="P10" style:family="paragraph" style:parent-style-name="Table_20_Contents">
      <style:text-properties style:font-name="文泉驛等寬正黑" officeooo:rsid="00150e8b" officeooo:paragraph-rsid="0026195e" style:font-name-asian="文泉驛等寬正黑"/>
    </style:style>
    <style:style style:name="P11" style:family="paragraph" style:parent-style-name="Table_20_Contents">
      <style:text-properties style:font-name="文泉驛等寬正黑" officeooo:rsid="00150e8b" officeooo:paragraph-rsid="002a4701" style:font-name-asian="文泉驛等寬正黑"/>
    </style:style>
    <style:style style:name="P12" style:family="paragraph" style:parent-style-name="Table_20_Contents">
      <style:text-properties style:font-name="文泉驛等寬正黑" officeooo:rsid="00150e8b" officeooo:paragraph-rsid="002ff635" style:font-name-asian="文泉驛等寬正黑"/>
    </style:style>
    <style:style style:name="P13" style:family="paragraph" style:parent-style-name="Table_20_Contents">
      <style:text-properties style:font-name="文泉驛等寬正黑" officeooo:rsid="00150e8b" officeooo:paragraph-rsid="0030fc84" style:font-name-asian="文泉驛等寬正黑"/>
    </style:style>
    <style:style style:name="P14" style:family="paragraph" style:parent-style-name="Table_20_Contents">
      <style:text-properties style:font-name="文泉驛等寬正黑" officeooo:rsid="00150e8b" officeooo:paragraph-rsid="00451cad" style:font-name-asian="文泉驛等寬正黑"/>
    </style:style>
    <style:style style:name="P15" style:family="paragraph" style:parent-style-name="Table_20_Contents">
      <style:text-properties style:font-name="文泉驛等寬正黑" officeooo:rsid="00150e8b" officeooo:paragraph-rsid="004588eb" style:font-name-asian="文泉驛等寬正黑"/>
    </style:style>
    <style:style style:name="P16" style:family="paragraph" style:parent-style-name="Table_20_Contents">
      <style:text-properties style:font-name="文泉驛等寬正黑" officeooo:paragraph-rsid="0009466c" style:font-name-asian="文泉驛等寬正黑"/>
    </style:style>
    <style:style style:name="P17" style:family="paragraph" style:parent-style-name="Table_20_Contents">
      <style:text-properties style:font-name="文泉驛等寬正黑" officeooo:paragraph-rsid="00118701" style:font-name-asian="文泉驛等寬正黑"/>
    </style:style>
    <style:style style:name="P18" style:family="paragraph" style:parent-style-name="Table_20_Contents">
      <style:text-properties style:font-name="文泉驛等寬正黑" officeooo:rsid="0015a278" officeooo:paragraph-rsid="0015a278" style:font-name-asian="文泉驛等寬正黑"/>
    </style:style>
    <style:style style:name="P19" style:family="paragraph" style:parent-style-name="Table_20_Contents">
      <style:text-properties style:font-name="文泉驛等寬正黑" officeooo:rsid="0015a278" officeooo:paragraph-rsid="0026195e" style:font-name-asian="文泉驛等寬正黑"/>
    </style:style>
    <style:style style:name="P20" style:family="paragraph" style:parent-style-name="Table_20_Contents">
      <style:text-properties style:font-name="文泉驛等寬正黑" officeooo:rsid="0015a278" officeooo:paragraph-rsid="00451cad" style:font-name-asian="文泉驛等寬正黑"/>
    </style:style>
    <style:style style:name="P21" style:family="paragraph" style:parent-style-name="Table_20_Contents">
      <style:text-properties style:font-name="文泉驛等寬正黑" officeooo:paragraph-rsid="0015a278" style:font-name-asian="文泉驛等寬正黑"/>
    </style:style>
    <style:style style:name="P22" style:family="paragraph" style:parent-style-name="Table_20_Contents">
      <style:text-properties style:font-name="文泉驛等寬正黑" officeooo:rsid="0016a4d4" officeooo:paragraph-rsid="0016a4d4" style:font-name-asian="文泉驛等寬正黑"/>
    </style:style>
    <style:style style:name="P23" style:family="paragraph" style:parent-style-name="Table_20_Contents">
      <style:text-properties style:font-name="文泉驛等寬正黑" officeooo:rsid="0016a4d4" officeooo:paragraph-rsid="0028ce12" style:font-name-asian="文泉驛等寬正黑"/>
    </style:style>
    <style:style style:name="P24" style:family="paragraph" style:parent-style-name="Table_20_Contents">
      <style:text-properties style:font-name="文泉驛等寬正黑" officeooo:rsid="00188b9c" officeooo:paragraph-rsid="00188b9c" style:font-name-asian="文泉驛等寬正黑"/>
    </style:style>
    <style:style style:name="P25" style:family="paragraph" style:parent-style-name="Table_20_Contents">
      <style:text-properties style:font-name="文泉驛等寬正黑" officeooo:rsid="00188b9c" officeooo:paragraph-rsid="0037fef3" style:font-name-asian="文泉驛等寬正黑"/>
    </style:style>
    <style:style style:name="P26" style:family="paragraph" style:parent-style-name="Table_20_Contents">
      <style:text-properties style:font-name="文泉驛等寬正黑" officeooo:rsid="00198081" officeooo:paragraph-rsid="00198081" style:font-name-asian="文泉驛等寬正黑"/>
    </style:style>
    <style:style style:name="P27" style:family="paragraph" style:parent-style-name="Table_20_Contents">
      <style:text-properties style:font-name="文泉驛等寬正黑" officeooo:rsid="00198081" officeooo:paragraph-rsid="001c0d62" style:font-name-asian="文泉驛等寬正黑"/>
    </style:style>
    <style:style style:name="P28" style:family="paragraph" style:parent-style-name="Table_20_Contents">
      <style:text-properties style:font-name="文泉驛等寬正黑" officeooo:rsid="001a994e" officeooo:paragraph-rsid="001a994e" style:font-name-asian="文泉驛等寬正黑"/>
    </style:style>
    <style:style style:name="P29" style:family="paragraph" style:parent-style-name="Table_20_Contents">
      <style:text-properties style:font-name="文泉驛等寬正黑" officeooo:rsid="001cdf16" officeooo:paragraph-rsid="001cdf16" style:font-name-asian="文泉驛等寬正黑"/>
    </style:style>
    <style:style style:name="P30" style:family="paragraph" style:parent-style-name="Table_20_Contents">
      <style:text-properties style:font-name="文泉驛等寬正黑" officeooo:rsid="001fadaa" officeooo:paragraph-rsid="001a994e" style:font-name-asian="文泉驛等寬正黑"/>
    </style:style>
    <style:style style:name="P31" style:family="paragraph" style:parent-style-name="Table_20_Contents">
      <style:text-properties style:font-name="文泉驛等寬正黑" officeooo:rsid="002326b2" officeooo:paragraph-rsid="002326b2" style:font-name-asian="文泉驛等寬正黑"/>
    </style:style>
    <style:style style:name="P32" style:family="paragraph" style:parent-style-name="Table_20_Contents">
      <style:text-properties style:font-name="文泉驛等寬正黑" officeooo:rsid="002326b2" officeooo:paragraph-rsid="0026195e" style:font-name-asian="文泉驛等寬正黑"/>
    </style:style>
    <style:style style:name="P33" style:family="paragraph" style:parent-style-name="Table_20_Contents">
      <style:text-properties style:font-name="文泉驛等寬正黑" officeooo:rsid="002326b2" officeooo:paragraph-rsid="00451cad" style:font-name-asian="文泉驛等寬正黑"/>
    </style:style>
    <style:style style:name="P34" style:family="paragraph" style:parent-style-name="Table_20_Contents">
      <style:text-properties style:font-name="文泉驛等寬正黑" officeooo:rsid="002326b2" officeooo:paragraph-rsid="004588eb" style:font-name-asian="文泉驛等寬正黑"/>
    </style:style>
    <style:style style:name="P35" style:family="paragraph" style:parent-style-name="Table_20_Contents">
      <style:text-properties style:font-name="文泉驛等寬正黑" officeooo:rsid="002326b2" officeooo:paragraph-rsid="004ae186" style:font-name-asian="文泉驛等寬正黑"/>
    </style:style>
    <style:style style:name="P36" style:family="paragraph" style:parent-style-name="Table_20_Contents">
      <style:text-properties style:font-name="文泉驛等寬正黑" officeooo:rsid="0028ce12" officeooo:paragraph-rsid="0028ce12" style:font-name-asian="文泉驛等寬正黑"/>
    </style:style>
    <style:style style:name="P37" style:family="paragraph" style:parent-style-name="Table_20_Contents">
      <style:text-properties style:font-name="文泉驛等寬正黑" officeooo:rsid="0028ce12" officeooo:paragraph-rsid="002a27c6" style:font-name-asian="文泉驛等寬正黑"/>
    </style:style>
    <style:style style:name="P38" style:family="paragraph" style:parent-style-name="Table_20_Contents">
      <style:text-properties style:font-name="文泉驛等寬正黑" officeooo:rsid="0028ce12" officeooo:paragraph-rsid="00451cad" style:font-name-asian="文泉驛等寬正黑"/>
    </style:style>
    <style:style style:name="P39" style:family="paragraph" style:parent-style-name="Table_20_Contents">
      <style:text-properties style:font-name="文泉驛等寬正黑" officeooo:rsid="002a4701" officeooo:paragraph-rsid="002a4701" style:font-name-asian="文泉驛等寬正黑"/>
    </style:style>
    <style:style style:name="P40" style:family="paragraph" style:parent-style-name="Table_20_Contents">
      <style:text-properties style:font-name="文泉驛等寬正黑" officeooo:rsid="002ff635" officeooo:paragraph-rsid="002ff635" style:font-name-asian="文泉驛等寬正黑"/>
    </style:style>
    <style:style style:name="P41" style:family="paragraph" style:parent-style-name="Table_20_Contents">
      <style:text-properties style:font-name="文泉驛等寬正黑" officeooo:rsid="0030fc84" officeooo:paragraph-rsid="0030fc84" style:font-name-asian="文泉驛等寬正黑"/>
    </style:style>
    <style:style style:name="P42" style:family="paragraph" style:parent-style-name="Table_20_Contents">
      <style:text-properties style:font-name="文泉驛等寬正黑" officeooo:rsid="0031cad9" officeooo:paragraph-rsid="0031cad9" style:font-name-asian="文泉驛等寬正黑"/>
    </style:style>
    <style:style style:name="P43" style:family="paragraph" style:parent-style-name="Table_20_Contents">
      <style:text-properties style:font-name="文泉驛等寬正黑" officeooo:rsid="0033468f" officeooo:paragraph-rsid="0033468f" style:font-name-asian="文泉驛等寬正黑"/>
    </style:style>
    <style:style style:name="P44" style:family="paragraph" style:parent-style-name="Table_20_Contents">
      <style:text-properties style:font-name="文泉驛等寬正黑" officeooo:rsid="0033a1c7" officeooo:paragraph-rsid="0033a1c7" style:font-name-asian="文泉驛等寬正黑"/>
    </style:style>
    <style:style style:name="P45" style:family="paragraph" style:parent-style-name="Table_20_Contents">
      <style:text-properties style:font-name="文泉驛等寬正黑" officeooo:rsid="0034730d" officeooo:paragraph-rsid="0034730d" style:font-name-asian="文泉驛等寬正黑"/>
    </style:style>
    <style:style style:name="P46" style:family="paragraph" style:parent-style-name="Table_20_Contents">
      <style:text-properties style:font-name="文泉驛等寬正黑" officeooo:paragraph-rsid="00366c33" style:font-name-asian="文泉驛等寬正黑"/>
    </style:style>
    <style:style style:name="P47" style:family="paragraph" style:parent-style-name="Table_20_Contents">
      <style:text-properties style:font-name="文泉驛等寬正黑" officeooo:paragraph-rsid="00378ce0" style:font-name-asian="文泉驛等寬正黑"/>
    </style:style>
    <style:style style:name="P48" style:family="paragraph" style:parent-style-name="Table_20_Contents">
      <style:text-properties style:font-name="文泉驛等寬正黑" officeooo:paragraph-rsid="0037c8e1" style:font-name-asian="文泉驛等寬正黑"/>
    </style:style>
    <style:style style:name="P49" style:family="paragraph" style:parent-style-name="Table_20_Contents">
      <style:text-properties style:font-name="文泉驛等寬正黑" officeooo:rsid="00390827" officeooo:paragraph-rsid="00390827" style:font-name-asian="文泉驛等寬正黑"/>
    </style:style>
    <style:style style:name="P50" style:family="paragraph" style:parent-style-name="Table_20_Contents">
      <style:text-properties style:font-name="文泉驛等寬正黑" officeooo:paragraph-rsid="0039de88" style:font-name-asian="文泉驛等寬正黑"/>
    </style:style>
    <style:style style:name="P51" style:family="paragraph" style:parent-style-name="Table_20_Contents">
      <style:text-properties style:font-name="文泉驛等寬正黑" officeooo:paragraph-rsid="003d7493" style:font-name-asian="文泉驛等寬正黑"/>
    </style:style>
    <style:style style:name="P52" style:family="paragraph" style:parent-style-name="Table_20_Contents">
      <style:text-properties style:font-name="文泉驛等寬正黑" officeooo:paragraph-rsid="003e9757" style:font-name-asian="文泉驛等寬正黑"/>
    </style:style>
    <style:style style:name="P53" style:family="paragraph" style:parent-style-name="Table_20_Contents">
      <style:text-properties style:font-name="文泉驛等寬正黑" officeooo:rsid="003e9757" officeooo:paragraph-rsid="003e9757" style:font-name-asian="文泉驛等寬正黑"/>
    </style:style>
    <style:style style:name="P54" style:family="paragraph" style:parent-style-name="Table_20_Contents">
      <style:text-properties style:font-name="文泉驛等寬正黑" officeooo:rsid="003e9757" officeooo:paragraph-rsid="003ee18b" style:font-name-asian="文泉驛等寬正黑"/>
    </style:style>
    <style:style style:name="P55" style:family="paragraph" style:parent-style-name="Table_20_Contents">
      <style:text-properties style:font-name="文泉驛等寬正黑" officeooo:rsid="003e9757" officeooo:paragraph-rsid="003fadb9" style:font-name-asian="文泉驛等寬正黑"/>
    </style:style>
    <style:style style:name="P56" style:family="paragraph" style:parent-style-name="Table_20_Contents">
      <style:text-properties style:font-name="文泉驛等寬正黑" officeooo:rsid="003ee18b" officeooo:paragraph-rsid="003ee18b" style:font-name-asian="文泉驛等寬正黑"/>
    </style:style>
    <style:style style:name="P57" style:family="paragraph" style:parent-style-name="Table_20_Contents">
      <style:text-properties style:font-name="文泉驛等寬正黑" officeooo:rsid="003ee18b" officeooo:paragraph-rsid="003fadb9" style:font-name-asian="文泉驛等寬正黑"/>
    </style:style>
    <style:style style:name="P58" style:family="paragraph" style:parent-style-name="Table_20_Contents">
      <style:text-properties style:font-name="文泉驛等寬正黑" officeooo:paragraph-rsid="003ee18b" style:font-name-asian="文泉驛等寬正黑"/>
    </style:style>
    <style:style style:name="P59" style:family="paragraph" style:parent-style-name="Table_20_Contents">
      <style:text-properties style:font-name="文泉驛等寬正黑" officeooo:rsid="003f0e74" officeooo:paragraph-rsid="003f0e74" style:font-name-asian="文泉驛等寬正黑"/>
    </style:style>
    <style:style style:name="P60" style:family="paragraph" style:parent-style-name="Table_20_Contents">
      <style:text-properties style:font-name="文泉驛等寬正黑" officeooo:rsid="003f0e74" officeooo:paragraph-rsid="003fadb9" style:font-name-asian="文泉驛等寬正黑"/>
    </style:style>
    <style:style style:name="P61" style:family="paragraph" style:parent-style-name="Table_20_Contents">
      <style:text-properties style:font-name="文泉驛等寬正黑" officeooo:rsid="0037fef3" officeooo:paragraph-rsid="00188b9c" style:font-name-asian="文泉驛等寬正黑"/>
    </style:style>
    <style:style style:name="P62" style:family="paragraph" style:parent-style-name="Table_20_Contents">
      <style:text-properties style:font-name="文泉驛等寬正黑" officeooo:rsid="003fadb9" officeooo:paragraph-rsid="003fadb9" style:font-name-asian="文泉驛等寬正黑"/>
    </style:style>
    <style:style style:name="P63" style:family="paragraph" style:parent-style-name="Table_20_Contents">
      <style:text-properties style:font-name="文泉驛等寬正黑" officeooo:rsid="004042a4" officeooo:paragraph-rsid="004042a4" style:font-name-asian="文泉驛等寬正黑"/>
    </style:style>
    <style:style style:name="P64" style:family="paragraph" style:parent-style-name="Table_20_Contents">
      <style:text-properties style:font-name="文泉驛等寬正黑" officeooo:paragraph-rsid="00416b94" style:font-name-asian="文泉驛等寬正黑"/>
    </style:style>
    <style:style style:name="P65" style:family="paragraph" style:parent-style-name="Table_20_Contents">
      <style:text-properties style:font-name="文泉驛等寬正黑" officeooo:rsid="00451cad" officeooo:paragraph-rsid="00451cad" style:font-name-asian="文泉驛等寬正黑"/>
    </style:style>
    <style:style style:name="P66" style:family="paragraph" style:parent-style-name="Table_20_Contents">
      <style:text-properties style:font-name="文泉驛等寬正黑" officeooo:paragraph-rsid="00451cad" style:font-name-asian="文泉驛等寬正黑"/>
    </style:style>
    <style:style style:name="P67" style:family="paragraph" style:parent-style-name="Table_20_Contents">
      <style:text-properties style:font-name="文泉驛等寬正黑" fo:font-size="10pt" style:font-name-asian="文泉驛等寬正黑" style:font-size-asian="10pt" style:font-size-complex="10pt"/>
    </style:style>
    <style:style style:name="P68" style:family="paragraph" style:parent-style-name="Table_20_Contents">
      <style:text-properties style:font-name="文泉驛等寬正黑" fo:font-size="10pt" officeooo:rsid="00150e8b" officeooo:paragraph-rsid="002326b2" style:font-name-asian="文泉驛等寬正黑" style:font-size-asian="10pt" style:font-size-complex="10pt"/>
    </style:style>
    <style:style style:name="P69" style:family="paragraph" style:parent-style-name="Table_20_Contents">
      <style:text-properties style:font-name="文泉驛等寬正黑" fo:font-size="10pt" officeooo:rsid="00150e8b" officeooo:paragraph-rsid="002ff635" style:font-name-asian="文泉驛等寬正黑" style:font-size-asian="10pt" style:font-size-complex="10pt"/>
    </style:style>
    <style:style style:name="P70" style:family="paragraph" style:parent-style-name="Table_20_Contents">
      <style:text-properties style:font-name="文泉驛等寬正黑" fo:font-size="10pt" officeooo:rsid="00214010" officeooo:paragraph-rsid="00214010" style:font-name-asian="文泉驛等寬正黑" style:font-size-asian="10pt" style:font-size-complex="10pt"/>
    </style:style>
    <style:style style:name="P71" style:family="paragraph" style:parent-style-name="Table_20_Contents">
      <style:text-properties style:font-name="文泉驛等寬正黑" fo:font-size="10pt" officeooo:rsid="002326b2" officeooo:paragraph-rsid="002326b2" style:font-name-asian="文泉驛等寬正黑" style:font-size-asian="10pt" style:font-size-complex="10pt"/>
    </style:style>
    <style:style style:name="P72" style:family="paragraph" style:parent-style-name="Table_20_Contents">
      <style:paragraph-properties>
        <style:drop-cap/>
      </style:paragraph-properties>
      <style:text-properties style:font-name="文泉驛等寬正黑" fo:font-size="10pt" officeooo:rsid="002326b2" officeooo:paragraph-rsid="002326b2" style:font-name-asian="文泉驛等寬正黑" style:font-size-asian="10pt" style:font-size-complex="10pt"/>
    </style:style>
    <style:style style:name="P73" style:family="paragraph" style:parent-style-name="Table_20_Contents">
      <style:text-properties style:font-name="文泉驛等寬正黑" fo:font-size="10pt" officeooo:rsid="0015a278" officeooo:paragraph-rsid="0026195e" style:font-name-asian="文泉驛等寬正黑" style:font-size-asian="10pt" style:font-size-complex="10pt"/>
    </style:style>
    <style:style style:name="P74" style:family="paragraph" style:parent-style-name="Table_20_Contents">
      <style:text-properties style:font-name="文泉驛等寬正黑" fo:font-size="10pt" officeooo:rsid="0015a278" officeooo:paragraph-rsid="002642f9" style:font-name-asian="文泉驛等寬正黑" style:font-size-asian="10pt" style:font-size-complex="10pt"/>
    </style:style>
    <style:style style:name="P75" style:family="paragraph" style:parent-style-name="Table_20_Contents">
      <style:text-properties style:font-name="文泉驛等寬正黑" fo:font-size="10pt" officeooo:rsid="0026195e" officeooo:paragraph-rsid="0026195e" style:font-name-asian="文泉驛等寬正黑" style:font-size-asian="10pt" style:font-size-complex="10pt"/>
    </style:style>
    <style:style style:name="P76" style:family="paragraph" style:parent-style-name="Table_20_Contents">
      <style:text-properties style:font-name="文泉驛等寬正黑" fo:font-size="10pt" officeooo:rsid="0026195e" officeooo:paragraph-rsid="002642f9" style:font-name-asian="文泉驛等寬正黑" style:font-size-asian="10pt" style:font-size-complex="10pt"/>
    </style:style>
    <style:style style:name="P77" style:family="paragraph" style:parent-style-name="Table_20_Contents">
      <style:text-properties style:font-name="文泉驛等寬正黑" fo:font-size="10pt" officeooo:rsid="002642f9" officeooo:paragraph-rsid="002642f9" style:font-name-asian="文泉驛等寬正黑" style:font-size-asian="10pt" style:font-size-complex="10pt"/>
    </style:style>
    <style:style style:name="P78" style:family="paragraph" style:parent-style-name="Table_20_Contents">
      <style:text-properties style:font-name="文泉驛等寬正黑" fo:font-size="10pt" officeooo:rsid="00198081" officeooo:paragraph-rsid="002a27c6" style:font-name-asian="文泉驛等寬正黑" style:font-size-asian="10pt" style:font-size-complex="10pt"/>
    </style:style>
    <style:style style:name="P79" style:family="paragraph" style:parent-style-name="Table_20_Contents">
      <style:text-properties style:font-name="文泉驛等寬正黑" fo:font-size="10pt" officeooo:rsid="001c0d62" officeooo:paragraph-rsid="002a27c6" style:font-name-asian="文泉驛等寬正黑" style:font-size-asian="10pt" style:font-size-complex="10pt"/>
    </style:style>
    <style:style style:name="P80" style:family="paragraph" style:parent-style-name="Table_20_Contents">
      <style:text-properties style:font-name="文泉驛等寬正黑" fo:font-size="10pt" officeooo:rsid="002a27c6" style:font-name-asian="文泉驛等寬正黑" style:font-size-asian="10pt" style:font-size-complex="10pt"/>
    </style:style>
    <style:style style:name="P81" style:family="paragraph" style:parent-style-name="Table_20_Contents">
      <style:text-properties style:font-name="文泉驛等寬正黑" fo:font-size="10pt" officeooo:rsid="002ff635" officeooo:paragraph-rsid="002ff635" style:font-name-asian="文泉驛等寬正黑" style:font-size-asian="10pt" style:font-size-complex="10pt"/>
    </style:style>
    <style:style style:name="P82" style:family="paragraph" style:parent-style-name="Table_20_Contents">
      <style:text-properties style:font-name="文泉驛等寬正黑" fo:font-size="10pt" officeooo:rsid="0031cad9" officeooo:paragraph-rsid="0031cad9" style:font-name-asian="文泉驛等寬正黑" style:font-size-asian="10pt" style:font-size-complex="10pt"/>
    </style:style>
    <style:style style:name="P83" style:family="paragraph" style:parent-style-name="Table_20_Contents">
      <style:text-properties style:font-name="文泉驛等寬正黑" fo:font-size="10pt" officeooo:rsid="00188b9c" officeooo:paragraph-rsid="00188b9c" style:font-name-asian="文泉驛等寬正黑" style:font-size-asian="10pt" style:font-size-complex="10pt"/>
    </style:style>
    <style:style style:name="P84" style:family="paragraph" style:parent-style-name="Table_20_Contents">
      <style:text-properties style:font-name="文泉驛等寬正黑" fo:font-size="10pt" officeooo:rsid="004042a4" officeooo:paragraph-rsid="004042a4" style:font-name-asian="文泉驛等寬正黑" style:font-size-asian="10pt" style:font-size-complex="10pt"/>
    </style:style>
    <style:style style:name="P85" style:family="paragraph" style:parent-style-name="Table_20_Contents">
      <style:text-properties style:font-name="文泉驛等寬正黑" fo:font-size="10pt" officeooo:rsid="0043fa54" officeooo:paragraph-rsid="0043fa54" style:font-name-asian="文泉驛等寬正黑" style:font-size-asian="10pt" style:font-size-complex="10pt"/>
    </style:style>
    <style:style style:name="P86" style:family="paragraph" style:parent-style-name="Table_20_Contents">
      <style:text-properties style:font-name="文泉驛等寬正黑" fo:font-size="9pt" style:font-name-asian="文泉驛等寬正黑" style:font-size-asian="9pt" style:font-size-complex="9pt"/>
    </style:style>
    <style:style style:name="P87" style:family="paragraph" style:parent-style-name="Table_20_Contents">
      <style:text-properties style:font-name="文泉驛等寬正黑" fo:font-size="9pt" officeooo:rsid="0026195e" officeooo:paragraph-rsid="0026195e" style:font-name-asian="文泉驛等寬正黑" style:font-size-asian="9pt" style:font-size-complex="9pt"/>
    </style:style>
    <style:style style:name="P88" style:family="paragraph" style:parent-style-name="Table_20_Contents">
      <style:text-properties style:font-name="文泉驛等寬正黑" fo:font-size="9pt" officeooo:rsid="0016a4d4" officeooo:paragraph-rsid="0028ce12" style:font-name-asian="文泉驛等寬正黑" style:font-size-asian="9pt" style:font-size-complex="9pt"/>
    </style:style>
    <style:style style:name="P89" style:family="paragraph" style:parent-style-name="Table_20_Contents">
      <style:text-properties style:font-name="文泉驛等寬正黑" fo:font-size="9pt" officeooo:rsid="0028ce12" officeooo:paragraph-rsid="0028ce12" style:font-name-asian="文泉驛等寬正黑" style:font-size-asian="9pt" style:font-size-complex="9pt"/>
    </style:style>
    <style:style style:name="P90" style:family="paragraph" style:parent-style-name="Table_20_Contents">
      <style:text-properties style:font-name="文泉驛等寬正黑" fo:font-size="9pt" officeooo:rsid="00150e8b" officeooo:paragraph-rsid="002ff635" style:font-name-asian="文泉驛等寬正黑" style:font-size-asian="9pt" style:font-size-complex="9pt"/>
    </style:style>
    <style:style style:name="P91" style:family="paragraph" style:parent-style-name="Table_20_Contents">
      <style:text-properties style:font-name="文泉驛等寬正黑" fo:font-size="9pt" officeooo:rsid="002ff635" officeooo:paragraph-rsid="002ff635" style:font-name-asian="文泉驛等寬正黑" style:font-size-asian="9pt" style:font-size-complex="9pt"/>
    </style:style>
    <style:style style:name="P92" style:family="paragraph" style:parent-style-name="Table_20_Contents">
      <style:text-properties style:font-name="文泉驛等寬正黑" fo:font-size="9pt" officeooo:rsid="00188b9c" officeooo:paragraph-rsid="00188b9c" style:font-name-asian="文泉驛等寬正黑" style:font-size-asian="9pt" style:font-size-complex="9pt"/>
    </style:style>
    <style:style style:name="P93" style:family="paragraph" style:parent-style-name="Table_20_Contents">
      <style:text-properties style:font-name="文泉驛等寬正黑" fo:font-size="11pt" style:font-name-asian="文泉驛等寬正黑" style:font-size-asian="11pt" style:font-size-complex="11pt"/>
    </style:style>
    <style:style style:name="P94" style:family="paragraph" style:parent-style-name="Table_20_Contents">
      <style:text-properties style:font-name="文泉驛等寬正黑" fo:font-size="11pt" officeooo:rsid="002642f9" officeooo:paragraph-rsid="002642f9" style:font-name-asian="文泉驛等寬正黑" style:font-size-asian="11pt" style:font-size-complex="11pt"/>
    </style:style>
    <style:style style:name="P95" style:family="paragraph" style:parent-style-name="Table_20_Contents">
      <style:text-properties style:font-name="文泉驛等寬正黑" fo:font-size="11pt" officeooo:rsid="002642f9" officeooo:paragraph-rsid="0027fbd4" style:font-name-asian="文泉驛等寬正黑" style:font-size-asian="11pt" style:font-size-complex="11pt"/>
    </style:style>
    <style:style style:name="P96" style:family="paragraph" style:parent-style-name="Table_20_Contents">
      <style:text-properties style:font-name="文泉驛等寬正黑" fo:font-size="11pt" officeooo:rsid="0027fbd4" officeooo:paragraph-rsid="0027fbd4" style:font-name-asian="文泉驛等寬正黑" style:font-size-asian="11pt" style:font-size-complex="11pt"/>
    </style:style>
    <style:style style:name="P97" style:family="paragraph" style:parent-style-name="Table_20_Contents">
      <style:text-properties style:font-name="文泉驛等寬正黑" fo:font-size="10.5pt" officeooo:rsid="00150e8b" officeooo:paragraph-rsid="002a4701" style:font-name-asian="文泉驛等寬正黑" style:font-size-asian="10.5pt" style:font-size-complex="10.5pt"/>
    </style:style>
    <style:style style:name="P98" style:family="paragraph" style:parent-style-name="Table_20_Contents">
      <style:text-properties style:font-name="文泉驛等寬正黑" fo:font-size="10.5pt" officeooo:rsid="00150e8b" officeooo:paragraph-rsid="0030fc84" style:font-name-asian="文泉驛等寬正黑" style:font-size-asian="10.5pt" style:font-size-complex="10.5pt"/>
    </style:style>
    <style:style style:name="P99" style:family="paragraph" style:parent-style-name="Table_20_Contents">
      <style:text-properties style:font-name="文泉驛等寬正黑" fo:font-size="10.5pt" officeooo:rsid="002a4701" officeooo:paragraph-rsid="002a4701" style:font-name-asian="文泉驛等寬正黑" style:font-size-asian="10.5pt" style:font-size-complex="10.5pt"/>
    </style:style>
    <style:style style:name="P100" style:family="paragraph" style:parent-style-name="Table_20_Contents">
      <style:text-properties style:font-name="文泉驛等寬正黑" fo:font-size="10.5pt" officeooo:rsid="002bdb40" officeooo:paragraph-rsid="002bdb40" style:font-name-asian="文泉驛等寬正黑" style:font-size-asian="10.5pt" style:font-size-complex="10.5pt"/>
    </style:style>
    <style:style style:name="P101" style:family="paragraph" style:parent-style-name="Table_20_Contents">
      <style:text-properties style:font-name="文泉驛等寬正黑" fo:font-size="10.5pt" officeooo:rsid="002e2961" officeooo:paragraph-rsid="002e2961" style:font-name-asian="文泉驛等寬正黑" style:font-size-asian="10.5pt" style:font-size-complex="10.5pt"/>
    </style:style>
    <style:style style:name="P102" style:family="paragraph" style:parent-style-name="Table_20_Contents">
      <style:text-properties style:font-name="文泉驛等寬正黑" fo:font-size="10.5pt" officeooo:rsid="002d737f" officeooo:paragraph-rsid="002d737f" style:font-name-asian="文泉驛等寬正黑" style:font-size-asian="10.5pt" style:font-size-complex="10.5pt"/>
    </style:style>
    <style:style style:name="P103" style:family="paragraph" style:parent-style-name="Table_20_Contents">
      <style:text-properties style:font-name="文泉驛等寬正黑" fo:font-size="10.5pt" officeooo:rsid="0030fc84" officeooo:paragraph-rsid="0030fc84" style:font-name-asian="文泉驛等寬正黑" style:font-size-asian="10.5pt" style:font-size-complex="10.5pt"/>
    </style:style>
    <style:style style:name="P104" style:family="paragraph" style:parent-style-name="Table_20_Contents">
      <style:text-properties style:font-name="文泉驛等寬正黑" fo:font-size="10.5pt" officeooo:rsid="001fadaa" officeooo:paragraph-rsid="002a4701" style:font-name-asian="文泉驛等寬正黑" style:font-size-asian="10.5pt" style:font-size-complex="10.5pt"/>
    </style:style>
    <style:style style:name="P105" style:family="paragraph" style:parent-style-name="Table_20_Contents">
      <style:text-properties style:font-name="文泉驛等寬正黑" fo:font-size="10.5pt" officeooo:rsid="00188b9c" officeooo:paragraph-rsid="00188b9c" style:font-name-asian="文泉驛等寬正黑" style:font-size-asian="10.5pt" style:font-size-complex="10.5pt"/>
    </style:style>
    <style:style style:name="P106" style:family="paragraph" style:parent-style-name="Table_20_Contents">
      <style:text-properties style:font-name="文泉驛等寬正黑" fo:font-size="8pt" style:font-name-asian="文泉驛等寬正黑" style:font-size-asian="8pt" style:font-size-complex="8pt"/>
    </style:style>
    <style:style style:name="P107" style:family="paragraph" style:parent-style-name="Table_20_Contents">
      <style:text-properties style:font-name="文泉驛等寬正黑" fo:font-size="8pt" officeooo:rsid="002ea824" officeooo:paragraph-rsid="002ea824" style:font-name-asian="文泉驛等寬正黑" style:font-size-asian="8pt" style:font-size-complex="8pt"/>
    </style:style>
    <style:style style:name="P108" style:family="paragraph" style:parent-style-name="Table_20_Contents">
      <style:text-properties style:font-name="文泉驛等寬正黑" fo:font-size="8pt" officeooo:paragraph-rsid="0037e232" style:font-name-asian="文泉驛等寬正黑" style:font-size-asian="8pt" style:font-size-complex="8pt"/>
    </style:style>
    <style:style style:name="P109" style:family="paragraph" style:parent-style-name="Table_20_Contents">
      <style:text-properties style:font-name="文泉驛等寬正黑" fo:font-size="8pt" officeooo:rsid="001fadaa" officeooo:paragraph-rsid="002a4701" style:font-name-asian="文泉驛等寬正黑" style:font-size-asian="8pt" style:font-size-complex="8pt"/>
    </style:style>
    <style:style style:name="P110" style:family="paragraph" style:parent-style-name="Table_20_Contents">
      <style:text-properties style:font-name="文泉驛等寬正黑" fo:font-size="8pt" officeooo:rsid="00188b9c" officeooo:paragraph-rsid="00188b9c" style:font-name-asian="文泉驛等寬正黑" style:font-size-asian="8pt" style:font-size-complex="8pt"/>
    </style:style>
    <style:style style:name="P111" style:family="paragraph" style:parent-style-name="Table_20_Contents">
      <style:text-properties style:font-name="文泉驛等寬正黑" fo:font-size="8pt" officeooo:paragraph-rsid="002a27c6" style:font-name-asian="文泉驛等寬正黑" style:font-size-asian="8pt" style:font-size-complex="8pt"/>
    </style:style>
    <style:style style:name="P112" style:family="paragraph" style:parent-style-name="Table_20_Contents">
      <style:text-properties style:font-name="文泉驛等寬正黑" fo:font-size="8pt" officeooo:rsid="0037fef3" officeooo:paragraph-rsid="0037fef3" style:font-name-asian="文泉驛等寬正黑" style:font-size-asian="8pt" style:font-size-complex="8pt"/>
    </style:style>
    <style:style style:name="P113" style:family="paragraph" style:parent-style-name="Table_20_Contents">
      <style:text-properties style:font-name="文泉驛等寬正黑" fo:font-size="12pt" officeooo:rsid="002ea824" officeooo:paragraph-rsid="002ea824" style:font-name-asian="文泉驛等寬正黑" style:font-size-asian="12pt" style:font-size-complex="12pt"/>
    </style:style>
    <style:style style:name="P114" style:family="paragraph" style:parent-style-name="Table_20_Contents">
      <style:text-properties style:font-name="文泉驛等寬正黑" fo:font-size="12pt" officeooo:rsid="00150e8b" officeooo:paragraph-rsid="002a4701" style:font-name-asian="文泉驛等寬正黑" style:font-size-asian="12pt" style:font-size-complex="12pt"/>
    </style:style>
    <style:style style:name="P115" style:family="paragraph" style:parent-style-name="Table_20_Contents">
      <style:text-properties style:font-name="文泉驛等寬正黑" fo:font-size="12pt" officeooo:rsid="00150e8b" officeooo:paragraph-rsid="002ea824" style:font-name-asian="文泉驛等寬正黑" style:font-size-asian="12pt" style:font-size-complex="12pt"/>
    </style:style>
    <style:style style:name="P116" style:family="paragraph" style:parent-style-name="Table_20_Contents">
      <style:text-properties style:font-name="文泉驛等寬正黑" fo:font-size="7pt" style:font-name-asian="文泉驛等寬正黑" style:font-size-asian="7pt" style:font-size-complex="7pt"/>
    </style:style>
    <style:style style:name="P117" style:family="paragraph" style:parent-style-name="Table_20_Contents">
      <style:text-properties style:font-name="文泉驛等寬正黑" fo:font-size="7pt" officeooo:rsid="002ea824" officeooo:paragraph-rsid="002ea824" style:font-name-asian="文泉驛等寬正黑" style:font-size-asian="7pt" style:font-size-complex="7pt"/>
    </style:style>
    <style:style style:name="P118" style:family="paragraph" style:parent-style-name="Table_20_Contents">
      <style:text-properties style:font-name="文泉驛等寬正黑" fo:font-size="7pt" officeooo:rsid="00188b9c" officeooo:paragraph-rsid="00188b9c" style:font-name-asian="文泉驛等寬正黑" style:font-size-asian="7pt" style:font-size-complex="7pt"/>
    </style:style>
    <style:style style:name="P119" style:family="paragraph" style:parent-style-name="Table_20_Contents">
      <style:text-properties style:font-name="文泉驛等寬正黑" fo:font-size="7pt" officeooo:rsid="001c0d62" officeooo:paragraph-rsid="002a27c6" style:font-name-asian="文泉驛等寬正黑" style:font-size-asian="7pt" style:font-size-complex="7pt"/>
    </style:style>
    <style:style style:name="P120" style:family="paragraph" style:parent-style-name="Standard">
      <style:text-properties style:font-name="文泉驛等寬正黑" officeooo:paragraph-rsid="00188b9c" style:font-name-asian="文泉驛等寬正黑"/>
    </style:style>
    <style:style style:name="P121" style:family="paragraph" style:parent-style-name="Table_20_Contents">
      <style:text-properties style:font-name="文泉驛等寬正黑" style:font-name-asian="文泉驛等寬正黑"/>
    </style:style>
    <style:style style:name="P122" style:family="paragraph" style:parent-style-name="Table_20_Contents">
      <style:text-properties style:font-name="文泉驛等寬正黑" fo:font-size="12pt" officeooo:rsid="0051ebab" officeooo:paragraph-rsid="0051ebab" style:font-name-asian="文泉驛等寬正黑" style:font-size-asian="12pt" style:font-size-complex="12pt"/>
    </style:style>
    <style:style style:name="P123" style:family="paragraph" style:parent-style-name="Table_20_Contents">
      <style:text-properties style:font-name="文泉驛等寬正黑" fo:font-size="10pt" officeooo:rsid="002326b2" officeooo:paragraph-rsid="00562720" style:font-name-asian="文泉驛等寬正黑" style:font-size-asian="10pt" style:font-size-complex="10pt"/>
    </style:style>
    <style:style style:name="T1" style:family="text">
      <style:text-properties officeooo:rsid="001c0d62"/>
    </style:style>
    <style:style style:name="T2" style:family="text">
      <style:text-properties officeooo:rsid="001cdf16"/>
    </style:style>
    <style:style style:name="T3" style:family="text">
      <style:text-properties officeooo:rsid="001fadaa"/>
    </style:style>
    <style:style style:name="T4" style:family="text">
      <style:text-properties officeooo:rsid="002326b2"/>
    </style:style>
    <style:style style:name="T5" style:family="text">
      <style:text-properties officeooo:rsid="002519dd"/>
    </style:style>
    <style:style style:name="T6" style:family="text">
      <style:text-properties officeooo:rsid="002642f9"/>
    </style:style>
    <style:style style:name="T7" style:family="text">
      <style:text-properties officeooo:rsid="0027fbd4"/>
    </style:style>
    <style:style style:name="T8" style:family="text">
      <style:text-properties officeooo:rsid="002a27c6"/>
    </style:style>
    <style:style style:name="T9" style:family="text">
      <style:text-properties officeooo:rsid="002d737f"/>
    </style:style>
    <style:style style:name="T10" style:family="text">
      <style:text-properties officeooo:rsid="0031cad9"/>
    </style:style>
    <style:style style:name="T11" style:family="text">
      <style:text-properties officeooo:rsid="0033468f"/>
    </style:style>
    <style:style style:name="T12" style:family="text">
      <style:text-properties fo:font-style="normal" style:font-name-asian="文泉驛等寬正黑" style:font-style-asian="normal" style:font-style-complex="normal"/>
    </style:style>
    <style:style style:name="T13" style:family="text">
      <style:text-properties officeooo:rsid="003d7493"/>
    </style:style>
    <style:style style:name="T14" style:family="text">
      <style:text-properties officeooo:rsid="003e9757"/>
    </style:style>
    <style:style style:name="T15" style:family="text">
      <style:text-properties officeooo:rsid="003ee18b"/>
    </style:style>
    <style:style style:name="T16" style:family="text">
      <style:text-properties officeooo:rsid="003fadb9"/>
    </style:style>
    <style:style style:name="T17" style:family="text">
      <style:text-properties officeooo:rsid="00150e8b"/>
    </style:style>
    <style:style style:name="T18" style:family="text">
      <style:text-properties officeooo:rsid="004ae186"/>
    </style:style>
    <style:style style:name="T19" style:family="text">
      <style:text-properties officeooo:rsid="004cc87a"/>
    </style:style>
    <style:style style:name="T20" style:family="text">
      <style:text-properties officeooo:rsid="004d188e"/>
    </style:style>
    <style:style style:name="T21" style:family="text">
      <style:text-properties officeooo:rsid="004dc820"/>
    </style:style>
    <style:style style:name="T22" style:family="text">
      <style:text-properties officeooo:rsid="004feb60"/>
    </style:style>
    <style:style style:name="T23" style:family="text">
      <style:text-properties officeooo:rsid="0053c009"/>
    </style:style>
    <style:style style:name="T24" style:family="text">
      <style:text-properties officeooo:rsid="005437c2"/>
    </style:style>
    <style:style style:name="T25" style:family="text">
      <style:text-properties officeooo:rsid="00562720"/>
    </style:style>
    <style:style style:name="T26" style:family="text">
      <style:text-properties officeooo:rsid="0058260e"/>
    </style:style>
    <style:style style:name="T27" style:family="text">
      <style:text-properties officeooo:rsid="00188b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主手副手</text:p>
      <table:table table:name="武器" table:style-name="武器">
        <table:table-column table:style-name="武器.A"/>
        <table:table-column table:style-name="武器.B" table:number-columns-repeated="3"/>
        <table:table-column table:style-name="武器.A"/>
        <table:table-column table:style-name="武器.B" table:number-columns-repeated="3"/>
        <table:table-column table:style-name="武器.I"/>
        <table:table-row table:style-name="武器.1">
          <table:table-cell table:style-name="武器.A1" office:value-type="string">
            <text:p text:style-name="P8">二刀武器</text:p>
          </table:table-cell>
          <table:table-cell table:style-name="武器.A1" office:value-type="string">
            <text:p text:style-name="P8">雙斧</text:p>
            <text:p text:style-name="P9"/>
          </table:table-cell>
          <table:table-cell table:style-name="武器.A1" office:value-type="string">
            <text:p text:style-name="P45"><draw:frame draw:style-name="fr1" draw:name="影像2" text:anchor-type="paragraph" svg:x="0.1665in" svg:y="0.0366in" svg:width="0.3335in" svg:height="0.3335in" draw:z-index="89"><draw:image xlink:href="Pictures/10000000000000180000001892D9AC01.png" xlink:type="simple" xlink:show="embed" xlink:actuate="onLoad"/></draw:frame>翠綠雙斧</text:p>
          </table:table-cell>
          <table:table-cell table:style-name="武器.A1" office:value-type="string">
            <text:p text:style-name="P8"><draw:frame draw:style-name="fr1" draw:name="影像3" text:anchor-type="paragraph" svg:x="0.1in" svg:y="0.0083in" svg:width="0.3335in" svg:height="0.3335in" draw:z-index="90"><draw:image xlink:href="Pictures/1000000000000018000000180AE6E082.png" xlink:type="simple" xlink:show="embed" xlink:actuate="onLoad"/></draw:frame>木紋雙斧</text:p>
          </table:table-cell>
          <table:table-cell table:style-name="武器.A1" office:value-type="string">
            <text:p text:style-name="P8"><draw:frame draw:style-name="fr1" draw:name="影像1" text:anchor-type="paragraph" svg:x="0.1701in" svg:y="0.028in" svg:width="0.3335in" svg:height="0.3335in" draw:z-index="91"><draw:image xlink:href="Pictures/1000000000000018000000181E5D1F1B.png" xlink:type="simple" xlink:show="embed" xlink:actuate="onLoad"/></draw:frame>銀白雙斧</text:p>
          </table:table-cell>
          <table:table-cell table:style-name="武器.A1" office:value-type="string">
            <text:p text:style-name="P8"><draw:frame draw:style-name="fr1" draw:name="影像4" text:anchor-type="paragraph" svg:x="0.1673in" svg:y="0.028in" svg:width="0.3335in" svg:height="0.3335in" draw:z-index="92"><draw:image xlink:href="Pictures/10000000000000180000001862FE588E.png" xlink:type="simple" xlink:show="embed" xlink:actuate="onLoad"/></draw:frame>湛藍雙斧</text:p>
          </table:table-cell>
          <table:table-cell table:style-name="武器.A1" office:value-type="string">
            <text:p text:style-name="P8"><draw:frame draw:style-name="fr1" draw:name="影像5" text:anchor-type="paragraph" svg:x="0.1673in" svg:y="0.0465in" svg:width="0.3335in" svg:height="0.3335in" draw:z-index="93"><draw:image xlink:href="Pictures/1000000000000018000000188EDD6D7C.png" xlink:type="simple" xlink:show="embed" xlink:actuate="onLoad"/></draw:frame>緋紅雙斧</text:p>
          </table:table-cell>
          <table:table-cell table:style-name="武器.A1" office:value-type="string">
            <text:p text:style-name="P8"><draw:frame draw:style-name="fr1" draw:name="影像6" text:anchor-type="paragraph" svg:x="0.1673in" svg:y="0.028in" svg:width="0.3335in" svg:height="0.3335in" draw:z-index="94"><draw:image xlink:href="Pictures/1000000000000018000000184AF00F49.png" xlink:type="simple" xlink:show="embed" xlink:actuate="onLoad"/></draw:frame>蒼灰雙斧</text:p>
          </table:table-cell>
          <table:table-cell table:style-name="武器.I1" office:value-type="string">
            <text:p text:style-name="P8"><draw:frame draw:style-name="fr1" draw:name="影像7" text:anchor-type="paragraph" svg:x="0.1673in" svg:y="0.0272in" svg:width="0.3335in" svg:height="0.3335in" draw:z-index="95"><draw:image xlink:href="Pictures/100000000000001800000018E692C504.png" xlink:type="simple" xlink:show="embed" xlink:actuate="onLoad"/></draw:frame>血紅雙斧</text:p>
          </table:table-cell>
        </table:table-row>
        <table:table-row table:style-name="武器.1"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 table:style-name="武器.1"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69">atk</text:p>
            <text:p text:style-name="P69">healhp</text:p>
          </table:table-cell>
          <table:table-cell table:style-name="武器.A2" office:value-type="string">
            <text:p text:style-name="P81">atk+10</text:p>
            <text:p text:style-name="P81">healhp+5</text:p>
          </table:table-cell>
          <table:table-cell table:style-name="武器.A2" office:value-type="string">
            <text:p text:style-name="P81">atk+20</text:p>
            <text:p text:style-name="P81">healhp+10</text:p>
          </table:table-cell>
          <table:table-cell table:style-name="武器.A2" office:value-type="string">
            <text:p text:style-name="P81">atk+40</text:p>
            <text:p text:style-name="P81">healhp+20</text:p>
          </table:table-cell>
          <table:table-cell table:style-name="武器.A2" office:value-type="string">
            <text:p text:style-name="P81">atk+80</text:p>
            <text:p text:style-name="P81">healhp+35</text:p>
          </table:table-cell>
          <table:table-cell table:style-name="武器.A2" office:value-type="string">
            <text:p text:style-name="P81">atk+160</text:p>
            <text:p text:style-name="P81">healhp+55</text:p>
          </table:table-cell>
          <table:table-cell table:style-name="武器.A2" office:value-type="string">
            <text:p text:style-name="P81">atk+320</text:p>
            <text:p text:style-name="P81">healhp+80</text:p>
          </table:table-cell>
          <table:table-cell table:style-name="武器.I2" office:value-type="string">
            <text:p text:style-name="P81">atk+640</text:p>
            <text:p text:style-name="P81">healhp+110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>雙劍</text:p>
            <text:p text:style-name="P9"/>
          </table:table-cell>
          <table:table-cell table:style-name="武器.A2" office:value-type="string">
            <text:p text:style-name="P8"><draw:frame draw:style-name="fr2" draw:name="影像56" text:anchor-type="paragraph" svg:width="0.3335in" svg:height="0.3335in" draw:z-index="96"><draw:image xlink:href="Pictures/100002010000001800000018D0A2F56E.png" xlink:type="simple" xlink:show="embed" xlink:actuate="onLoad"/></draw:frame>迷你雙劍</text:p>
          </table:table-cell>
          <table:table-cell table:style-name="武器.A2" office:value-type="string">
            <text:p text:style-name="P8"><draw:frame draw:style-name="fr2" draw:name="影像39" text:anchor-type="paragraph" svg:width="0.3335in" svg:height="0.3335in" draw:z-index="97"><draw:image xlink:href="Pictures/1000020100000018000000183DF05F27.png" xlink:type="simple" xlink:show="embed" xlink:actuate="onLoad"/></draw:frame>普通雙劍</text:p>
          </table:table-cell>
          <table:table-cell table:style-name="武器.A2" office:value-type="string">
            <text:p text:style-name="P8"><draw:frame draw:style-name="fr1" draw:name="影像36" text:anchor-type="paragraph" svg:x="0.1646in" svg:y="0in" svg:width="0.3335in" svg:height="0.3335in" draw:z-index="98"><draw:image xlink:href="Pictures/100000000000001800000018DD53F947.png" xlink:type="simple" xlink:show="embed" xlink:actuate="onLoad"/></draw:frame>銀白雙劍</text:p>
          </table:table-cell>
          <table:table-cell table:style-name="武器.A2" office:value-type="string">
            <text:p text:style-name="P8"><draw:frame draw:style-name="fr2" draw:name="影像37" text:anchor-type="paragraph" svg:width="0.3335in" svg:height="0.3335in" draw:z-index="99"><draw:image xlink:href="Pictures/1000000000000018000000188E57108A.png" xlink:type="simple" xlink:show="embed" xlink:actuate="onLoad"/></draw:frame>湛藍雙劍</text:p>
          </table:table-cell>
          <table:table-cell table:style-name="武器.A2" office:value-type="string">
            <text:p text:style-name="P8"><draw:frame draw:style-name="fr2" draw:name="影像38" text:anchor-type="paragraph" svg:width="0.3335in" svg:height="0.3335in" draw:z-index="100"><draw:image xlink:href="Pictures/100000000000001800000018325DB516.png" xlink:type="simple" xlink:show="embed" xlink:actuate="onLoad"/></draw:frame>緋紅雙劍</text:p>
          </table:table-cell>
          <table:table-cell table:style-name="武器.A2" office:value-type="string">
            <text:p text:style-name="P8"><draw:frame draw:style-name="fr2" draw:name="影像62" text:anchor-type="paragraph" svg:width="0.3335in" svg:height="0.3335in" draw:z-index="101"><draw:image xlink:href="Pictures/100000000000001800000018CC59028C.png" xlink:type="simple" xlink:show="embed" xlink:actuate="onLoad"/></draw:frame>鐵灰雙劍</text:p>
          </table:table-cell>
          <table:table-cell table:style-name="武器.I2" office:value-type="string">
            <text:p text:style-name="P46"><draw:frame draw:style-name="fr2" draw:name="影像63" text:anchor-type="paragraph" svg:width="0.3335in" svg:height="0.3335in" draw:z-index="102"><draw:image xlink:href="Pictures/10000000000000180000001879DABFB9.png" xlink:type="simple" xlink:show="embed" xlink:actuate="onLoad"/></draw:frame>蒼灰雙劍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90">atk</text:p>
            <text:p text:style-name="P90">atkspd</text:p>
          </table:table-cell>
          <table:table-cell table:style-name="武器.A2" office:value-type="string">
            <text:p text:style-name="P91">atk+10</text:p>
            <text:p text:style-name="P91">atkspd+10</text:p>
          </table:table-cell>
          <table:table-cell table:style-name="武器.A2" office:value-type="string">
            <text:p text:style-name="P91">atk+20</text:p>
            <text:p text:style-name="P91">atkspd+20</text:p>
          </table:table-cell>
          <table:table-cell table:style-name="武器.A2" office:value-type="string">
            <text:p text:style-name="P91">atk+40</text:p>
            <text:p text:style-name="P91">atkspd+30</text:p>
          </table:table-cell>
          <table:table-cell table:style-name="武器.A2" office:value-type="string">
            <text:p text:style-name="P91">atk+80</text:p>
            <text:p text:style-name="P91">atkspd+40</text:p>
          </table:table-cell>
          <table:table-cell table:style-name="武器.A2" office:value-type="string">
            <text:p text:style-name="P91">atk+160</text:p>
            <text:p text:style-name="P91">atkspd+50</text:p>
          </table:table-cell>
          <table:table-cell table:style-name="武器.A2" office:value-type="string">
            <text:p text:style-name="P91">atk+320</text:p>
            <text:p text:style-name="P91">atkspd+60</text:p>
          </table:table-cell>
          <table:table-cell table:style-name="武器.I2" office:value-type="string">
            <text:p text:style-name="P91">atk+640</text:p>
            <text:p text:style-name="P91">atkspd+70</text:p>
          </table:table-cell>
        </table:table-row>
        <table:table-row>
          <table:table-cell table:style-name="武器.A2" office:value-type="string">
            <text:p text:style-name="P8">雙手武器</text:p>
          </table:table-cell>
          <table:table-cell table:style-name="武器.A2" office:value-type="string">
            <text:p text:style-name="P8">長槍</text:p>
            <text:p text:style-name="P9"/>
          </table:table-cell>
          <table:table-cell table:style-name="武器.A2" office:value-type="string">
            <text:p text:style-name="P8"><draw:frame draw:style-name="fr2" draw:name="影像32" text:anchor-type="paragraph" svg:width="0.3335in" svg:height="0.3335in" draw:z-index="103"><draw:image xlink:href="Pictures/100000000000001800000018CD320DFA.png" xlink:type="simple" xlink:show="embed" xlink:actuate="onLoad"/></draw:frame>翠綠長槍</text:p>
          </table:table-cell>
          <table:table-cell table:style-name="武器.A2" office:value-type="string">
            <text:p text:style-name="P8"><draw:frame draw:style-name="fr2" draw:name="影像34" text:anchor-type="paragraph" svg:width="0.3335in" svg:height="0.3335in" draw:z-index="104"><draw:image xlink:href="Pictures/100000000000001800000018AECE1D04.png" xlink:type="simple" xlink:show="embed" xlink:actuate="onLoad"/></draw:frame>木紋長槍</text:p>
          </table:table-cell>
          <table:table-cell table:style-name="武器.A2" office:value-type="string">
            <text:p text:style-name="P8"><draw:frame draw:style-name="fr2" draw:name="影像33" text:anchor-type="paragraph" svg:width="0.3335in" svg:height="0.3335in" draw:z-index="105"><draw:image xlink:href="Pictures/100000000000001800000018D82DBB95.png" xlink:type="simple" xlink:show="embed" xlink:actuate="onLoad"/></draw:frame>銀白長槍</text:p>
          </table:table-cell>
          <table:table-cell table:style-name="武器.A2" office:value-type="string">
            <text:p text:style-name="P8"><draw:frame draw:style-name="fr2" draw:name="影像26" text:anchor-type="paragraph" svg:width="0.3335in" svg:height="0.3335in" draw:z-index="106"><draw:image xlink:href="Pictures/100000000000001800000018C0D5B5C5.png" xlink:type="simple" xlink:show="embed" xlink:actuate="onLoad"/></draw:frame>湛藍長槍</text:p>
          </table:table-cell>
          <table:table-cell table:style-name="武器.A2" office:value-type="string">
            <text:p text:style-name="P8"><draw:frame draw:style-name="fr2" draw:name="影像35" text:anchor-type="paragraph" svg:width="0.3335in" svg:height="0.3335in" draw:z-index="107"><draw:image xlink:href="Pictures/10000000000000180000001828FCB81D.png" xlink:type="simple" xlink:show="embed" xlink:actuate="onLoad"/></draw:frame>緋紅長槍</text:p>
          </table:table-cell>
          <table:table-cell table:style-name="武器.A2" office:value-type="string">
            <text:p text:style-name="P8"><draw:frame draw:style-name="fr2" draw:name="影像13" text:anchor-type="paragraph" svg:width="0.3335in" svg:height="0.3335in" draw:z-index="108"><draw:image xlink:href="Pictures/1000000000000018000000185F923A72.png" xlink:type="simple" xlink:show="embed" xlink:actuate="onLoad"/></draw:frame>鐵灰長槍</text:p>
          </table:table-cell>
          <table:table-cell table:style-name="武器.I2" office:value-type="string">
            <text:p text:style-name="P8"><draw:frame draw:style-name="fr2" draw:name="影像14" text:anchor-type="paragraph" svg:width="0.3335in" svg:height="0.3335in" draw:z-index="109"><draw:image xlink:href="Pictures/100000000000001800000018CEB95ED7.png" xlink:type="simple" xlink:show="embed" xlink:actuate="onLoad"/></draw:frame>蒼灰長槍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12">atk</text:p>
            <text:p text:style-name="P12">con</text:p>
          </table:table-cell>
          <table:table-cell table:style-name="武器.A2" office:value-type="string">
            <text:p text:style-name="P40">atk+15</text:p>
            <text:p text:style-name="P40">con+10</text:p>
          </table:table-cell>
          <table:table-cell table:style-name="武器.A2" office:value-type="string">
            <text:p text:style-name="P40">atk+30</text:p>
            <text:p text:style-name="P40">con+20</text:p>
          </table:table-cell>
          <table:table-cell table:style-name="武器.A2" office:value-type="string">
            <text:p text:style-name="P40">atk+60</text:p>
            <text:p text:style-name="P40">con+35</text:p>
          </table:table-cell>
          <table:table-cell table:style-name="武器.A2" office:value-type="string">
            <text:p text:style-name="P40">atk+120</text:p>
            <text:p text:style-name="P40">con+55</text:p>
          </table:table-cell>
          <table:table-cell table:style-name="武器.A2" office:value-type="string">
            <text:p text:style-name="P40">atk+240</text:p>
            <text:p text:style-name="P40">con+80</text:p>
          </table:table-cell>
          <table:table-cell table:style-name="武器.A2" office:value-type="string">
            <text:p text:style-name="P40">atk+480</text:p>
            <text:p text:style-name="P40">con+110</text:p>
          </table:table-cell>
          <table:table-cell table:style-name="武器.I2" office:value-type="string">
            <text:p text:style-name="P40">atk+960</text:p>
            <text:p text:style-name="P40">con+145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>大斧</text:p>
            <text:p text:style-name="P9"/>
          </table:table-cell>
          <table:table-cell table:style-name="武器.A2" office:value-type="string">
            <text:p text:style-name="P46"><draw:frame draw:style-name="fr2" draw:name="影像16" text:anchor-type="paragraph" svg:width="0.3335in" svg:height="0.3335in" draw:z-index="111"><draw:image xlink:href="Pictures/100000000000001800000018E0CA0B98.png" xlink:type="simple" xlink:show="embed" xlink:actuate="onLoad"/></draw:frame>翠綠大斧</text:p>
          </table:table-cell>
          <table:table-cell table:style-name="武器.A2" office:value-type="string">
            <text:p text:style-name="P8"><draw:frame draw:style-name="fr2" draw:name="影像15" text:anchor-type="paragraph" svg:width="0.3335in" svg:height="0.3335in" draw:z-index="112"><draw:image xlink:href="Pictures/10000000000000180000001878B9AED1.png" xlink:type="simple" xlink:show="embed" xlink:actuate="onLoad"/></draw:frame>木紋大斧</text:p>
          </table:table-cell>
          <table:table-cell table:style-name="武器.A2" office:value-type="string">
            <text:p text:style-name="P8"><draw:frame draw:style-name="fr1" draw:name="影像8" text:anchor-type="paragraph" svg:x="0.2047in" svg:y="0.0256in" svg:width="0.3335in" svg:height="0.3335in" draw:z-index="113"><draw:image xlink:href="Pictures/100000000000001800000018EE16C514.png" xlink:type="simple" xlink:show="embed" xlink:actuate="onLoad"/></draw:frame>銀白大斧</text:p>
          </table:table-cell>
          <table:table-cell table:style-name="武器.A2" office:value-type="string">
            <text:p text:style-name="P8"><draw:frame draw:style-name="fr1" draw:name="影像9" text:anchor-type="paragraph" svg:x="0.2063in" svg:y="0.0283in" svg:width="0.3335in" svg:height="0.3335in" draw:z-index="110"><draw:image xlink:href="Pictures/100000000000001800000018C79EAD05.png" xlink:type="simple" xlink:show="embed" xlink:actuate="onLoad"/></draw:frame>湛藍大斧</text:p>
          </table:table-cell>
          <table:table-cell table:style-name="武器.A2" office:value-type="string">
            <text:p text:style-name="P8"><draw:frame draw:style-name="fr1" draw:name="影像10" text:anchor-type="paragraph" svg:x="0.1953in" svg:y="0.0098in" svg:width="0.3335in" svg:height="0.3335in" draw:z-index="114"><draw:image xlink:href="Pictures/100000000000001800000018F2013E36.png" xlink:type="simple" xlink:show="embed" xlink:actuate="onLoad"/></draw:frame>緋紅大斧</text:p>
          </table:table-cell>
          <table:table-cell table:style-name="武器.A2" office:value-type="string">
            <text:p text:style-name="P8"><draw:frame draw:style-name="fr2" draw:name="影像11" text:anchor-type="paragraph" svg:width="0.3335in" svg:height="0.3335in" draw:z-index="115"><draw:image xlink:href="Pictures/100000000000001800000018D8F12D53.png" xlink:type="simple" xlink:show="embed" xlink:actuate="onLoad"/></draw:frame>鐵灰大斧</text:p>
          </table:table-cell>
          <table:table-cell table:style-name="武器.I2" office:value-type="string">
            <text:p text:style-name="P8"><draw:frame draw:style-name="fr2" draw:name="影像12" text:anchor-type="paragraph" svg:width="0.3335in" svg:height="0.3335in" draw:z-index="116"><draw:image xlink:href="Pictures/100000000000001800000018E3399CFD.png" xlink:type="simple" xlink:show="embed" xlink:actuate="onLoad"/></draw:frame>血紅大斧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12">atk</text:p>
            <text:p text:style-name="P12">str</text:p>
          </table:table-cell>
          <table:table-cell table:style-name="武器.A2" office:value-type="string">
            <text:p text:style-name="P40">atk+15</text:p>
            <text:p text:style-name="P40">str+10</text:p>
          </table:table-cell>
          <table:table-cell table:style-name="武器.A2" office:value-type="string">
            <text:p text:style-name="P40">atk+30</text:p>
            <text:p text:style-name="P40">str+20</text:p>
          </table:table-cell>
          <table:table-cell table:style-name="武器.A2" office:value-type="string">
            <text:p text:style-name="P40">atk+60</text:p>
            <text:p text:style-name="P40">str+35</text:p>
          </table:table-cell>
          <table:table-cell table:style-name="武器.A2" office:value-type="string">
            <text:p text:style-name="P40">atk+120</text:p>
            <text:p text:style-name="P40">str+55</text:p>
          </table:table-cell>
          <table:table-cell table:style-name="武器.A2" office:value-type="string">
            <text:p text:style-name="P40">atk+240</text:p>
            <text:p text:style-name="P40">str+80</text:p>
          </table:table-cell>
          <table:table-cell table:style-name="武器.A2" office:value-type="string">
            <text:p text:style-name="P40">atk+480</text:p>
            <text:p text:style-name="P40">str+110</text:p>
          </table:table-cell>
          <table:table-cell table:style-name="武器.I2" office:value-type="string">
            <text:p text:style-name="P40">atk+960</text:p>
            <text:p text:style-name="P40">str+145</text:p>
          </table:table-cell>
        </table:table-row>
        <table:table-row>
          <table:table-cell table:style-name="武器.A2" office:value-type="string">
            <text:p text:style-name="P8">單手武器</text:p>
          </table:table-cell>
          <table:table-cell table:style-name="武器.A2" office:value-type="string">
            <text:p text:style-name="P8">單手劍</text:p>
            <text:p text:style-name="P9"/>
          </table:table-cell>
          <table:table-cell table:style-name="武器.A2" office:value-type="string">
            <text:p text:style-name="P8"><draw:frame draw:style-name="fr1" draw:name="影像47" text:anchor-type="paragraph" svg:x="0.1862in" svg:y="0.0437in" svg:width="0.3335in" svg:height="0.3335in" draw:z-index="117"><draw:image xlink:href="Pictures/1000000000000018000000188BA0D610.png" xlink:type="simple" xlink:show="embed" xlink:actuate="onLoad"/></draw:frame>翠綠長劍</text:p>
          </table:table-cell>
          <table:table-cell table:style-name="武器.A2" office:value-type="string">
            <text:p text:style-name="P8"><draw:frame draw:style-name="fr1" draw:name="影像48" text:anchor-type="paragraph" svg:x="0.1665in" svg:y="0.0071in" svg:width="0.3335in" svg:height="0.3335in" draw:z-index="118"><draw:image xlink:href="Pictures/100000000000001800000018402FB004.png" xlink:type="simple" xlink:show="embed" xlink:actuate="onLoad"/></draw:frame>木紋長劍</text:p>
          </table:table-cell>
          <table:table-cell table:style-name="武器.A2" office:value-type="string">
            <text:p text:style-name="P8"><draw:frame draw:style-name="fr2" draw:name="影像51" text:anchor-type="paragraph" svg:width="0.3335in" svg:height="0.3335in" draw:z-index="123"><draw:image xlink:href="Pictures/100000000000001800000018FBD4A84B.png" xlink:type="simple" xlink:show="embed" xlink:actuate="onLoad"/></draw:frame>銀白長劍</text:p>
          </table:table-cell>
          <table:table-cell table:style-name="武器.A2" office:value-type="string">
            <text:p text:style-name="P8"><draw:frame draw:style-name="fr1" draw:name="影像50" text:anchor-type="paragraph" svg:x="0.2138in" svg:y="0.0055in" svg:width="0.3335in" svg:height="0.3335in" draw:z-index="119"><draw:image xlink:href="Pictures/1000000000000018000000184665E9D3.png" xlink:type="simple" xlink:show="embed" xlink:actuate="onLoad"/></draw:frame>湛藍長劍</text:p>
          </table:table-cell>
          <table:table-cell table:style-name="武器.A2" office:value-type="string">
            <text:p text:style-name="P8"><draw:frame draw:style-name="fr1" draw:name="影像49" text:anchor-type="paragraph" svg:x="0.2138in" svg:y="0.0146in" svg:width="0.3335in" svg:height="0.3335in" draw:z-index="120"><draw:image xlink:href="Pictures/100000000000001800000018E931A4DE.png" xlink:type="simple" xlink:show="embed" xlink:actuate="onLoad"/></draw:frame>緋紅長劍</text:p>
          </table:table-cell>
          <table:table-cell table:style-name="武器.A2" office:value-type="string">
            <text:p text:style-name="P8"><draw:frame draw:style-name="fr2" draw:name="影像70" text:anchor-type="paragraph" svg:width="0.3335in" svg:height="0.3335in" draw:z-index="121"><draw:image xlink:href="Pictures/1000000000000018000000182D45F9D5.png" xlink:type="simple" xlink:show="embed" xlink:actuate="onLoad"/></draw:frame>鐵灰長劍</text:p>
          </table:table-cell>
          <table:table-cell table:style-name="武器.I2" office:value-type="string">
            <text:p text:style-name="P8"><draw:frame draw:style-name="fr2" draw:name="影像69" text:anchor-type="paragraph" svg:width="0.3335in" svg:height="0.3335in" draw:z-index="122"><draw:image xlink:href="Pictures/100000000000001800000018E59BB383.png" xlink:type="simple" xlink:show="embed" xlink:actuate="onLoad"/></draw:frame>蒼灰長劍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12">atk</text:p>
            <text:p text:style-name="P12">def</text:p>
          </table:table-cell>
          <table:table-cell table:style-name="武器.A2" office:value-type="string">
            <text:p text:style-name="P40">atk+10</text:p>
            <text:p text:style-name="P40">def+<text:span text:style-name="T22">3</text:span></text:p>
          </table:table-cell>
          <table:table-cell table:style-name="武器.A2" office:value-type="string">
            <text:p text:style-name="P40">atk+20</text:p>
            <text:p text:style-name="P40">def+<text:span text:style-name="T22">6</text:span></text:p>
          </table:table-cell>
          <table:table-cell table:style-name="武器.A2" office:value-type="string">
            <text:p text:style-name="P40">atk+40</text:p>
            <text:p text:style-name="P40">def+<text:span text:style-name="T22">12</text:span></text:p>
          </table:table-cell>
          <table:table-cell table:style-name="武器.A2" office:value-type="string">
            <text:p text:style-name="P40">atk+80</text:p>
            <text:p text:style-name="P40">def+<text:span text:style-name="T22">24</text:span></text:p>
          </table:table-cell>
          <table:table-cell table:style-name="武器.A2" office:value-type="string">
            <text:p text:style-name="P40">atk+160</text:p>
            <text:p text:style-name="P40">def+<text:span text:style-name="T22">48</text:span></text:p>
          </table:table-cell>
          <table:table-cell table:style-name="武器.A2" office:value-type="string">
            <text:p text:style-name="P40">atk+320</text:p>
            <text:p text:style-name="P40">def+<text:span text:style-name="T22">96</text:span></text:p>
          </table:table-cell>
          <table:table-cell table:style-name="武器.I2" office:value-type="string">
            <text:p text:style-name="P40">atk+640</text:p>
            <text:p text:style-name="P40">def+1<text:span text:style-name="T22">92</text:span>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>單手鎚</text:p>
            <text:p text:style-name="P9"/>
          </table:table-cell>
          <table:table-cell table:style-name="武器.A2" office:value-type="string">
            <text:p text:style-name="P8"><draw:frame draw:style-name="fr1" draw:name="影像59" text:anchor-type="paragraph" svg:x="0.148in" svg:y="0.0008in" svg:width="0.3335in" svg:height="0.3335in" draw:z-index="124"><draw:image xlink:href="Pictures/1000000000000018000000184610DB5E.png" xlink:type="simple" xlink:show="embed" xlink:actuate="onLoad"/></draw:frame>翠綠重鎚</text:p>
          </table:table-cell>
          <table:table-cell table:style-name="武器.A2" office:value-type="string">
            <text:p text:style-name="P8"><draw:frame draw:style-name="fr2" draw:name="影像58" text:anchor-type="paragraph" svg:width="0.3335in" svg:height="0.3335in" draw:z-index="125"><draw:image xlink:href="Pictures/100000000000001800000018DE31D17B.png" xlink:type="simple" xlink:show="embed" xlink:actuate="onLoad"/></draw:frame>木紋重鎚</text:p>
          </table:table-cell>
          <table:table-cell table:style-name="武器.A2" office:value-type="string">
            <text:p text:style-name="P8"><draw:frame draw:style-name="fr2" draw:name="影像54" text:anchor-type="paragraph" svg:width="0.3335in" svg:height="0.3335in" draw:z-index="126"><draw:image xlink:href="Pictures/100000000000001800000018E3B8261D.png" xlink:type="simple" xlink:show="embed" xlink:actuate="onLoad"/></draw:frame>銀白重鎚</text:p>
          </table:table-cell>
          <table:table-cell table:style-name="武器.A2" office:value-type="string">
            <text:p text:style-name="P8"><draw:frame draw:style-name="fr2" draw:name="影像60" text:anchor-type="paragraph" svg:width="0.3335in" svg:height="0.3335in" draw:z-index="127"><draw:image xlink:href="Pictures/100000000000001800000018D1582142.png" xlink:type="simple" xlink:show="embed" xlink:actuate="onLoad"/></draw:frame>湛藍重鎚</text:p>
          </table:table-cell>
          <table:table-cell table:style-name="武器.A2" office:value-type="string">
            <text:p text:style-name="P8"><draw:frame draw:style-name="fr2" draw:name="影像55" text:anchor-type="paragraph" svg:width="0.3335in" svg:height="0.3335in" draw:z-index="128"><draw:image xlink:href="Pictures/1000000000000018000000186F6D091D.png" xlink:type="simple" xlink:show="embed" xlink:actuate="onLoad"/></draw:frame>緋紅戰鎚</text:p>
          </table:table-cell>
          <table:table-cell table:style-name="武器.A2" office:value-type="string">
            <text:p text:style-name="P8"><draw:frame draw:style-name="fr1" draw:name="影像61" text:anchor-type="paragraph" svg:x="0.1382in" svg:y="0.0299in" svg:width="0.3335in" svg:height="0.3335in" draw:z-index="129"><draw:image xlink:href="Pictures/100000000000001800000018AE08A8C1.png" xlink:type="simple" xlink:show="embed" xlink:actuate="onLoad"/></draw:frame>鐵灰戰鎚</text:p>
          </table:table-cell>
          <table:table-cell table:style-name="武器.I2" office:value-type="string">
            <text:p text:style-name="P8"><draw:frame draw:style-name="fr2" draw:name="影像57" text:anchor-type="paragraph" svg:width="0.3335in" svg:height="0.3335in" draw:z-index="160"><draw:image xlink:href="Pictures/100000000000001800000018B2F1E2C2.png" xlink:type="simple" xlink:show="embed" xlink:actuate="onLoad"/></draw:frame>蒼灰戰鎚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98">atk</text:p>
            <text:p text:style-name="P98">maxhp</text:p>
          </table:table-cell>
          <table:table-cell table:style-name="武器.A2" office:value-type="string">
            <text:p text:style-name="P103">atk+10</text:p>
            <text:p text:style-name="P103">maxhp+40</text:p>
          </table:table-cell>
          <table:table-cell table:style-name="武器.A2" office:value-type="string">
            <text:p text:style-name="P103">atk+20</text:p>
            <text:p text:style-name="P103">maxhp+80</text:p>
          </table:table-cell>
          <table:table-cell table:style-name="武器.A2" office:value-type="string">
            <text:p text:style-name="P103">atk+40</text:p>
            <text:p text:style-name="P103">maxhp+160</text:p>
          </table:table-cell>
          <table:table-cell table:style-name="武器.A2" office:value-type="string">
            <text:p text:style-name="P103">atk+80</text:p>
            <text:p text:style-name="P103">maxhp+280</text:p>
          </table:table-cell>
          <table:table-cell table:style-name="武器.A2" office:value-type="string">
            <text:p text:style-name="P103">atk+160</text:p>
            <text:p text:style-name="P103">maxhp+440</text:p>
          </table:table-cell>
          <table:table-cell table:style-name="武器.A2" office:value-type="string">
            <text:p text:style-name="P103">atk+320</text:p>
            <text:p text:style-name="P103">maxhp+640</text:p>
          </table:table-cell>
          <table:table-cell table:style-name="武器.I2" office:value-type="string">
            <text:p text:style-name="P103">atk+640</text:p>
            <text:p text:style-name="P103">maxhp+880</text:p>
          </table:table-cell>
        </table:table-row>
        <table:table-row>
          <table:table-cell table:style-name="武器.A2" office:value-type="string">
            <text:p text:style-name="P8">魔法武器</text:p>
          </table:table-cell>
          <table:table-cell table:style-name="武器.A2" office:value-type="string">
            <text:p text:style-name="P8">法杖</text:p>
            <text:p text:style-name="P9"/>
          </table:table-cell>
          <table:table-cell table:style-name="武器.A2" office:value-type="string">
            <text:p text:style-name="P8"><draw:frame draw:style-name="fr2" draw:name="影像40" text:anchor-type="paragraph" svg:width="0.3335in" svg:height="0.3335in" draw:z-index="130"><draw:image xlink:href="Pictures/10000000000000180000001840B165C4.png" xlink:type="simple" xlink:show="embed" xlink:actuate="onLoad"/></draw:frame>翠綠法杖</text:p>
          </table:table-cell>
          <table:table-cell table:style-name="武器.A2" office:value-type="string">
            <text:p text:style-name="P46"><draw:frame draw:style-name="fr2" draw:name="影像41" text:anchor-type="paragraph" svg:width="0.3335in" svg:height="0.3335in" draw:z-index="131"><draw:image xlink:href="Pictures/100000000000001800000018E1667B05.png" xlink:type="simple" xlink:show="embed" xlink:actuate="onLoad"/></draw:frame>木紋法杖</text:p>
          </table:table-cell>
          <table:table-cell table:style-name="武器.A2" office:value-type="string">
            <text:p text:style-name="P47"><draw:frame draw:style-name="fr2" draw:name="影像44" text:anchor-type="paragraph" svg:width="0.25in" svg:height="0.25in" draw:z-index="161"><draw:image xlink:href="Pictures/1000020000000018000000182753D413.png" xlink:type="simple" xlink:show="embed" xlink:actuate="onLoad"/></draw:frame>銀白法杖</text:p>
          </table:table-cell>
          <table:table-cell table:style-name="武器.A2" office:value-type="string">
            <text:p text:style-name="P8"><draw:frame draw:style-name="fr2" draw:name="影像42" text:anchor-type="paragraph" svg:width="0.3335in" svg:height="0.3335in" draw:z-index="132"><draw:image xlink:href="Pictures/10000000000000180000001829D4FE80.png" xlink:type="simple" xlink:show="embed" xlink:actuate="onLoad"/></draw:frame>湛藍法杖</text:p>
          </table:table-cell>
          <table:table-cell table:style-name="武器.A2" office:value-type="string">
            <text:p text:style-name="P47"><draw:frame draw:style-name="fr2" draw:name="影像43" text:anchor-type="paragraph" svg:width="0.3335in" svg:height="0.3335in" draw:z-index="133"><draw:image xlink:href="Pictures/1000000000000018000000183D86DAF2.png" xlink:type="simple" xlink:show="embed" xlink:actuate="onLoad"/></draw:frame>緋紅法杖</text:p>
          </table:table-cell>
          <table:table-cell table:style-name="武器.A2" office:value-type="string">
            <text:p text:style-name="P47"><draw:frame draw:style-name="fr2" draw:name="影像45" text:anchor-type="paragraph" svg:width="0.3335in" svg:height="0.3335in" draw:z-index="134"><draw:image xlink:href="Pictures/10000000000000180000001890765797.png" xlink:type="simple" xlink:show="embed" xlink:actuate="onLoad"/></draw:frame>雪白法杖</text:p>
          </table:table-cell>
          <table:table-cell table:style-name="武器.I2" office:value-type="string">
            <text:p text:style-name="P47"><draw:frame draw:style-name="fr2" draw:name="影像46" text:anchor-type="paragraph" svg:width="0.3335in" svg:height="0.3335in" draw:z-index="135"><draw:image xlink:href="Pictures/1000000000000018000000185FDD4FC3.png" xlink:type="simple" xlink:show="embed" xlink:actuate="onLoad"/></draw:frame>血紅法杖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ext:soft-page-break/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13">atk</text:p>
            <text:p text:style-name="P13">matk</text:p>
            <text:p text:style-name="P13">int</text:p>
          </table:table-cell>
          <table:table-cell table:style-name="武器.A2" office:value-type="string">
            <text:p text:style-name="P41">atk+5</text:p>
            <text:p text:style-name="P41">matk+10</text:p>
            <text:p text:style-name="P41">int+10</text:p>
          </table:table-cell>
          <table:table-cell table:style-name="武器.A2" office:value-type="string">
            <text:p text:style-name="P41">atk+10</text:p>
            <text:p text:style-name="P41">matk+20</text:p>
            <text:p text:style-name="P41">int+20</text:p>
          </table:table-cell>
          <table:table-cell table:style-name="武器.A2" office:value-type="string">
            <text:p text:style-name="P41">atk+20</text:p>
            <text:p text:style-name="P41">matk+40</text:p>
            <text:p text:style-name="P41">int+35</text:p>
          </table:table-cell>
          <table:table-cell table:style-name="武器.A2" office:value-type="string">
            <text:p text:style-name="P41">atk+40</text:p>
            <text:p text:style-name="P41">matk+80</text:p>
            <text:p text:style-name="P41">int+55</text:p>
          </table:table-cell>
          <table:table-cell table:style-name="武器.A2" office:value-type="string">
            <text:p text:style-name="P41">atk+80</text:p>
            <text:p text:style-name="P41">matk+160</text:p>
            <text:p text:style-name="P41">int+80</text:p>
          </table:table-cell>
          <table:table-cell table:style-name="武器.A2" office:value-type="string">
            <text:p text:style-name="P41">atk+160</text:p>
            <text:p text:style-name="P41">matk+320</text:p>
            <text:p text:style-name="P41">int+110</text:p>
          </table:table-cell>
          <table:table-cell table:style-name="武器.I2" office:value-type="string">
            <text:p text:style-name="P41">atk+320</text:p>
            <text:p text:style-name="P41">matk+640</text:p>
            <text:p text:style-name="P41">int+145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>魔法劍</text:p>
            <text:p text:style-name="P9"/>
          </table:table-cell>
          <table:table-cell table:style-name="武器.A2" office:value-type="string">
            <text:p text:style-name="P8"><draw:frame draw:style-name="fr2" draw:name="影像64" text:anchor-type="paragraph" svg:width="0.3335in" svg:height="0.3335in" draw:z-index="136"><draw:image xlink:href="Pictures/10000000000000180000001845238724.png" xlink:type="simple" xlink:show="embed" xlink:actuate="onLoad"/></draw:frame>翠綠魔劍</text:p>
          </table:table-cell>
          <table:table-cell table:style-name="武器.A2" office:value-type="string">
            <text:p text:style-name="P8"><draw:frame draw:style-name="fr2" draw:name="影像66" text:anchor-type="paragraph" svg:width="0.3335in" svg:height="0.3335in" draw:z-index="137"><draw:image xlink:href="Pictures/100000000000001800000018BA6750EE.png" xlink:type="simple" xlink:show="embed" xlink:actuate="onLoad"/></draw:frame>木紋魔劍</text:p>
          </table:table-cell>
          <table:table-cell table:style-name="武器.A2" office:value-type="string">
            <text:p text:style-name="P8"><draw:frame draw:style-name="fr2" draw:name="影像68" text:anchor-type="paragraph" svg:width="0.3335in" svg:height="0.3335in" draw:z-index="138"><draw:image xlink:href="Pictures/100000000000001800000018A29957C6.png" xlink:type="simple" xlink:show="embed" xlink:actuate="onLoad"/></draw:frame>鐵灰魔劍</text:p>
          </table:table-cell>
          <table:table-cell table:style-name="武器.A2" office:value-type="string">
            <text:p text:style-name="P8"><draw:frame draw:style-name="fr2" draw:name="影像65" text:anchor-type="paragraph" svg:width="0.3335in" svg:height="0.3335in" draw:z-index="139"><draw:image xlink:href="Pictures/100000000000001800000018FD4CC75C.png" xlink:type="simple" xlink:show="embed" xlink:actuate="onLoad"/></draw:frame>湛藍魔劍</text:p>
          </table:table-cell>
          <table:table-cell table:style-name="武器.A2" office:value-type="string">
            <text:p text:style-name="P8"><draw:frame draw:style-name="fr2" draw:name="影像67" text:anchor-type="paragraph" svg:width="0.3335in" svg:height="0.3335in" draw:z-index="140"><draw:image xlink:href="Pictures/10000000000000180000001816DF73AC.png" xlink:type="simple" xlink:show="embed" xlink:actuate="onLoad"/></draw:frame>緋紅魔劍</text:p>
          </table:table-cell>
          <table:table-cell table:style-name="武器.A2" office:value-type="string">
            <text:p text:style-name="P1"><draw:frame draw:style-name="fr2" draw:name="影像53" text:anchor-type="paragraph" svg:width="0.3335in" svg:height="0.3335in" draw:z-index="141"><draw:image xlink:href="Pictures/100000000000001800000018FC78ED9C.png" xlink:type="simple" xlink:show="embed" xlink:actuate="onLoad"/></draw:frame><text:span text:style-name="T12">绛</text:span><text:span text:style-name="Strong_20_Emphasis"><text:span text:style-name="T12">紫魔劍</text:span></text:span></text:p>
            <text:p text:style-name="P8"/>
          </table:table-cell>
          <table:table-cell table:style-name="武器.I2" office:value-type="string">
            <text:p text:style-name="P8"><draw:frame draw:style-name="fr2" draw:name="影像52" text:anchor-type="paragraph" svg:width="0.3335in" svg:height="0.3335in" draw:z-index="142"><draw:image xlink:href="Pictures/100000000000001800000018E22F97E9.png" xlink:type="simple" xlink:show="embed" xlink:actuate="onLoad"/></draw:frame>血紅魔劍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13">atk</text:p>
            <text:p text:style-name="P13">matk</text:p>
            <text:p text:style-name="P13">wis</text:p>
          </table:table-cell>
          <table:table-cell table:style-name="武器.A2" office:value-type="string">
            <text:p text:style-name="P41">atk+<text:span text:style-name="T10">9</text:span></text:p>
            <text:p text:style-name="P42">matk+6</text:p>
            <text:p text:style-name="P42">wis+10</text:p>
          </table:table-cell>
          <table:table-cell table:style-name="武器.A2" office:value-type="string">
            <text:p text:style-name="P42">atk+18</text:p>
            <text:p text:style-name="P42">matk+12</text:p>
            <text:p text:style-name="P42">wis+20</text:p>
          </table:table-cell>
          <table:table-cell table:style-name="武器.A2" office:value-type="string">
            <text:p text:style-name="P42">atk+36</text:p>
            <text:p text:style-name="P42">matk+24</text:p>
            <text:p text:style-name="P42">wis+35</text:p>
          </table:table-cell>
          <table:table-cell table:style-name="武器.A2" office:value-type="string">
            <text:p text:style-name="P42">atk+72</text:p>
            <text:p text:style-name="P42">matk+48</text:p>
            <text:p text:style-name="P42">wis+55</text:p>
          </table:table-cell>
          <table:table-cell table:style-name="武器.A2" office:value-type="string">
            <text:p text:style-name="P42">atk+144</text:p>
            <text:p text:style-name="P42">matk+96</text:p>
            <text:p text:style-name="P42">wis+80</text:p>
          </table:table-cell>
          <table:table-cell table:style-name="武器.A2" office:value-type="string">
            <text:p text:style-name="P42">atk+288</text:p>
            <text:p text:style-name="P42">matk+192</text:p>
            <text:p text:style-name="P42">wis+110</text:p>
          </table:table-cell>
          <table:table-cell table:style-name="武器.I2" office:value-type="string">
            <text:p text:style-name="P42">atk+576</text:p>
            <text:p text:style-name="P42">matk+384</text:p>
            <text:p text:style-name="P42">wis+145</text:p>
          </table:table-cell>
        </table:table-row>
        <table:table-row>
          <table:table-cell table:style-name="武器.A2" office:value-type="string">
            <text:p text:style-name="P8">盾</text:p>
          </table:table-cell>
          <table:table-cell table:style-name="武器.A2" office:value-type="string">
            <text:p text:style-name="P8">重盾</text:p>
            <text:p text:style-name="P9"/>
          </table:table-cell>
          <table:table-cell table:style-name="武器.A2" office:value-type="string">
            <text:p text:style-name="P48"><draw:frame draw:style-name="fr2" draw:name="影像78" text:anchor-type="paragraph" svg:width="0.3335in" svg:height="0.3335in" draw:z-index="61"><draw:image xlink:href="Pictures/100000000000001800000018002DF088.png" xlink:type="simple" xlink:show="embed" xlink:actuate="onLoad"/></draw:frame>普通重盾</text:p>
          </table:table-cell>
          <table:table-cell table:style-name="武器.A2" office:value-type="string">
            <text:p text:style-name="P48"><draw:frame draw:style-name="fr2" draw:name="影像79" text:anchor-type="paragraph" svg:width="0.3335in" svg:height="0.3335in" draw:z-index="62"><draw:image xlink:href="Pictures/100000000000001800000018973B8A65.png" xlink:type="simple" xlink:show="embed" xlink:actuate="onLoad"/></draw:frame>強化重盾</text:p>
          </table:table-cell>
          <table:table-cell table:style-name="武器.A2" office:value-type="string">
            <text:p text:style-name="P48"><draw:frame draw:style-name="fr2" draw:name="影像83" text:anchor-type="paragraph" svg:width="0.3335in" svg:height="0.3335in" draw:z-index="63"><draw:image xlink:href="Pictures/1000000000000018000000180720D1A8.png" xlink:type="simple" xlink:show="embed" xlink:actuate="onLoad"/></draw:frame>龍形重盾</text:p>
          </table:table-cell>
          <table:table-cell table:style-name="武器.A2" office:value-type="string">
            <text:p text:style-name="P48"><draw:frame draw:style-name="fr2" draw:name="影像84" text:anchor-type="paragraph" svg:width="0.3335in" svg:height="0.3335in" draw:z-index="64"><draw:image xlink:href="Pictures/100000000000001800000018865B9C67.png" xlink:type="simple" xlink:show="embed" xlink:actuate="onLoad"/></draw:frame>華麗重盾</text:p>
          </table:table-cell>
          <table:table-cell table:style-name="武器.A2" office:value-type="string">
            <text:p text:style-name="P48"><draw:frame draw:style-name="fr2" draw:name="影像87" text:anchor-type="paragraph" svg:width="0.3335in" svg:height="0.3335in" draw:z-index="65"><draw:image xlink:href="Pictures/10000000000000180000001813E08982.png" xlink:type="simple" xlink:show="embed" xlink:actuate="onLoad"/></draw:frame>棘刺重盾</text:p>
          </table:table-cell>
          <table:table-cell table:style-name="武器.A2" office:value-type="string">
            <text:p text:style-name="P48"><draw:frame draw:style-name="fr2" draw:name="影像88" text:anchor-type="paragraph" svg:width="0.3335in" svg:height="0.3335in" draw:z-index="66"><draw:image xlink:href="Pictures/1000000000000018000000186A20D4A0.png" xlink:type="simple" xlink:show="embed" xlink:actuate="onLoad"/></draw:frame>球面重盾</text:p>
          </table:table-cell>
          <table:table-cell table:style-name="武器.I2" office:value-type="string">
            <text:p text:style-name="P48"><draw:frame draw:style-name="fr2" draw:name="影像90" text:anchor-type="paragraph" svg:width="0.3335in" svg:height="0.3335in" draw:z-index="67"><draw:image xlink:href="Pictures/100000000000001800000018559B3EE4.png" xlink:type="simple" xlink:show="embed" xlink:actuate="onLoad"/></draw:frame>硬化重盾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97">def</text:p>
            <text:p text:style-name="P97">block</text:p>
          </table:table-cell>
          <table:table-cell table:style-name="武器.A2" office:value-type="string">
            <text:p text:style-name="P99">def+4</text:p>
            <text:p text:style-name="P99">block+5%</text:p>
          </table:table-cell>
          <table:table-cell table:style-name="武器.A2" office:value-type="string">
            <text:p text:style-name="P99">def+8</text:p>
            <text:p text:style-name="P99">block+6%</text:p>
          </table:table-cell>
          <table:table-cell table:style-name="武器.A2" office:value-type="string">
            <text:p text:style-name="P99">def+16</text:p>
            <text:p text:style-name="P99">block+8%</text:p>
          </table:table-cell>
          <table:table-cell table:style-name="武器.A2" office:value-type="string">
            <text:p text:style-name="P99">def+32</text:p>
            <text:p text:style-name="P99">block+11%</text:p>
          </table:table-cell>
          <table:table-cell table:style-name="武器.A2" office:value-type="string">
            <text:p text:style-name="P99">def+64</text:p>
            <text:p text:style-name="P99">block+15%</text:p>
          </table:table-cell>
          <table:table-cell table:style-name="武器.A2" office:value-type="string">
            <text:p text:style-name="P99">def+128</text:p>
            <text:p text:style-name="P99">block+20%</text:p>
          </table:table-cell>
          <table:table-cell table:style-name="武器.I2" office:value-type="string">
            <text:p text:style-name="P99">def+256</text:p>
            <text:p text:style-name="P99">block+26%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>魔法盾</text:p>
            <text:p text:style-name="P9"/>
          </table:table-cell>
          <table:table-cell table:style-name="武器.A2" office:value-type="string">
            <text:p text:style-name="P8"><draw:frame draw:style-name="fr2" draw:name="影像80" text:anchor-type="paragraph" svg:width="0.3335in" svg:height="0.3335in" draw:z-index="68"><draw:image xlink:href="Pictures/1000000000000018000000185C15E230.png" xlink:type="simple" xlink:show="embed" xlink:actuate="onLoad"/></draw:frame>普通魔盾</text:p>
          </table:table-cell>
          <table:table-cell table:style-name="武器.A2" office:value-type="string">
            <text:p text:style-name="P48"><draw:frame draw:style-name="fr2" draw:name="影像81" text:anchor-type="paragraph" svg:width="0.3335in" svg:height="0.3335in" draw:z-index="69"><draw:image xlink:href="Pictures/100000000000001800000018090E4E95.png" xlink:type="simple" xlink:show="embed" xlink:actuate="onLoad"/></draw:frame>強化魔盾</text:p>
          </table:table-cell>
          <table:table-cell table:style-name="武器.A2" office:value-type="string">
            <text:p text:style-name="P48"><draw:frame draw:style-name="fr2" draw:name="影像82" text:anchor-type="paragraph" svg:width="0.3335in" svg:height="0.3335in" draw:z-index="70"><draw:image xlink:href="Pictures/1000000000000018000000181C1EF263.png" xlink:type="simple" xlink:show="embed" xlink:actuate="onLoad"/></draw:frame>龍形魔盾</text:p>
          </table:table-cell>
          <table:table-cell table:style-name="武器.A2" office:value-type="string">
            <text:p text:style-name="P48"><draw:frame draw:style-name="fr2" draw:name="影像85" text:anchor-type="paragraph" svg:width="0.3335in" svg:height="0.3335in" draw:z-index="71"><draw:image xlink:href="Pictures/100000000000001800000018A0DD8D88.png" xlink:type="simple" xlink:show="embed" xlink:actuate="onLoad"/></draw:frame>華麗魔盾</text:p>
          </table:table-cell>
          <table:table-cell table:style-name="武器.A2" office:value-type="string">
            <text:p text:style-name="P48"><draw:frame draw:style-name="fr2" draw:name="影像86" text:anchor-type="paragraph" svg:width="0.3335in" svg:height="0.3335in" draw:z-index="72"><draw:image xlink:href="Pictures/10000000000000180000001887B162C0.png" xlink:type="simple" xlink:show="embed" xlink:actuate="onLoad"/></draw:frame>棘刺魔盾</text:p>
          </table:table-cell>
          <table:table-cell table:style-name="武器.A2" office:value-type="string">
            <text:p text:style-name="P48"><draw:frame draw:style-name="fr2" draw:name="影像89" text:anchor-type="paragraph" svg:width="0.3335in" svg:height="0.3335in" draw:z-index="73"><draw:image xlink:href="Pictures/1000000000000018000000185CE2A3B5.png" xlink:type="simple" xlink:show="embed" xlink:actuate="onLoad"/></draw:frame>球面魔盾</text:p>
          </table:table-cell>
          <table:table-cell table:style-name="武器.I2" office:value-type="string">
            <text:p text:style-name="P48"><draw:frame draw:style-name="fr2" draw:name="影像91" text:anchor-type="paragraph" svg:width="0.3335in" svg:height="0.3335in" draw:z-index="74"><draw:image xlink:href="Pictures/100000000000001800000018D71A69B3.png" xlink:type="simple" xlink:show="embed" xlink:actuate="onLoad"/></draw:frame>硬化魔盾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11">def</text:p>
            <text:p text:style-name="P11">mdef</text:p>
          </table:table-cell>
          <table:table-cell table:style-name="武器.A2" office:value-type="string">
            <text:p text:style-name="P39">def+3</text:p>
            <text:p text:style-name="P39">mdef+3</text:p>
          </table:table-cell>
          <table:table-cell table:style-name="武器.A2" office:value-type="string">
            <text:p text:style-name="P39">def+6</text:p>
            <text:p text:style-name="P39">mdef+6</text:p>
          </table:table-cell>
          <table:table-cell table:style-name="武器.A2" office:value-type="string">
            <text:p text:style-name="P39">def+12</text:p>
            <text:p text:style-name="P39">mdef+12</text:p>
          </table:table-cell>
          <table:table-cell table:style-name="武器.A2" office:value-type="string">
            <text:p text:style-name="P39">def+24</text:p>
            <text:p text:style-name="P39">mdef+24</text:p>
          </table:table-cell>
          <table:table-cell table:style-name="武器.A2" office:value-type="string">
            <text:p text:style-name="P39">def+48</text:p>
            <text:p text:style-name="P39">mdef+48</text:p>
          </table:table-cell>
          <table:table-cell table:style-name="武器.A2" office:value-type="string">
            <text:p text:style-name="P39">def+96</text:p>
            <text:p text:style-name="P39">mdef+96</text:p>
          </table:table-cell>
          <table:table-cell table:style-name="武器.I2" office:value-type="string">
            <text:p text:style-name="P39">def+192</text:p>
            <text:p text:style-name="P39">mdef+192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>輕盾</text:p>
            <text:p text:style-name="P9"/>
          </table:table-cell>
          <table:table-cell table:style-name="武器.A2" office:value-type="string">
            <text:p text:style-name="P48"><draw:frame draw:style-name="fr2" draw:name="影像92" text:anchor-type="paragraph" svg:width="0.3335in" svg:height="0.3335in" draw:z-index="75"><draw:image xlink:href="Pictures/10000000000000180000001804211F31.png" xlink:type="simple" xlink:show="embed" xlink:actuate="onLoad"/></draw:frame>普通輕盾</text:p>
          </table:table-cell>
          <table:table-cell table:style-name="武器.A2" office:value-type="string">
            <text:p text:style-name="P48"><draw:frame draw:style-name="fr2" draw:name="影像93" text:anchor-type="paragraph" svg:width="0.3335in" svg:height="0.3335in" draw:z-index="76"><draw:image xlink:href="Pictures/1000000000000018000000182F0CAABD.png" xlink:type="simple" xlink:show="embed" xlink:actuate="onLoad"/></draw:frame>強化輕盾</text:p>
          </table:table-cell>
          <table:table-cell table:style-name="武器.A2" office:value-type="string">
            <text:p text:style-name="P48"><draw:frame draw:style-name="fr2" draw:name="影像94" text:anchor-type="paragraph" svg:width="0.3335in" svg:height="0.3335in" draw:z-index="77"><draw:image xlink:href="Pictures/100000000000001800000018E4D53AC5.png" xlink:type="simple" xlink:show="embed" xlink:actuate="onLoad"/></draw:frame>龍形輕盾</text:p>
          </table:table-cell>
          <table:table-cell table:style-name="武器.A2" office:value-type="string">
            <text:p text:style-name="P48"><draw:frame draw:style-name="fr2" draw:name="影像95" text:anchor-type="paragraph" svg:width="0.3335in" svg:height="0.3335in" draw:z-index="78"><draw:image xlink:href="Pictures/100000000000001800000018AB378990.png" xlink:type="simple" xlink:show="embed" xlink:actuate="onLoad"/></draw:frame>華麗輕盾</text:p>
          </table:table-cell>
          <table:table-cell table:style-name="武器.A2" office:value-type="string">
            <text:p text:style-name="P48"><draw:frame draw:style-name="fr2" draw:name="影像96" text:anchor-type="paragraph" svg:width="0.3335in" svg:height="0.3335in" draw:z-index="79"><draw:image xlink:href="Pictures/1000000000000018000000181B69579C.png" xlink:type="simple" xlink:show="embed" xlink:actuate="onLoad"/></draw:frame>棘刺輕盾</text:p>
          </table:table-cell>
          <table:table-cell table:style-name="武器.A2" office:value-type="string">
            <text:p text:style-name="P48"><draw:frame draw:style-name="fr2" draw:name="影像97" text:anchor-type="paragraph" svg:width="0.3335in" svg:height="0.3335in" draw:z-index="80"><draw:image xlink:href="Pictures/10000000000000180000001811012D96.png" xlink:type="simple" xlink:show="embed" xlink:actuate="onLoad"/></draw:frame>球面輕盾</text:p>
          </table:table-cell>
          <table:table-cell table:style-name="武器.I2" office:value-type="string">
            <text:p text:style-name="P48"><draw:frame draw:style-name="fr2" draw:name="影像98" text:anchor-type="paragraph" svg:width="0.3335in" svg:height="0.3335in" draw:z-index="81"><draw:image xlink:href="Pictures/1000000000000018000000185E987A1C.png" xlink:type="simple" xlink:show="embed" xlink:actuate="onLoad"/></draw:frame>硬化輕盾</text:p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97">def</text:p>
            <text:p text:style-name="P104">tough</text:p>
            <text:p text:style-name="P97">wlkspd</text:p>
          </table:table-cell>
          <table:table-cell table:style-name="武器.A2" office:value-type="string">
            <text:p text:style-name="P100">def+3</text:p>
            <text:p text:style-name="P101">tough+5</text:p>
            <text:p text:style-name="P100">wlkspd+5</text:p>
          </table:table-cell>
          <table:table-cell table:style-name="武器.A2" office:value-type="string">
            <text:p text:style-name="P100">def+6</text:p>
            <text:p text:style-name="P101">tough+10</text:p>
            <text:p text:style-name="P100">wlkspd+10</text:p>
          </table:table-cell>
          <table:table-cell table:style-name="武器.A2" office:value-type="string">
            <text:p text:style-name="P100">def+12</text:p>
            <text:p text:style-name="P101">tough+15</text:p>
            <text:p text:style-name="P100">wlkspd+15</text:p>
          </table:table-cell>
          <table:table-cell table:style-name="武器.A2" office:value-type="string">
            <text:p text:style-name="P100">def+24</text:p>
            <text:p text:style-name="P101">tough+20</text:p>
            <text:p text:style-name="P102">wlkspd+20</text:p>
          </table:table-cell>
          <table:table-cell table:style-name="武器.A2" office:value-type="string">
            <text:p text:style-name="P100">def+48</text:p>
            <text:p text:style-name="P101">tough+25</text:p>
            <text:p text:style-name="P102">wlkspd+25</text:p>
          </table:table-cell>
          <table:table-cell table:style-name="武器.A2" office:value-type="string">
            <text:p text:style-name="P100">def+96</text:p>
            <text:p text:style-name="P101">tough+30</text:p>
            <text:p text:style-name="P102">wlkspd+30</text:p>
          </table:table-cell>
          <table:table-cell table:style-name="武器.I2" office:value-type="string">
            <text:p text:style-name="P100">def+192</text:p>
            <text:p text:style-name="P101">tough+35</text:p>
            <text:p text:style-name="P102">wlkspd+35</text:p>
          </table:table-cell>
        </table:table-row>
        <table:table-row>
          <table:table-cell table:style-name="武器.A2" office:value-type="string">
            <text:p text:style-name="P16">書</text:p>
          </table:table-cell>
          <table:table-cell table:style-name="武器.A2" office:value-type="string">
            <text:p text:style-name="P8">書</text:p>
            <text:p text:style-name="P9"/>
          </table:table-cell>
          <table:table-cell table:style-name="武器.A2" office:value-type="string">
            <text:p text:style-name="P86"><draw:frame draw:style-name="fr1" draw:name="影像75" text:anchor-type="paragraph" svg:x="0.178in" svg:y="0.0374in" svg:width="0.3335in" svg:height="0.3335in" draw:z-index="82"><draw:image xlink:href="Pictures/100000000000001800000018165F49B9.png" xlink:type="simple" xlink:show="embed" xlink:actuate="onLoad"/></draw:frame>口袋魔法書</text:p>
          </table:table-cell>
          <table:table-cell table:style-name="武器.A2" office:value-type="string">
            <text:p text:style-name="P86"><draw:frame draw:style-name="fr3" draw:name="影像72" text:anchor-type="paragraph" svg:width="0.3335in" svg:height="0.3335in" draw:z-index="83"><draw:image xlink:href="Pictures/1000020100000018000000185FF52CF5.png" xlink:type="simple" xlink:show="embed" xlink:actuate="onLoad"/></draw:frame>翠綠魔法書</text:p>
          </table:table-cell>
          <table:table-cell table:style-name="武器.A2" office:value-type="string">
            <text:p text:style-name="P86"><draw:frame draw:style-name="fr3" draw:name="影像73" text:anchor-type="paragraph" svg:width="0.3335in" svg:height="0.3335in" draw:z-index="84"><draw:image xlink:href="Pictures/100002010000001800000018296BE028.png" xlink:type="simple" xlink:show="embed" xlink:actuate="onLoad"/></draw:frame>緋紅魔法書</text:p>
          </table:table-cell>
          <table:table-cell table:style-name="武器.A2" office:value-type="string">
            <text:p text:style-name="P86"><draw:frame draw:style-name="fr1" draw:name="影像71" text:anchor-type="paragraph" svg:x="0.1138in" svg:y="0.0193in" svg:width="0.3335in" svg:height="0.3335in" draw:z-index="85"><draw:image xlink:href="Pictures/100002010000001800000018AC26E310.png" xlink:type="simple" xlink:show="embed" xlink:actuate="onLoad"/></draw:frame>湛藍魔法書</text:p>
          </table:table-cell>
          <table:table-cell table:style-name="武器.A2" office:value-type="string">
            <text:p text:style-name="P86"><draw:frame draw:style-name="fr1" draw:name="影像74" text:anchor-type="paragraph" svg:x="0.1717in" svg:y="0.0091in" svg:width="0.3335in" svg:height="0.3335in" draw:z-index="86"><draw:image xlink:href="Pictures/10000000000000180000001897DFA648.png" xlink:type="simple" xlink:show="embed" xlink:actuate="onLoad"/></draw:frame>絳紫魔法書</text:p>
          </table:table-cell>
          <table:table-cell table:style-name="武器.A2" office:value-type="string">
            <text:p text:style-name="P86"><draw:frame draw:style-name="fr3" draw:name="影像76" text:anchor-type="paragraph" svg:width="0.3335in" svg:height="0.3335in" draw:z-index="87"><draw:image xlink:href="Pictures/1000020100000018000000189E5CE561.png" xlink:type="simple" xlink:show="embed" xlink:actuate="onLoad"/></draw:frame>精裝魔法書</text:p>
          </table:table-cell>
          <table:table-cell table:style-name="武器.I2" office:value-type="string">
            <text:p text:style-name="P106"><draw:frame draw:style-name="fr3" draw:name="影像77" text:anchor-type="paragraph" svg:width="0.25in" svg:height="0.25in" draw:z-index="88"><draw:image xlink:href="Pictures/100002000000001800000018EDB3F904.gif" xlink:type="simple" xlink:show="embed" xlink:actuate="onLoad"/></draw:frame>上古魔法石版</text:p>
          </table:table-cell>
        </table:table-row>
        <table:table-row>
          <table:table-cell table:style-name="武器.A2" office:value-type="string">
            <text:p text:style-name="P16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A2" office:value-type="string">
            <text:p text:style-name="P8"/>
          </table:table-cell>
          <table:table-cell table:style-name="武器.I2" office:value-type="string">
            <text:p text:style-name="P8"/>
          </table:table-cell>
        </table:table-row>
        <table:table-row>
          <table:table-cell table:style-name="武器.A2" office:value-type="string">
            <text:p text:style-name="P16"/>
          </table:table-cell>
          <table:table-cell table:style-name="武器.A2" office:value-type="string">
            <text:p text:style-name="P122">atk</text:p>
            <text:p text:style-name="P114">def</text:p>
            <text:p text:style-name="P114">mdef</text:p>
            <text:p text:style-name="P109">consum_amp</text:p>
          </table:table-cell>
          <table:table-cell table:style-name="武器.A2" office:value-type="string">
            <text:p text:style-name="P122">atk+2</text:p>
            <text:p text:style-name="P113">def+2</text:p>
            <text:p text:style-name="P113">mdef+4</text:p>
            <text:p text:style-name="P107">consum_amp-5</text:p>
          </table:table-cell>
          <table:table-cell table:style-name="武器.A2" office:value-type="string">
            <text:p text:style-name="P122">atk+4</text:p>
            <text:p text:style-name="P115">def+4</text:p>
            <text:p text:style-name="P115">mdef+8</text:p>
            <text:p text:style-name="P107">consum_amp-6</text:p>
          </table:table-cell>
          <table:table-cell table:style-name="武器.A2" office:value-type="string">
            <text:p text:style-name="P122">atk+8</text:p>
            <text:p text:style-name="P115">def+8</text:p>
            <text:p text:style-name="P115">mdef+16</text:p>
            <text:p text:style-name="P107">consum_amp-8</text:p>
          </table:table-cell>
          <table:table-cell table:style-name="武器.A2" office:value-type="string">
            <text:p text:style-name="P122">atk+16</text:p>
            <text:p text:style-name="P115">def+16</text:p>
            <text:p text:style-name="P115">mdef+32</text:p>
            <text:p text:style-name="P117">consum_amp-10</text:p>
          </table:table-cell>
          <table:table-cell table:style-name="武器.A2" office:value-type="string">
            <text:p text:style-name="P122">atk+32</text:p>
            <text:p text:style-name="P115">def+32</text:p>
            <text:p text:style-name="P115">mdef+64</text:p>
            <text:p text:style-name="P117">consum_amp-12</text:p>
          </table:table-cell>
          <table:table-cell table:style-name="武器.A2" office:value-type="string">
            <text:p text:style-name="P122">atk+64</text:p>
            <text:p text:style-name="P115">def+64</text:p>
            <text:p text:style-name="P115">mdef+128</text:p>
            <text:p text:style-name="P117">consum_amp-14</text:p>
          </table:table-cell>
          <table:table-cell table:style-name="武器.I2" office:value-type="string">
            <text:p text:style-name="P122">atk<text:span text:style-name="T23">+</text:span></text:p>
            <text:p text:style-name="P115">def+128</text:p>
            <text:p text:style-name="P115">mdef+256</text:p>
            <text:p text:style-name="P107">consum_amp-16</text:p>
          </table:table-cell>
        </table:table-row>
      </table:table>
      <text:p text:style-name="P7"/>
      <text:p text:style-name="P7"/>
      <text:p text:style-name="P7"/>
      <text:p text:style-name="P7"><text:soft-page-break/></text:p>
      <text:p text:style-name="P7">遠距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 table:number-columns-repeated="2"/>
        <table:table-column table:style-name="表格2.D"/>
        <table:table-column table:style-name="表格2.E"/>
        <table:table-column table:style-name="表格2.I"/>
        <table:table-header-rows>
          <table:table-row>
            <table:table-cell table:style-name="表格2.A1" office:value-type="string">
              <text:p text:style-name="P8">弓</text:p>
            </table:table-cell>
            <table:table-cell table:style-name="表格2.A1" office:value-type="string">
              <text:p text:style-name="P8">弓</text:p>
              <text:p text:style-name="P9"/>
            </table:table-cell>
            <table:table-cell table:style-name="表格2.A1" office:value-type="string">
              <text:p text:style-name="P8"><draw:frame draw:style-name="fr2" draw:name="影像17" text:anchor-type="paragraph" svg:width="0.3335in" svg:height="0.3335in" draw:z-index="15"><draw:image xlink:href="Pictures/100000000000001800000018F41A4420.png" xlink:type="simple" xlink:show="embed" xlink:actuate="onLoad"/></draw:frame>湛藍短弓</text:p>
            </table:table-cell>
            <table:table-cell table:style-name="表格2.A1" office:value-type="string">
              <text:p text:style-name="P8"><draw:frame draw:style-name="fr2" draw:name="影像18" text:anchor-type="paragraph" svg:width="0.3335in" svg:height="0.3335in" draw:z-index="16"><draw:image xlink:href="Pictures/100000000000001800000018FD974607.png" xlink:type="simple" xlink:show="embed" xlink:actuate="onLoad"/></draw:frame>木紋短弓</text:p>
            </table:table-cell>
            <table:table-cell table:style-name="表格2.A1" office:value-type="string">
              <text:p text:style-name="P8"><draw:frame draw:style-name="fr1" draw:name="影像19" text:anchor-type="paragraph" svg:x="0.152in" svg:y="0in" svg:width="0.3335in" svg:height="0.3335in" draw:z-index="18"><draw:image xlink:href="Pictures/100000000000001800000018F0FB971E.png" xlink:type="simple" xlink:show="embed" xlink:actuate="onLoad"/></draw:frame>湛藍長弓</text:p>
            </table:table-cell>
            <table:table-cell table:style-name="表格2.A1" office:value-type="string">
              <text:p text:style-name="P8"><draw:frame draw:style-name="fr1" draw:name="影像20" text:anchor-type="paragraph" svg:x="0.172in" svg:y="0in" svg:width="0.3335in" svg:height="0.3335in" draw:z-index="17"><draw:image xlink:href="Pictures/100000000000001800000018A4D4E615.png" xlink:type="simple" xlink:show="embed" xlink:actuate="onLoad"/></draw:frame>木紋長弓</text:p>
            </table:table-cell>
            <table:table-cell table:style-name="表格2.A1" office:value-type="string">
              <text:p text:style-name="P8"><draw:frame draw:style-name="fr2" draw:name="影像23" text:anchor-type="paragraph" svg:width="0.3335in" svg:height="0.3335in" draw:z-index="19"><draw:image xlink:href="Pictures/100000000000001800000018E92FDCD3.png" xlink:type="simple" xlink:show="embed" xlink:actuate="onLoad"/></draw:frame>緋紅長弓</text:p>
            </table:table-cell>
            <table:table-cell table:style-name="表格2.A1" office:value-type="string">
              <text:p text:style-name="P67"><draw:frame draw:style-name="fr2" draw:name="影像21" text:anchor-type="paragraph" svg:width="0.3335in" svg:height="0.3335in" draw:z-index="20"><draw:image xlink:href="Pictures/100000000000001800000018DC24A3C5.png" xlink:type="simple" xlink:show="embed" xlink:actuate="onLoad"/></draw:frame>銀白機械弓</text:p>
            </table:table-cell>
            <table:table-cell table:style-name="表格2.I1" office:value-type="string">
              <text:p text:style-name="P8"><draw:frame draw:style-name="fr2" draw:name="影像22" text:anchor-type="paragraph" svg:width="0.3335in" svg:height="0.3335in" draw:z-index="21"><draw:image xlink:href="Pictures/1000000000000018000000188AB0A3CA.png" xlink:type="simple" xlink:show="embed" xlink:actuate="onLoad"/></draw:frame>血紅機械弓</text:p>
            </table:table-cell>
          </table:table-row>
        </table:table-header-rows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9">材料</text:p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I2" office:value-type="string">
            <text:p text:style-name="P8"/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68"><text:span text:style-name="T4">r</text:span>atk,</text:p>
            <text:p text:style-name="P68">atkspd,wlkspd</text:p>
          </table:table-cell>
          <table:table-cell table:style-name="表格2.A2" office:value-type="string">
            <text:p text:style-name="P70"><text:span text:style-name="T4">r</text:span>atk<text:span text:style-name="T4">+10</text:span></text:p>
            <text:p text:style-name="P71">atkspd+10</text:p>
            <text:p text:style-name="P71">wlkspd+2%</text:p>
          </table:table-cell>
          <table:table-cell table:style-name="表格2.A2" office:value-type="string">
            <text:p text:style-name="P71">ratk+20</text:p>
            <text:p text:style-name="P71">atkspd+20</text:p>
            <text:p text:style-name="P71">wlkspd+3%</text:p>
          </table:table-cell>
          <table:table-cell table:style-name="表格2.A2" office:value-type="string">
            <text:p text:style-name="P71">ratk+40</text:p>
            <text:p text:style-name="P71">atkspd+30</text:p>
            <text:p text:style-name="P71">wlkspd+4%</text:p>
          </table:table-cell>
          <table:table-cell table:style-name="表格2.A2" office:value-type="string">
            <text:p text:style-name="P71">ratk+80</text:p>
            <text:p text:style-name="P71">atkspd+40</text:p>
            <text:p text:style-name="P71">wlkspd+5%</text:p>
          </table:table-cell>
          <table:table-cell table:style-name="表格2.A2" office:value-type="string">
            <text:p text:style-name="P71">ratk+160</text:p>
            <text:p text:style-name="P71">atkspd+50</text:p>
            <text:p text:style-name="P71">wlkspd+6%</text:p>
          </table:table-cell>
          <table:table-cell table:style-name="表格2.A2" office:value-type="string">
            <text:p text:style-name="P71">ratk+320</text:p>
            <text:p text:style-name="P71">atkspd+60</text:p>
            <text:p text:style-name="P71">wlkspd+7%</text:p>
          </table:table-cell>
          <table:table-cell table:style-name="表格2.I2" office:value-type="string">
            <text:p text:style-name="P72">ratk+640</text:p>
            <text:p text:style-name="P71">atkspd+70</text:p>
            <text:p text:style-name="P72">wlkspd+8%</text:p>
          </table:table-cell>
        </table:table-row>
        <table:table-row>
          <table:table-cell table:style-name="表格2.A2" office:value-type="string">
            <text:p text:style-name="P8">弩</text:p>
          </table:table-cell>
          <table:table-cell table:style-name="表格2.A2" office:value-type="string">
            <text:p text:style-name="P8">弩</text:p>
            <text:p text:style-name="P9"/>
          </table:table-cell>
          <table:table-cell table:style-name="表格2.A2" office:value-type="string">
            <text:p text:style-name="P8"><draw:frame draw:style-name="fr3" draw:name="影像24" text:anchor-type="paragraph" svg:width="0.3335in" svg:height="0.3335in" draw:z-index="163"><draw:image xlink:href="Pictures/100000000000001800000018657B95A1.png" xlink:type="simple" xlink:show="embed" xlink:actuate="onLoad"/></draw:frame>翠綠弩弓</text:p>
          </table:table-cell>
          <table:table-cell table:style-name="表格2.A2" office:value-type="string">
            <text:p text:style-name="P8"><draw:frame draw:style-name="fr2" draw:name="影像27" text:anchor-type="paragraph" svg:width="0.3335in" svg:height="0.3335in" draw:z-index="22"><draw:image xlink:href="Pictures/1000000000000018000000185E64C5C3.png" xlink:type="simple" xlink:show="embed" xlink:actuate="onLoad"/></draw:frame>木紋弩弓</text:p>
          </table:table-cell>
          <table:table-cell table:style-name="表格2.A2" office:value-type="string">
            <text:p text:style-name="P8"><draw:frame draw:style-name="fr1" draw:name="影像31" text:anchor-type="paragraph" svg:x="0.1902in" svg:y="0.0035in" svg:width="0.3335in" svg:height="0.3335in" draw:z-index="23"><draw:image xlink:href="Pictures/100000000000001800000018B9FE1020.png" xlink:type="simple" xlink:show="embed" xlink:actuate="onLoad"/></draw:frame>緋紅弩弓</text:p>
          </table:table-cell>
          <table:table-cell table:style-name="表格2.A2" office:value-type="string">
            <text:p text:style-name="P8"><draw:frame draw:style-name="fr3" draw:name="影像29" text:anchor-type="paragraph" svg:width="0.3335in" svg:height="0.3335in" draw:z-index="162"><draw:image xlink:href="Pictures/1000000000000018000000188ACC47FF.png" xlink:type="simple" xlink:show="embed" xlink:actuate="onLoad"/></draw:frame>鐵灰弩弓</text:p>
          </table:table-cell>
          <table:table-cell table:style-name="表格2.A2" office:value-type="string">
            <text:p text:style-name="P8"><draw:frame draw:style-name="fr1" draw:name="影像30" text:anchor-type="paragraph" svg:x="0.1571in" svg:y="0.0091in" svg:width="0.3335in" svg:height="0.3335in" draw:z-index="24"><draw:image xlink:href="Pictures/100000000000001800000018DE9445B4.png" xlink:type="simple" xlink:show="embed" xlink:actuate="onLoad"/></draw:frame>木紋連弩</text:p>
          </table:table-cell>
          <table:table-cell table:style-name="表格2.A2" office:value-type="string">
            <text:p text:style-name="P8"><draw:frame draw:style-name="fr2" draw:name="影像28" text:anchor-type="paragraph" svg:width="0.3335in" svg:height="0.3335in" draw:z-index="25"><draw:image xlink:href="Pictures/10000000000000180000001882E91773.png" xlink:type="simple" xlink:show="embed" xlink:actuate="onLoad"/></draw:frame>銀白連弩</text:p>
          </table:table-cell>
          <table:table-cell table:style-name="表格2.I2" office:value-type="string">
            <text:p text:style-name="P8"><draw:frame draw:style-name="fr2" draw:name="影像25" text:anchor-type="paragraph" svg:width="0.3335in" svg:height="0.3335in" draw:z-index="26"><draw:image xlink:href="Pictures/10000000000000180000001830E1B041.png" xlink:type="simple" xlink:show="embed" xlink:actuate="onLoad"/></draw:frame>血紅弩弓</text:p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I2" office:value-type="string">
            <text:p text:style-name="P8"/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68"><text:span text:style-name="T4">r</text:span>atk,</text:p>
            <text:p text:style-name="P68"><text:span text:style-name="T4">atkspd</text:span>,def</text:p>
          </table:table-cell>
          <table:table-cell table:style-name="表格2.A2" office:value-type="string">
            <text:p text:style-name="P71">ratk+<text:span text:style-name="T24">20</text:span></text:p>
            <text:p text:style-name="P71">atkspd+5</text:p>
            <text:p text:style-name="P71">def+<text:span text:style-name="T24">2</text:span></text:p>
          </table:table-cell>
          <table:table-cell table:style-name="表格2.A2" office:value-type="string">
            <text:p text:style-name="P71">ratk+<text:span text:style-name="T24">40</text:span></text:p>
            <text:p text:style-name="P123">atkspd+10</text:p>
            <text:p text:style-name="P123"><text:span text:style-name="T24">d</text:span>ef+<text:span text:style-name="T24">4</text:span></text:p>
          </table:table-cell>
          <table:table-cell table:style-name="表格2.A2" office:value-type="string">
            <text:p text:style-name="P71">ratk+<text:span text:style-name="T24">70</text:span></text:p>
            <text:p text:style-name="P71">atkspd+15</text:p>
            <text:p text:style-name="P71">def+<text:span text:style-name="T24">8</text:span></text:p>
          </table:table-cell>
          <table:table-cell table:style-name="表格2.A2" office:value-type="string">
            <text:p text:style-name="P71">ratk+1<text:span text:style-name="T24">20</text:span></text:p>
            <text:p text:style-name="P71">atkspd+20</text:p>
            <text:p text:style-name="P71">def+<text:span text:style-name="T24">16</text:span></text:p>
          </table:table-cell>
          <table:table-cell table:style-name="表格2.A2" office:value-type="string">
            <text:p text:style-name="P71">ratk+<text:span text:style-name="T24">210</text:span></text:p>
            <text:p text:style-name="P71">atkspd+25</text:p>
            <text:p text:style-name="P71">def+<text:span text:style-name="T24">32</text:span></text:p>
          </table:table-cell>
          <table:table-cell table:style-name="表格2.A2" office:value-type="string">
            <text:p text:style-name="P71">ratk+3<text:span text:style-name="T24">8</text:span>0</text:p>
            <text:p text:style-name="P71">atkspd+30</text:p>
            <text:p text:style-name="P71">def+<text:span text:style-name="T24">64</text:span></text:p>
          </table:table-cell>
          <table:table-cell table:style-name="表格2.I2" office:value-type="string">
            <text:p text:style-name="P71">ratk+<text:span text:style-name="T24">710</text:span></text:p>
            <text:p text:style-name="P71">atkspd+35</text:p>
            <text:p text:style-name="P71">def+<text:span text:style-name="T24">128</text:span></text:p>
          </table:table-cell>
        </table:table-row>
        <table:table-row>
          <table:table-cell table:style-name="表格2.A2" office:value-type="string">
            <text:p text:style-name="P8">鐵砲</text:p>
          </table:table-cell>
          <table:table-cell table:style-name="表格2.A2" office:value-type="string">
            <text:p text:style-name="P68">鐵砲</text:p>
          </table:table-cell>
          <table:table-cell table:style-name="表格2.A2" office:value-type="string">
            <text:p text:style-name="P71"><draw:frame draw:style-name="fr2" draw:name="影像228" text:anchor-type="paragraph" svg:width="0.3335in" svg:height="0.3335in" draw:z-index="204"><draw:image xlink:href="Pictures/1000000000000018000000184B5846AE.png" xlink:type="simple" xlink:show="embed" xlink:actuate="onLoad"/></draw:frame>鐵灰左輪槍</text:p>
          </table:table-cell>
          <table:table-cell table:style-name="表格2.A2" office:value-type="string">
            <text:p text:style-name="P71"><draw:frame draw:style-name="fr2" draw:name="影像229" text:anchor-type="paragraph" svg:width="0.3335in" svg:height="0.3335in" draw:z-index="205"><draw:image xlink:href="Pictures/10000000000000180000001843ADDCCA.png" xlink:type="simple" xlink:show="embed" xlink:actuate="onLoad"/></draw:frame>金黃左輪槍</text:p>
          </table:table-cell>
          <table:table-cell table:style-name="表格2.A2" office:value-type="string">
            <text:p text:style-name="P71"><draw:frame draw:style-name="fr2" draw:name="影像234" text:anchor-type="paragraph" svg:width="0.25in" svg:height="0.25in" draw:z-index="209"><draw:image xlink:href="Pictures/100002000000001800000018FE0D9566.gif" xlink:type="simple" xlink:show="embed" xlink:actuate="onLoad"/></draw:frame>銀白左輪槍</text:p>
          </table:table-cell>
          <table:table-cell table:style-name="表格2.A2" office:value-type="string">
            <text:p text:style-name="P71"><draw:frame draw:style-name="fr2" draw:name="影像230" text:anchor-type="paragraph" svg:width="0.3335in" svg:height="0.3335in" draw:z-index="206"><draw:image xlink:href="Pictures/100000000000001800000018C65F635F.png" xlink:type="simple" xlink:show="embed" xlink:actuate="onLoad"/></draw:frame>鐵灰步槍</text:p>
          </table:table-cell>
          <table:table-cell table:style-name="表格2.A2" office:value-type="string">
            <text:p text:style-name="P71"><draw:frame draw:style-name="fr1" draw:name="影像232" text:anchor-type="paragraph" svg:x="0.1693in" svg:y="0.0181in" svg:width="0.3335in" svg:height="0.3335in" draw:z-index="208"><draw:image xlink:href="Pictures/100002010000001800000018E97E6DB5.png" xlink:type="simple" xlink:show="embed" xlink:actuate="onLoad"/></draw:frame>銀白步槍</text:p>
          </table:table-cell>
          <table:table-cell table:style-name="表格2.A2" office:value-type="string">
            <text:p text:style-name="P71"><draw:frame draw:style-name="fr1" draw:name="影像231" text:anchor-type="paragraph" svg:x="0.1972in" svg:y="0.0181in" svg:width="0.3335in" svg:height="0.3335in" draw:z-index="207"><draw:image xlink:href="Pictures/100000000000001800000018AD6F74AE.png" xlink:type="simple" xlink:show="embed" xlink:actuate="onLoad"/></draw:frame>鐵灰散彈槍</text:p>
          </table:table-cell>
          <table:table-cell table:style-name="表格2.I2" office:value-type="string">
            <text:p text:style-name="P71"><draw:frame draw:style-name="fr2" draw:name="影像233" text:anchor-type="paragraph" svg:width="0.3335in" svg:height="0.3335in" draw:z-index="210"><draw:image xlink:href="Pictures/1000000000000018000000180DCF7954.png" xlink:type="simple" xlink:show="embed" xlink:actuate="onLoad"/></draw:frame>鐵灰榴彈砲</text:p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68"/>
          </table:table-cell>
          <table:table-cell table:style-name="表格2.A2" office:value-type="string">
            <text:p text:style-name="P71"/>
          </table:table-cell>
          <table:table-cell table:style-name="表格2.A2" office:value-type="string">
            <text:p text:style-name="P71"/>
          </table:table-cell>
          <table:table-cell table:style-name="表格2.A2" office:value-type="string">
            <text:p text:style-name="P71"/>
          </table:table-cell>
          <table:table-cell table:style-name="表格2.A2" office:value-type="string">
            <text:p text:style-name="P71"/>
          </table:table-cell>
          <table:table-cell table:style-name="表格2.A2" office:value-type="string">
            <text:p text:style-name="P71"/>
          </table:table-cell>
          <table:table-cell table:style-name="表格2.A2" office:value-type="string">
            <text:p text:style-name="P71"/>
          </table:table-cell>
          <table:table-cell table:style-name="表格2.I2" office:value-type="string">
            <text:p text:style-name="P71"/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68"/>
          </table:table-cell>
          <table:table-cell table:style-name="表格2.A2" office:value-type="string">
            <text:p text:style-name="P85">ratk+15</text:p>
          </table:table-cell>
          <table:table-cell table:style-name="表格2.A2" office:value-type="string">
            <text:p text:style-name="P85">ratk+35</text:p>
          </table:table-cell>
          <table:table-cell table:style-name="表格2.A2" office:value-type="string">
            <text:p text:style-name="P85">ratk+60</text:p>
          </table:table-cell>
          <table:table-cell table:style-name="表格2.A2" office:value-type="string">
            <text:p text:style-name="P85">ratk+105</text:p>
          </table:table-cell>
          <table:table-cell table:style-name="表格2.A2" office:value-type="string">
            <text:p text:style-name="P85">ratk+190</text:p>
          </table:table-cell>
          <table:table-cell table:style-name="表格2.A2" office:value-type="string">
            <text:p text:style-name="P85">ratk+355</text:p>
          </table:table-cell>
          <table:table-cell table:style-name="表格2.I2" office:value-type="string">
            <text:p text:style-name="P85">ratk+680</text:p>
          </table:table-cell>
        </table:table-row>
      </table:table>
      <text:p text:style-name="P1">頭部</text:p>
      <table:table table:name="頭部" table:style-name="頭部">
        <table:table-column table:style-name="頭部.A"/>
        <table:table-column table:style-name="頭部.B"/>
        <table:table-column table:style-name="頭部.C" table:number-columns-repeated="7"/>
        <table:table-row>
          <table:table-cell table:style-name="頭部.A1" office:value-type="string">
            <text:p text:style-name="P8">頭盔</text:p>
            <text:p text:style-name="P36"/>
          </table:table-cell>
          <table:table-cell table:style-name="頭部.A1" office:value-type="string">
            <text:p text:style-name="P8">頭盔</text:p>
          </table:table-cell>
          <table:table-cell table:style-name="頭部.A1" office:value-type="string">
            <text:p text:style-name="P8"><draw:frame draw:style-name="fr2" draw:name="影像168" text:anchor-type="paragraph" svg:width="0.3335in" svg:height="0.3335in" draw:z-index="212"><draw:image xlink:href="Pictures/100000000000001800000018A585ACF9.png" xlink:type="simple" xlink:show="embed" xlink:actuate="onLoad"/></draw:frame>翠綠頭盔</text:p>
          </table:table-cell>
          <table:table-cell table:style-name="頭部.A1" office:value-type="string">
            <text:p text:style-name="P66">木紋頭盔</text:p>
          </table:table-cell>
          <table:table-cell table:style-name="頭部.A1" office:value-type="string">
            <text:p text:style-name="P38">湛藍頭盔</text:p>
          </table:table-cell>
          <table:table-cell table:style-name="頭部.A1" office:value-type="string">
            <text:p text:style-name="P66">橘黃頭盔</text:p>
          </table:table-cell>
          <table:table-cell table:style-name="頭部.A1" office:value-type="string">
            <text:p text:style-name="P66">銀白頭盔</text:p>
          </table:table-cell>
          <table:table-cell table:style-name="頭部.A1" office:value-type="string">
            <text:p text:style-name="P38">鐵灰頭盔</text:p>
          </table:table-cell>
          <table:table-cell table:style-name="頭部.I1" office:value-type="string">
            <text:p text:style-name="P66">血紅頭盔</text:p>
          </table:table-cell>
        </table:table-row>
        <table:table-row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17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17"/>
          </table:table-cell>
          <table:table-cell table:style-name="頭部.I2" office:value-type="string">
            <text:p text:style-name="P8"/>
          </table:table-cell>
        </table:table-row>
        <table:table-row>
          <table:table-cell table:style-name="頭部.A2" office:value-type="string">
            <text:p text:style-name="P10">def</text:p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1">def+5</text:p>
          </table:table-cell>
          <table:table-cell table:style-name="頭部.A2" office:value-type="string">
            <text:p text:style-name="P65">def+10</text:p>
          </table:table-cell>
          <table:table-cell table:style-name="頭部.A2" office:value-type="string">
            <text:p text:style-name="P65">def+20</text:p>
          </table:table-cell>
          <table:table-cell table:style-name="頭部.A2" office:value-type="string">
            <text:p text:style-name="P65">def+40</text:p>
          </table:table-cell>
          <table:table-cell table:style-name="頭部.A2" office:value-type="string">
            <text:p text:style-name="P6">def+80</text:p>
          </table:table-cell>
          <table:table-cell table:style-name="頭部.A2" office:value-type="string">
            <text:p text:style-name="P65">def+160</text:p>
          </table:table-cell>
          <table:table-cell table:style-name="頭部.I2" office:value-type="string">
            <text:p text:style-name="P65">def+320</text:p>
          </table:table-cell>
        </table:table-row>
        <table:table-row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10">角盔</text:p>
          </table:table-cell>
          <table:table-cell table:style-name="頭部.A2" office:value-type="string">
            <text:p text:style-name="P33"><draw:frame draw:style-name="fr1" draw:name="影像101" text:anchor-type="paragraph" svg:x="0.1209in" svg:y="0.0201in" svg:width="0.3335in" svg:height="0.3335in" draw:z-index="213"><draw:image xlink:href="Pictures/100000000000001800000018170BBDAB.png" xlink:type="simple" xlink:show="embed" xlink:actuate="onLoad"/></draw:frame>翠綠<text:span text:style-name="T17">角盔</text:span></text:p>
          </table:table-cell>
          <table:table-cell table:style-name="頭部.A2" office:value-type="string">
            <text:p text:style-name="P33">木紋<text:span text:style-name="T17">角盔</text:span></text:p>
          </table:table-cell>
          <table:table-cell table:style-name="頭部.A2" office:value-type="string">
            <text:p text:style-name="P20">湛藍<text:span text:style-name="T17">角盔</text:span></text:p>
          </table:table-cell>
          <table:table-cell table:style-name="頭部.A2" office:value-type="string">
            <text:p text:style-name="P15">橘黃角盔</text:p>
          </table:table-cell>
          <table:table-cell table:style-name="頭部.A2" office:value-type="string">
            <text:p text:style-name="P5">銀白<text:span text:style-name="T17">角盔</text:span></text:p>
          </table:table-cell>
          <table:table-cell table:style-name="頭部.A2" office:value-type="string">
            <text:p text:style-name="P20">鐵灰<text:span text:style-name="T17">角盔</text:span></text:p>
          </table:table-cell>
          <table:table-cell table:style-name="頭部.I2" office:value-type="string">
            <text:p text:style-name="P33">血紅<text:span text:style-name="T17">角盔</text:span></text:p>
          </table:table-cell>
        </table:table-row>
        <table:table-row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1"/>
          </table:table-cell>
          <table:table-cell table:style-name="頭部.A2" office:value-type="string">
            <text:p text:style-name="P31"/>
          </table:table-cell>
          <table:table-cell table:style-name="頭部.A2" office:value-type="string">
            <text:p text:style-name="P19"/>
          </table:table-cell>
          <table:table-cell table:style-name="頭部.A2" office:value-type="string">
            <text:p text:style-name="P31"/>
          </table:table-cell>
          <table:table-cell table:style-name="頭部.A2" office:value-type="string">
            <text:p text:style-name="P4"/>
          </table:table-cell>
          <table:table-cell table:style-name="頭部.A2" office:value-type="string">
            <text:p text:style-name="P19"/>
          </table:table-cell>
          <table:table-cell table:style-name="頭部.I2" office:value-type="string">
            <text:p text:style-name="P31"/>
          </table:table-cell>
        </table:table-row>
        <table:table-row>
          <table:table-cell table:style-name="頭部.A2" office:value-type="string">
            <text:p text:style-name="P65">def</text:p>
            <text:p text:style-name="P65">atk</text:p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1">def+4</text:p>
            <text:p text:style-name="P31">atk+1</text:p>
          </table:table-cell>
          <table:table-cell table:style-name="頭部.A2" office:value-type="string">
            <text:p text:style-name="P65">def+8</text:p>
            <text:p text:style-name="P65">atk+2</text:p>
          </table:table-cell>
          <table:table-cell table:style-name="頭部.A2" office:value-type="string">
            <text:p text:style-name="P65">def+16</text:p>
            <text:p text:style-name="P65">atk+4</text:p>
          </table:table-cell>
          <table:table-cell table:style-name="頭部.A2" office:value-type="string">
            <text:p text:style-name="P65">def+32</text:p>
            <text:p text:style-name="P65">atk+8</text:p>
          </table:table-cell>
          <table:table-cell table:style-name="頭部.A2" office:value-type="string">
            <text:p text:style-name="P6">def+64</text:p>
            <text:p text:style-name="P6">atk+16</text:p>
          </table:table-cell>
          <table:table-cell table:style-name="頭部.A2" office:value-type="string">
            <text:p text:style-name="P65">def+128atk+32</text:p>
          </table:table-cell>
          <table:table-cell table:style-name="頭部.I2" office:value-type="string">
            <text:p text:style-name="P65">def+256</text:p>
            <text:p text:style-name="P65">atk+64</text:p>
          </table:table-cell>
        </table:table-row>
        <table:table-row>
          <table:table-cell table:style-name="頭部.A2" office:value-type="string">
            <text:p text:style-name="P17">頭巾</text:p>
            <text:p text:style-name="P37"/>
          </table:table-cell>
          <table:table-cell table:style-name="頭部.A2" office:value-type="string">
            <text:p text:style-name="P17">頭巾</text:p>
          </table:table-cell>
          <table:table-cell table:style-name="頭部.A2" office:value-type="string">
            <text:p text:style-name="P66"><draw:frame draw:style-name="fr1" draw:name="影像99" text:anchor-type="paragraph" svg:x="0.0764in" svg:y="0.0047in" svg:width="0.3335in" svg:height="0.3335in" draw:z-index="214"><draw:image xlink:href="Pictures/100002010000001800000018D92448EE.png" xlink:type="simple" xlink:show="embed" xlink:actuate="onLoad"/></draw:frame>翠綠頭巾</text:p>
          </table:table-cell>
          <table:table-cell table:style-name="頭部.A2" office:value-type="string">
            <text:p text:style-name="P66">木紋頭巾</text:p>
          </table:table-cell>
          <table:table-cell table:style-name="頭部.A2" office:value-type="string">
            <text:p text:style-name="P14">湛藍頭巾</text:p>
          </table:table-cell>
          <table:table-cell table:style-name="頭部.A2" office:value-type="string">
            <text:p text:style-name="P34">橘黃頭巾</text:p>
          </table:table-cell>
          <table:table-cell table:style-name="頭部.A2" office:value-type="string">
            <text:p text:style-name="P5">雪白頭巾</text:p>
          </table:table-cell>
          <table:table-cell table:style-name="頭部.A2" office:value-type="string">
            <text:p text:style-name="P33">鐵灰頭巾</text:p>
          </table:table-cell>
          <table:table-cell table:style-name="頭部.I2" office:value-type="string">
            <text:p text:style-name="P33">血紅頭巾</text:p>
          </table:table-cell>
        </table:table-row>
        <table:table-row>
          <table:table-cell table:style-name="頭部.A2" office:value-type="string">
            <text:p text:style-name="P17"/>
          </table:table-cell>
          <table:table-cell table:style-name="頭部.A2" office:value-type="string">
            <text:p text:style-name="P17"/>
          </table:table-cell>
          <table:table-cell table:style-name="頭部.A2" office:value-type="string">
            <text:p text:style-name="P31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1"/>
          </table:table-cell>
          <table:table-cell table:style-name="頭部.A2" office:value-type="string">
            <text:p text:style-name="P4"/>
          </table:table-cell>
          <table:table-cell table:style-name="頭部.A2" office:value-type="string">
            <text:p text:style-name="P32"/>
          </table:table-cell>
          <table:table-cell table:style-name="頭部.I2" office:value-type="string">
            <text:p text:style-name="P31"/>
          </table:table-cell>
        </table:table-row>
        <table:table-row>
          <table:table-cell table:style-name="頭部.A2" office:value-type="string">
            <text:p text:style-name="P65">def</text:p>
            <text:p text:style-name="P65">mdef</text:p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1">def+3</text:p>
            <text:p text:style-name="P31">mdef2</text:p>
          </table:table-cell>
          <table:table-cell table:style-name="頭部.A2" office:value-type="string">
            <text:p text:style-name="P6">def+6</text:p>
            <text:p text:style-name="P6">mdef+4</text:p>
          </table:table-cell>
          <table:table-cell table:style-name="頭部.A2" office:value-type="string">
            <text:p text:style-name="P65">def+12</text:p>
            <text:p text:style-name="P65">mdef+8</text:p>
          </table:table-cell>
          <table:table-cell table:style-name="頭部.A2" office:value-type="string">
            <text:p text:style-name="P65">def+24</text:p>
            <text:p text:style-name="P65">mdef+16</text:p>
          </table:table-cell>
          <table:table-cell table:style-name="頭部.A2" office:value-type="string">
            <text:p text:style-name="P6">def+48</text:p>
            <text:p text:style-name="P6">mdef+32</text:p>
          </table:table-cell>
          <table:table-cell table:style-name="頭部.A2" office:value-type="string">
            <text:p text:style-name="P65">def+96</text:p>
            <text:p text:style-name="P65">mdef+64</text:p>
          </table:table-cell>
          <table:table-cell table:style-name="頭部.I2" office:value-type="string">
            <text:p text:style-name="P65">def+192</text:p>
            <text:p text:style-name="P65">mdef+128</text:p>
          </table:table-cell>
        </table:table-row>
        <table:table-row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10">圓帽</text:p>
          </table:table-cell>
          <table:table-cell table:style-name="頭部.A2" office:value-type="string">
            <text:p text:style-name="P33"><draw:frame draw:style-name="fr1" draw:name="影像237" text:anchor-type="paragraph" svg:x="0.1516in" svg:y="0.0492in" svg:width="0.3335in" svg:height="0.3335in" draw:z-index="215"><draw:image xlink:href="Pictures/100000000000001800000018F56CF1A4.png" xlink:type="simple" xlink:show="embed" xlink:actuate="onLoad"/></draw:frame><text:soft-page-break/>翠綠<text:span text:style-name="T17">圓帽</text:span></text:p>
          </table:table-cell>
          <table:table-cell table:style-name="頭部.A2" office:value-type="string">
            <text:p text:style-name="P5">木紋<text:span text:style-name="T17">圓帽</text:span></text:p>
          </table:table-cell>
          <table:table-cell table:style-name="頭部.A2" office:value-type="string">
            <text:p text:style-name="P14">湛藍圓帽</text:p>
          </table:table-cell>
          <table:table-cell table:style-name="頭部.A2" office:value-type="string">
            <text:p text:style-name="P15">橘黃圓帽</text:p>
          </table:table-cell>
          <table:table-cell table:style-name="頭部.A2" office:value-type="string">
            <text:p text:style-name="P5">銀白<text:span text:style-name="T17">圓帽</text:span></text:p>
          </table:table-cell>
          <table:table-cell table:style-name="頭部.A2" office:value-type="string">
            <text:p text:style-name="P33">鐵灰<text:span text:style-name="T17">圓帽</text:span></text:p>
          </table:table-cell>
          <table:table-cell table:style-name="頭部.I2" office:value-type="string">
            <text:p text:style-name="P33">血紅<text:span text:style-name="T17">圓帽</text:span></text:p>
          </table:table-cell>
        </table:table-row>
        <table:table-row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1"/>
          </table:table-cell>
          <table:table-cell table:style-name="頭部.A2" office:value-type="string">
            <text:p text:style-name="P4"/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1"/>
          </table:table-cell>
          <table:table-cell table:style-name="頭部.A2" office:value-type="string">
            <text:p text:style-name="P4"/>
          </table:table-cell>
          <table:table-cell table:style-name="頭部.A2" office:value-type="string">
            <text:p text:style-name="P32"/>
          </table:table-cell>
          <table:table-cell table:style-name="頭部.I2" office:value-type="string">
            <text:p text:style-name="P31"/>
          </table:table-cell>
        </table:table-row>
        <table:table-row>
          <table:table-cell table:style-name="頭部.A2" office:value-type="string">
            <text:p text:style-name="P10">def</text:p>
            <text:p text:style-name="P10">mdef</text:p>
            <text:p text:style-name="P19">ratk</text:p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4">def+2</text:p>
            <text:p text:style-name="P4">mdef+2</text:p>
            <text:p text:style-name="P31">ratk+1</text:p>
          </table:table-cell>
          <table:table-cell table:style-name="頭部.A2" office:value-type="string">
            <text:p text:style-name="P6">def+4</text:p>
            <text:p text:style-name="P6">mdef+4</text:p>
            <text:p text:style-name="P6">ratk+2</text:p>
          </table:table-cell>
          <table:table-cell table:style-name="頭部.A2" office:value-type="string">
            <text:p text:style-name="P65">def+8</text:p>
            <text:p text:style-name="P65">mdef+8</text:p>
            <text:p text:style-name="P65">ratk+4</text:p>
          </table:table-cell>
          <table:table-cell table:style-name="頭部.A2" office:value-type="string">
            <text:p text:style-name="P65">def+16</text:p>
            <text:p text:style-name="P65">mdef+16</text:p>
            <text:p text:style-name="P65">ratk+8</text:p>
          </table:table-cell>
          <table:table-cell table:style-name="頭部.A2" office:value-type="string">
            <text:p text:style-name="P6">def+32</text:p>
            <text:p text:style-name="P6">mdef+32</text:p>
            <text:p text:style-name="P6">ratk+16</text:p>
          </table:table-cell>
          <table:table-cell table:style-name="頭部.A2" office:value-type="string">
            <text:p text:style-name="P65">def+64</text:p>
            <text:p text:style-name="P65">mdef+64</text:p>
            <text:p text:style-name="P65">ratk+32</text:p>
          </table:table-cell>
          <table:table-cell table:style-name="頭部.I2" office:value-type="string">
            <text:p text:style-name="P65">def+128</text:p>
            <text:p text:style-name="P65">mdef+128</text:p>
            <text:p text:style-name="P65">ratk+<text:span text:style-name="T19">64</text:span></text:p>
          </table:table-cell>
        </table:table-row>
        <table:table-row>
          <table:table-cell table:style-name="頭部.A2" office:value-type="string">
            <text:p text:style-name="P17">魔法帽</text:p>
            <text:p text:style-name="P37"/>
          </table:table-cell>
          <table:table-cell table:style-name="頭部.A2" office:value-type="string">
            <text:p text:style-name="P17">魔法帽</text:p>
          </table:table-cell>
          <table:table-cell table:style-name="頭部.A2" office:value-type="string">
            <text:p text:style-name="P66"><draw:frame draw:style-name="fr1" draw:name="影像236" text:anchor-type="paragraph" svg:x="0.0228in" svg:y="0.0047in" svg:width="0.3335in" svg:height="0.3335in" draw:z-index="216"><draw:image xlink:href="Pictures/100000000000001800000018289E2C96.png" xlink:type="simple" xlink:show="embed" xlink:actuate="onLoad"/></draw:frame>翠綠魔法帽</text:p>
          </table:table-cell>
          <table:table-cell table:style-name="頭部.A2" office:value-type="string">
            <text:p text:style-name="P33">木紋魔法帽</text:p>
          </table:table-cell>
          <table:table-cell table:style-name="頭部.A2" office:value-type="string">
            <text:p text:style-name="P14">湛藍魔法帽</text:p>
          </table:table-cell>
          <table:table-cell table:style-name="頭部.A2" office:value-type="string">
            <text:p text:style-name="P35"><text:span text:style-name="T18">橘黃</text:span>魔法帽</text:p>
          </table:table-cell>
          <table:table-cell table:style-name="頭部.A2" office:value-type="string">
            <text:p text:style-name="P5">銀白魔法帽</text:p>
          </table:table-cell>
          <table:table-cell table:style-name="頭部.A2" office:value-type="string">
            <text:p text:style-name="P33">鐵灰魔法帽</text:p>
          </table:table-cell>
          <table:table-cell table:style-name="頭部.I2" office:value-type="string">
            <text:p text:style-name="P33">血紅魔法帽</text:p>
          </table:table-cell>
        </table:table-row>
        <table:table-row>
          <table:table-cell table:style-name="頭部.A2" office:value-type="string">
            <text:p text:style-name="P17"/>
          </table:table-cell>
          <table:table-cell table:style-name="頭部.A2" office:value-type="string">
            <text:p text:style-name="P17"/>
          </table:table-cell>
          <table:table-cell table:style-name="頭部.A2" office:value-type="string">
            <text:p text:style-name="P8"/>
          </table:table-cell>
          <table:table-cell table:style-name="頭部.A2" office:value-type="string">
            <text:p text:style-name="P31"/>
          </table:table-cell>
          <table:table-cell table:style-name="頭部.A2" office:value-type="string">
            <text:p text:style-name="P10"/>
          </table:table-cell>
          <table:table-cell table:style-name="頭部.A2" office:value-type="string">
            <text:p text:style-name="P31"/>
          </table:table-cell>
          <table:table-cell table:style-name="頭部.A2" office:value-type="string">
            <text:p text:style-name="P4"/>
          </table:table-cell>
          <table:table-cell table:style-name="頭部.A2" office:value-type="string">
            <text:p text:style-name="P32"/>
          </table:table-cell>
          <table:table-cell table:style-name="頭部.I2" office:value-type="string">
            <text:p text:style-name="P31"/>
          </table:table-cell>
        </table:table-row>
        <table:table-row>
          <table:table-cell table:style-name="頭部.A15" office:value-type="string">
            <text:p text:style-name="P32">def</text:p>
            <text:p text:style-name="P10">mdef</text:p>
            <text:p text:style-name="P19">matk</text:p>
          </table:table-cell>
          <table:table-cell table:style-name="頭部.A15" office:value-type="string">
            <text:p text:style-name="P32"/>
          </table:table-cell>
          <table:table-cell table:style-name="頭部.A15" office:value-type="string">
            <text:p text:style-name="P31">def+1</text:p>
            <text:p text:style-name="P31">mdef+<text:span text:style-name="T5">3</text:span></text:p>
            <text:p text:style-name="P31">matk+1</text:p>
          </table:table-cell>
          <table:table-cell table:style-name="頭部.A15" office:value-type="string">
            <text:p text:style-name="P65">def+2</text:p>
            <text:p text:style-name="P65">mdef+6</text:p>
            <text:p text:style-name="P65">matk+2</text:p>
          </table:table-cell>
          <table:table-cell table:style-name="頭部.A15" office:value-type="string">
            <text:p text:style-name="P65">def+4</text:p>
            <text:p text:style-name="P65">mdef+12</text:p>
            <text:p text:style-name="P65">matk+4</text:p>
          </table:table-cell>
          <table:table-cell table:style-name="頭部.A15" office:value-type="string">
            <text:p text:style-name="P65">def+8</text:p>
            <text:p text:style-name="P65">mdef+24</text:p>
            <text:p text:style-name="P65">matk+8</text:p>
          </table:table-cell>
          <table:table-cell table:style-name="頭部.A15" office:value-type="string">
            <text:p text:style-name="P6">def+16</text:p>
            <text:p text:style-name="P6">mdef+48</text:p>
            <text:p text:style-name="P6">matk+16</text:p>
          </table:table-cell>
          <table:table-cell table:style-name="頭部.A15" office:value-type="string">
            <text:p text:style-name="P65">def+32</text:p>
            <text:p text:style-name="P65">mdef+96</text:p>
            <text:p text:style-name="P65">matk+32</text:p>
          </table:table-cell>
          <table:table-cell table:style-name="頭部.I15" office:value-type="string">
            <text:p text:style-name="P65">def+64</text:p>
            <text:p text:style-name="P65">mdef+192</text:p>
            <text:p text:style-name="P65">matk+64</text:p>
          </table:table-cell>
        </table:table-row>
      </table:table>
      <text:p text:style-name="P1">頸部</text:p>
      <table:table table:name="項鍊" table:style-name="項鍊">
        <table:table-column table:style-name="項鍊.A" table:number-columns-repeated="8"/>
        <table:table-column table:style-name="項鍊.I"/>
        <table:table-row>
          <table:table-cell table:style-name="項鍊.A1" office:value-type="string">
            <text:p text:style-name="P8">項鍊</text:p>
          </table:table-cell>
          <table:table-cell table:style-name="項鍊.A1" office:value-type="string">
            <text:p text:style-name="P22"><draw:frame draw:style-name="fr1" draw:name="影像100" text:anchor-type="paragraph" svg:x="0.1626in" svg:y="0in" svg:width="0.3335in" svg:height="0.3335in" draw:z-index="0"><draw:image xlink:href="Pictures/100000000000001800000018B294F302.png" xlink:type="simple" xlink:show="embed" xlink:actuate="onLoad"/></draw:frame>str</text:p>
          </table:table-cell>
          <table:table-cell table:style-name="項鍊.A1" office:value-type="string">
            <text:p text:style-name="P22"><draw:frame draw:style-name="fr1" draw:name="影像103" text:anchor-type="paragraph" svg:x="0.152in" svg:y="0.0091in" svg:width="0.3335in" svg:height="0.3335in" draw:z-index="1"><draw:image xlink:href="Pictures/100000000000001800000018F9CC063D.png" xlink:type="simple" xlink:show="embed" xlink:actuate="onLoad"/></draw:frame>int</text:p>
          </table:table-cell>
          <table:table-cell table:style-name="項鍊.A1" office:value-type="string">
            <text:p text:style-name="P22"><draw:frame draw:style-name="fr1" draw:name="影像104" text:anchor-type="paragraph" svg:x="0.1043in" svg:y="0in" svg:width="0.3335in" svg:height="0.3335in" draw:z-index="2"><draw:image xlink:href="Pictures/1000020100000018000000188EA0C3A1.png" xlink:type="simple" xlink:show="embed" xlink:actuate="onLoad"/></draw:frame>agi</text:p>
          </table:table-cell>
          <table:table-cell table:style-name="項鍊.A1" office:value-type="string">
            <text:p text:style-name="P8">護頸</text:p>
            <text:p text:style-name="P22"/>
          </table:table-cell>
          <table:table-cell table:style-name="項鍊.A1" office:value-type="string">
            <text:p text:style-name="P22"><draw:frame draw:style-name="fr2" draw:name="影像105" text:anchor-type="paragraph" svg:width="0.3335in" svg:height="0.3335in" draw:z-index="3"><draw:image xlink:href="Pictures/10000000000000180000001823D5D4E9.png" xlink:type="simple" xlink:show="embed" xlink:actuate="onLoad"/></draw:frame>def,atk</text:p>
          </table:table-cell>
          <table:table-cell table:style-name="項鍊.A1" office:value-type="string">
            <text:p text:style-name="P22"><draw:frame draw:style-name="fr2" draw:name="影像106" text:anchor-type="paragraph" svg:width="0.3335in" svg:height="0.3335in" draw:z-index="4"><draw:image xlink:href="Pictures/100000000000001800000018B8DBC46D.png" xlink:type="simple" xlink:show="embed" xlink:actuate="onLoad"/></draw:frame>def,matk</text:p>
          </table:table-cell>
          <table:table-cell table:style-name="項鍊.A1" office:value-type="string">
            <text:p text:style-name="P22"><draw:frame draw:style-name="fr2" draw:name="影像108" text:anchor-type="paragraph" svg:width="0.3335in" svg:height="0.3335in" draw:z-index="6"><draw:image xlink:href="Pictures/1000000000000018000000189BCB9174.png" xlink:type="simple" xlink:show="embed" xlink:actuate="onLoad"/></draw:frame>mdef,matk</text:p>
          </table:table-cell>
          <table:table-cell table:style-name="項鍊.I1" office:value-type="string">
            <text:p text:style-name="P22"><draw:frame draw:style-name="fr2" draw:name="影像107" text:anchor-type="paragraph" svg:width="0.3335in" svg:height="0.3335in" draw:z-index="5"><draw:image xlink:href="Pictures/10000000000000180000001869B96F55.png" xlink:type="simple" xlink:show="embed" xlink:actuate="onLoad"/></draw:frame>mdef,atk</text:p>
          </table:table-cell>
        </table:table-row>
      </table:table>
      <text:p text:style-name="P1">身體</text:p>
      <table:table table:name="身體" table:style-name="身體">
        <table:table-column table:style-name="身體.A" table:number-columns-repeated="8"/>
        <table:table-column table:style-name="身體.I"/>
        <table:table-row>
          <table:table-cell table:style-name="身體.A1" office:value-type="string">
            <text:p text:style-name="P8">重甲</text:p>
            <text:p text:style-name="P18"/>
          </table:table-cell>
          <table:table-cell table:style-name="身體.A1" office:value-type="string">
            <text:p text:style-name="P8"><draw:frame draw:style-name="fr1" draw:name="影像109" text:anchor-type="paragraph" svg:x="0.1665in" svg:y="0.0374in" svg:width="0.3335in" svg:height="0.3335in" draw:z-index="27"><draw:image xlink:href="Pictures/1000000000000018000000181A84E0DC.png" xlink:type="simple" xlink:show="embed" xlink:actuate="onLoad"/></draw:frame>鐵灰重甲</text:p>
          </table:table-cell>
          <table:table-cell table:style-name="身體.A1" office:value-type="string">
            <text:p text:style-name="P8"><draw:frame draw:style-name="fr1" draw:name="影像112" text:anchor-type="paragraph" svg:x="0.1673in" svg:y="0.0299in" svg:width="0.3335in" svg:height="0.3335in" draw:z-index="28"><draw:image xlink:href="Pictures/10000000000000180000001846514D6B.png" xlink:type="simple" xlink:show="embed" xlink:actuate="onLoad"/></draw:frame>木紋重甲</text:p>
          </table:table-cell>
          <table:table-cell table:style-name="身體.A1" office:value-type="string">
            <text:p text:style-name="P86"><draw:frame draw:style-name="fr1" draw:name="影像110" text:anchor-type="paragraph" svg:x="0.1429in" svg:y="0.0299in" svg:width="0.3335in" svg:height="0.3335in" draw:z-index="29"><draw:image xlink:href="Pictures/100000000000001800000018C0AAB3B6.png" xlink:type="simple" xlink:show="embed" xlink:actuate="onLoad"/></draw:frame>鐵灰長重甲</text:p>
          </table:table-cell>
          <table:table-cell table:style-name="身體.A1" office:value-type="string">
            <text:p text:style-name="P86"><draw:frame draw:style-name="fr2" draw:name="影像111" text:anchor-type="paragraph" svg:width="0.3335in" svg:height="0.3335in" draw:z-index="219"><draw:image xlink:href="Pictures/100000000000001800000018F28EC8D3.png" xlink:type="simple" xlink:show="embed" xlink:actuate="onLoad"/></draw:frame>金黃長重甲</text:p>
          </table:table-cell>
          <table:table-cell table:style-name="身體.A1" office:value-type="string">
            <text:p text:style-name="P106"><draw:frame draw:style-name="fr2" draw:name="影像126" text:anchor-type="paragraph" svg:width="0.3335in" svg:height="0.3335in" draw:z-index="30"><draw:image xlink:href="Pictures/100000000000001800000018A2A7E1DA.png" xlink:type="simple" xlink:show="embed" xlink:actuate="onLoad"/></draw:frame>翠綠單層重甲</text:p>
          </table:table-cell>
          <table:table-cell table:style-name="身體.A1" office:value-type="string">
            <text:p text:style-name="P108"><draw:frame draw:style-name="fr2" draw:name="影像125" text:anchor-type="paragraph" svg:width="0.3335in" svg:height="0.3335in" draw:z-index="31"><draw:image xlink:href="Pictures/100000000000001800000018A6C33F9E.png" xlink:type="simple" xlink:show="embed" xlink:actuate="onLoad"/></draw:frame>翠綠雙層重甲</text:p>
          </table:table-cell>
          <table:table-cell table:style-name="身體.A1" office:value-type="string">
            <text:p text:style-name="P108"><draw:frame draw:style-name="fr2" draw:name="影像124" text:anchor-type="paragraph" svg:width="0.3335in" svg:height="0.3335in" draw:z-index="32"><draw:image xlink:href="Pictures/10000000000000180000001868E519E1.png" xlink:type="simple" xlink:show="embed" xlink:actuate="onLoad"/></draw:frame>翠綠複合重甲</text:p>
          </table:table-cell>
          <table:table-cell table:style-name="身體.I1" office:value-type="string">
            <text:p text:style-name="P106"><draw:frame draw:style-name="fr1" draw:name="影像123" text:anchor-type="paragraph" svg:x="0.1661in" svg:y="0.0055in" svg:width="0.3335in" svg:height="0.3335in" draw:z-index="33"><draw:image xlink:href="Pictures/1000000000000018000000188CBBD673.png" xlink:type="simple" xlink:show="embed" xlink:actuate="onLoad"/></draw:frame>銀白複合重甲</text:p>
          </table:table-cell>
        </table:table-row>
        <table:table-row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I2" office:value-type="string">
            <text:p text:style-name="P8"/>
          </table:table-cell>
        </table:table-row>
        <table:table-row>
          <table:table-cell table:style-name="身體.A2" office:value-type="string">
            <text:p text:style-name="P73">def</text:p>
            <text:p text:style-name="P73">mdef</text:p>
            <text:p text:style-name="P73">maxhp</text:p>
          </table:table-cell>
          <table:table-cell table:style-name="身體.A2" office:value-type="string">
            <text:p text:style-name="P75">def+8</text:p>
            <text:p text:style-name="P75">mdef+5</text:p>
            <text:p text:style-name="P75">maxhp+<text:span text:style-name="T20">100</text:span></text:p>
          </table:table-cell>
          <table:table-cell table:style-name="身體.A2" office:value-type="string">
            <text:p text:style-name="P75">def+16</text:p>
            <text:p text:style-name="P75">mdef+10</text:p>
            <text:p text:style-name="P75">maxhp+<text:span text:style-name="T20">2</text:span>00</text:p>
          </table:table-cell>
          <table:table-cell table:style-name="身體.A2" office:value-type="string">
            <text:p text:style-name="P75">def+32</text:p>
            <text:p text:style-name="P75">mdef+20</text:p>
            <text:p text:style-name="P75">maxhp+<text:span text:style-name="T20">4</text:span>00</text:p>
          </table:table-cell>
          <table:table-cell table:style-name="身體.A2" office:value-type="string">
            <text:p text:style-name="P75">def+64</text:p>
            <text:p text:style-name="P75">mdef+40</text:p>
            <text:p text:style-name="P75">maxhp+<text:span text:style-name="T20">70</text:span>0</text:p>
          </table:table-cell>
          <table:table-cell table:style-name="身體.A2" office:value-type="string">
            <text:p text:style-name="P75">def+128</text:p>
            <text:p text:style-name="P75">mdef+80</text:p>
            <text:p text:style-name="P87">maxhp+<text:span text:style-name="T20">110</text:span>0</text:p>
          </table:table-cell>
          <table:table-cell table:style-name="身體.A2" office:value-type="string">
            <text:p text:style-name="P75">def+256</text:p>
            <text:p text:style-name="P75">mdef+160</text:p>
            <text:p text:style-name="P87">maxhp+<text:span text:style-name="T20">1600</text:span></text:p>
          </table:table-cell>
          <table:table-cell table:style-name="身體.A2" office:value-type="string">
            <text:p text:style-name="P75">def+512</text:p>
            <text:p text:style-name="P75">mdef+320</text:p>
            <text:p text:style-name="P87">maxhp+<text:span text:style-name="T20">22</text:span>00</text:p>
          </table:table-cell>
          <table:table-cell table:style-name="身體.I2" office:value-type="string">
            <text:p text:style-name="P75">def+1024</text:p>
            <text:p text:style-name="P75">mdef+640</text:p>
            <text:p text:style-name="P87">maxhp+<text:span text:style-name="T20">290</text:span>0</text:p>
          </table:table-cell>
        </table:table-row>
        <table:table-row>
          <table:table-cell table:style-name="身體.A2" office:value-type="string">
            <text:p text:style-name="P21">法袍</text:p>
            <text:p text:style-name="P18"/>
          </table:table-cell>
          <table:table-cell table:style-name="身體.A2" office:value-type="string">
            <text:p text:style-name="P8"><draw:frame draw:style-name="fr2" draw:name="影像102" text:anchor-type="paragraph" svg:width="0.3335in" svg:height="0.3335in" draw:z-index="217"><draw:image xlink:href="Pictures/1000000000000018000000181D3BCF4B.png" xlink:type="simple" xlink:show="embed" xlink:actuate="onLoad"/></draw:frame>翠綠法袍</text:p>
          </table:table-cell>
          <table:table-cell table:style-name="身體.A2" office:value-type="string">
            <text:p text:style-name="P8"><draw:frame draw:style-name="fr2" draw:name="影像117" text:anchor-type="paragraph" svg:width="0.3335in" svg:height="0.3335in" draw:z-index="218"><draw:image xlink:href="Pictures/10000000000000180000001829B732AA.png" xlink:type="simple" xlink:show="embed" xlink:actuate="onLoad"/></draw:frame>緋紅法袍</text:p>
          </table:table-cell>
          <table:table-cell table:style-name="身體.A2" office:value-type="string">
            <text:p text:style-name="P8"><draw:frame draw:style-name="fr1" draw:name="影像119" text:anchor-type="paragraph" svg:x="0.1465in" svg:y="0.022in" svg:width="0.3335in" svg:height="0.3335in" draw:z-index="34"><draw:image xlink:href="Pictures/1000000000000018000000182FE04410.png" xlink:type="simple" xlink:show="embed" xlink:actuate="onLoad"/></draw:frame>墨黑法袍</text:p>
          </table:table-cell>
          <table:table-cell table:style-name="身體.A2" office:value-type="string">
            <text:p text:style-name="P8"><draw:frame draw:style-name="fr1" draw:name="影像120" text:anchor-type="paragraph" svg:x="0.1472in" svg:y="0.0091in" svg:width="0.3335in" svg:height="0.3335in" draw:z-index="35"><draw:image xlink:href="Pictures/100000000000001800000018FD29D712.png" xlink:type="simple" xlink:show="embed" xlink:actuate="onLoad"/></draw:frame>銀白法袍</text:p>
          </table:table-cell>
          <table:table-cell table:style-name="身體.A2" office:value-type="string">
            <text:p text:style-name="P8">雪白法袍</text:p>
          </table:table-cell>
          <table:table-cell table:style-name="身體.A2" office:value-type="string">
            <text:p text:style-name="P8">鐵灰法袍</text:p>
          </table:table-cell>
          <table:table-cell table:style-name="身體.A2" office:value-type="string">
            <text:p text:style-name="P8"><draw:frame draw:style-name="fr2" draw:name="影像130" text:anchor-type="paragraph" svg:width="0.3335in" svg:height="0.3335in" draw:z-index="36"><draw:image xlink:href="Pictures/1000020100000018000000182382EA98.png" xlink:type="simple" xlink:show="embed" xlink:actuate="onLoad"/></draw:frame>白翼法袍</text:p>
          </table:table-cell>
          <table:table-cell table:style-name="身體.I2" office:value-type="string">
            <text:p text:style-name="P8"><draw:frame draw:style-name="fr2" draw:name="影像131" text:anchor-type="paragraph" svg:width="0.25in" svg:height="0.25in" draw:z-index="37"><draw:image xlink:href="Pictures/1000020000000018000000185A8299E2.png" xlink:type="simple" xlink:show="embed" xlink:actuate="onLoad"/></draw:frame>黑翼法袍</text:p>
          </table:table-cell>
        </table:table-row>
        <table:table-row>
          <table:table-cell table:style-name="身體.A2" office:value-type="string">
            <text:p text:style-name="P21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I2" office:value-type="string">
            <text:p text:style-name="P8"/>
          </table:table-cell>
        </table:table-row>
        <table:table-row>
          <table:table-cell table:style-name="身體.A2" office:value-type="string">
            <text:p text:style-name="P73">def</text:p>
            <text:p text:style-name="P73">mdef</text:p>
            <text:p text:style-name="P73">maxsp</text:p>
          </table:table-cell>
          <table:table-cell table:style-name="身體.A2" office:value-type="string">
            <text:p text:style-name="P75">def+5</text:p>
            <text:p text:style-name="P75">mdef+8</text:p>
            <text:p text:style-name="P75">maxsp+<text:span text:style-name="T21">100</text:span></text:p>
          </table:table-cell>
          <table:table-cell table:style-name="身體.A2" office:value-type="string">
            <text:p text:style-name="P75">def+10</text:p>
            <text:p text:style-name="P75">mdef+16</text:p>
            <text:p text:style-name="P75">maxsp+<text:span text:style-name="T21">2</text:span>00</text:p>
          </table:table-cell>
          <table:table-cell table:style-name="身體.A2" office:value-type="string">
            <text:p text:style-name="P75">def+20</text:p>
            <text:p text:style-name="P75">mdef+32</text:p>
            <text:p text:style-name="P75">maxsp+<text:span text:style-name="T21">4</text:span>00</text:p>
          </table:table-cell>
          <table:table-cell table:style-name="身體.A2" office:value-type="string">
            <text:p text:style-name="P75">def+40</text:p>
            <text:p text:style-name="P75">mdef+64</text:p>
            <text:p text:style-name="P75">maxsp+<text:span text:style-name="T21">70</text:span>0</text:p>
          </table:table-cell>
          <table:table-cell table:style-name="身體.A2" office:value-type="string">
            <text:p text:style-name="P75">def+80</text:p>
            <text:p text:style-name="P75">mdef+128</text:p>
            <text:p text:style-name="P87">maxsp+<text:span text:style-name="T21">110</text:span>0</text:p>
          </table:table-cell>
          <table:table-cell table:style-name="身體.A2" office:value-type="string">
            <text:p text:style-name="P75">def+160</text:p>
            <text:p text:style-name="P75">mdef+256</text:p>
            <text:p text:style-name="P87">maxsp+<text:span text:style-name="T21">16</text:span>00</text:p>
          </table:table-cell>
          <table:table-cell table:style-name="身體.A2" office:value-type="string">
            <text:p text:style-name="P75">def+320</text:p>
            <text:p text:style-name="P75">mdef+512</text:p>
            <text:p text:style-name="P87">maxsp+<text:span text:style-name="T21">22</text:span>00</text:p>
          </table:table-cell>
          <table:table-cell table:style-name="身體.I2" office:value-type="string">
            <text:p text:style-name="P75">def+640</text:p>
            <text:p text:style-name="P75">mdef+1024</text:p>
            <text:p text:style-name="P87">maxsp+<text:span text:style-name="T21">290</text:span>0</text:p>
          </table:table-cell>
        </table:table-row>
        <table:table-row>
          <table:table-cell table:style-name="身體.A2" office:value-type="string">
            <text:p text:style-name="P8">輕甲</text:p>
            <text:p text:style-name="P18"/>
          </table:table-cell>
          <table:table-cell table:style-name="身體.A2" office:value-type="string">
            <text:p text:style-name="P106"><draw:frame draw:style-name="fr1" draw:name="影像132" text:anchor-type="paragraph" svg:x="0.1291in" svg:y="0.0189in" svg:width="0.3335in" svg:height="0.3335in" draw:z-index="38"><draw:image xlink:href="Pictures/100000000000001800000018EEDC69DB.png" xlink:type="simple" xlink:show="embed" xlink:actuate="onLoad"/></draw:frame>翠綠鱗片輕甲</text:p>
          </table:table-cell>
          <table:table-cell table:style-name="身體.A2" office:value-type="string">
            <text:p text:style-name="P106"><draw:frame draw:style-name="fr1" draw:name="影像128" text:anchor-type="paragraph" svg:x="0.1575in" svg:y="0.0098in" svg:width="0.3335in" svg:height="0.3335in" draw:z-index="39"><draw:image xlink:href="Pictures/1000000000000018000000188C1EDB7D.png" xlink:type="simple" xlink:show="embed" xlink:actuate="onLoad"/></draw:frame>鐵灰鱗片輕甲</text:p>
          </table:table-cell>
          <table:table-cell table:style-name="身體.A2" office:value-type="string">
            <text:p text:style-name="P106"><draw:frame draw:style-name="fr1" draw:name="影像121" text:anchor-type="paragraph" svg:x="0.1756in" svg:y="0.0283in" svg:width="0.3335in" svg:height="0.3335in" draw:z-index="40"><draw:image xlink:href="Pictures/100000000000001800000018829E6366.png" xlink:type="simple" xlink:show="embed" xlink:actuate="onLoad"/></draw:frame>鐵灰輕甲</text:p>
          </table:table-cell>
          <table:table-cell table:style-name="身體.A2" office:value-type="string">
            <text:p text:style-name="P106"><draw:frame draw:style-name="fr1" draw:name="影像122" text:anchor-type="paragraph" svg:x="0.1654in" svg:y="0in" svg:width="0.3335in" svg:height="0.3335in" draw:z-index="41"><draw:image xlink:href="Pictures/100000000000001800000018599AD211.png" xlink:type="simple" xlink:show="embed" xlink:actuate="onLoad"/></draw:frame>木紋輕甲</text:p>
          </table:table-cell>
          <table:table-cell table:style-name="身體.A2" office:value-type="string">
            <text:p text:style-name="P106"><draw:frame draw:style-name="fr3" draw:name="影像113" text:anchor-type="paragraph" svg:width="0.3335in" svg:height="0.3335in" draw:z-index="42"><draw:image xlink:href="Pictures/100000000000001800000018388AABA0.png" xlink:type="simple" xlink:show="embed" xlink:actuate="onLoad"/></draw:frame>鐵灰長輕甲</text:p>
          </table:table-cell>
          <table:table-cell table:style-name="身體.A2" office:value-type="string">
            <text:p text:style-name="P106"><draw:frame draw:style-name="fr3" draw:name="影像114" text:anchor-type="paragraph" svg:width="0.3335in" svg:height="0.3335in" draw:z-index="43"><draw:image xlink:href="Pictures/100000000000001800000018329A1578.png" xlink:type="simple" xlink:show="embed" xlink:actuate="onLoad"/></draw:frame>木紋長輕甲</text:p>
          </table:table-cell>
          <table:table-cell table:style-name="身體.A2" office:value-type="string">
            <text:p text:style-name="P106"><draw:frame draw:style-name="fr3" draw:name="影像115" text:anchor-type="paragraph" svg:width="0.3335in" svg:height="0.3335in" draw:z-index="44"><draw:image xlink:href="Pictures/100000000000001800000018E7C0959E.png" xlink:type="simple" xlink:show="embed" xlink:actuate="onLoad"/></draw:frame>鐵灰角輕甲</text:p>
          </table:table-cell>
          <table:table-cell table:style-name="身體.I2" office:value-type="string">
            <text:p text:style-name="P106"><draw:frame draw:style-name="fr3" draw:name="影像116" text:anchor-type="paragraph" svg:width="0.3335in" svg:height="0.3335in" draw:z-index="45"><draw:image xlink:href="Pictures/1000000000000018000000185D0728B1.png" xlink:type="simple" xlink:show="embed" xlink:actuate="onLoad"/></draw:frame>血紅角輕甲</text:p>
          </table:table-cell>
        </table:table-row>
        <table:table-row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A2" office:value-type="string">
            <text:p text:style-name="P8"/>
          </table:table-cell>
          <table:table-cell table:style-name="身體.I2" office:value-type="string">
            <text:p text:style-name="P8"/>
          </table:table-cell>
        </table:table-row>
        <table:table-row>
          <table:table-cell table:style-name="身體.A2" office:value-type="string">
            <text:p text:style-name="P73">def</text:p>
            <text:p text:style-name="P73">mdef</text:p>
            <text:p text:style-name="P77">dodge</text:p>
          </table:table-cell>
          <table:table-cell table:style-name="身體.A2" office:value-type="string">
            <text:p text:style-name="P75">def+5</text:p>
            <text:p text:style-name="P75">mdef+5</text:p>
            <text:p text:style-name="P77">dodge+5</text:p>
          </table:table-cell>
          <table:table-cell table:style-name="身體.A2" office:value-type="string">
            <text:p text:style-name="P75">def+10</text:p>
            <text:p text:style-name="P75">mdef+10</text:p>
            <text:p text:style-name="P77">dodge+6</text:p>
          </table:table-cell>
          <table:table-cell table:style-name="身體.A2" office:value-type="string">
            <text:p text:style-name="P75">def+20</text:p>
            <text:p text:style-name="P75">mdef+20</text:p>
            <text:p text:style-name="P77">dodge+8</text:p>
          </table:table-cell>
          <table:table-cell table:style-name="身體.A2" office:value-type="string">
            <text:p text:style-name="P75">def+40</text:p>
            <text:p text:style-name="P75">mdef+40</text:p>
            <text:p text:style-name="P77">dodge+11</text:p>
          </table:table-cell>
          <table:table-cell table:style-name="身體.A2" office:value-type="string">
            <text:p text:style-name="P75">def+80</text:p>
            <text:p text:style-name="P75">mdef+80</text:p>
            <text:p text:style-name="P77">dodge+14</text:p>
          </table:table-cell>
          <table:table-cell table:style-name="身體.A2" office:value-type="string">
            <text:p text:style-name="P75">def+160</text:p>
            <text:p text:style-name="P75">mdef+160</text:p>
            <text:p text:style-name="P77">dodge+17</text:p>
          </table:table-cell>
          <table:table-cell table:style-name="身體.A2" office:value-type="string">
            <text:p text:style-name="P75">def+320</text:p>
            <text:p text:style-name="P76">mdef+320<text:span text:style-name="T6">dodge+23</text:span></text:p>
          </table:table-cell>
          <table:table-cell table:style-name="身體.I2" office:value-type="string">
            <text:p text:style-name="P75">def+640</text:p>
            <text:p text:style-name="P75">mdef+640</text:p>
            <text:p text:style-name="P77">dodge+26</text:p>
          </table:table-cell>
        </table:table-row>
      </table:table>
      <text:p text:style-name="P1">背部</text:p>
      <table:table table:name="背部" table:style-name="背部">
        <table:table-column table:style-name="背部.A" table:number-columns-repeated="6"/>
        <text:soft-page-break/>
        <table:table-row>
          <table:table-cell table:style-name="背部.A1" office:value-type="string">
            <text:p text:style-name="P21">披風夾克</text:p>
            <text:p text:style-name="P18"/>
          </table:table-cell>
          <table:table-cell table:style-name="背部.A1" office:value-type="string">
            <text:p text:style-name="P8"><draw:frame draw:style-name="fr3" draw:name="影像135" text:anchor-type="paragraph" svg:width="0.3335in" svg:height="0.3335in" draw:z-index="46"><draw:image xlink:href="Pictures/1000000000000018000000187E735F36.png" xlink:type="simple" xlink:show="embed" xlink:actuate="onLoad"/></draw:frame></text:p>
          </table:table-cell>
          <table:table-cell table:style-name="背部.A1" office:value-type="string">
            <text:p text:style-name="P8"><draw:frame draw:style-name="fr3" draw:name="影像136" text:anchor-type="paragraph" svg:width="0.3335in" svg:height="0.3335in" draw:z-index="47"><draw:image xlink:href="Pictures/100000000000001800000018861E3B2C.png" xlink:type="simple" xlink:show="embed" xlink:actuate="onLoad"/></draw:frame></text:p>
          </table:table-cell>
          <table:table-cell table:style-name="背部.A1" office:value-type="string">
            <text:p text:style-name="P8"><draw:frame draw:style-name="fr1" draw:name="影像138" text:anchor-type="paragraph" svg:x="0.3618in" svg:y="0.0516in" svg:width="0.3335in" svg:height="0.3335in" draw:z-index="48"><draw:image xlink:href="Pictures/100000000000001800000018D66486B7.png" xlink:type="simple" xlink:show="embed" xlink:actuate="onLoad"/></draw:frame></text:p>
          </table:table-cell>
          <table:table-cell table:style-name="背部.A1" office:value-type="string">
            <text:p text:style-name="P8"><draw:frame draw:style-name="fr1" draw:name="影像140" text:anchor-type="paragraph" svg:x="0.4799in" svg:y="0.0382in" svg:width="0.3335in" svg:height="0.3335in" draw:z-index="49"><draw:image xlink:href="Pictures/100000000000001800000018BE3D4EE7.png" xlink:type="simple" xlink:show="embed" xlink:actuate="onLoad"/></draw:frame></text:p>
          </table:table-cell>
          <table:table-cell table:style-name="背部.F1" office:value-type="string">
            <text:p text:style-name="P8"><draw:frame draw:style-name="fr3" draw:name="影像137" text:anchor-type="paragraph" svg:width="0.3335in" svg:height="0.3335in" draw:z-index="50"><draw:image xlink:href="Pictures/100000000000001800000018085DFC60.png" xlink:type="simple" xlink:show="embed" xlink:actuate="onLoad"/></draw:frame></text:p>
          </table:table-cell>
        </table:table-row>
        <table:table-row>
          <table:table-cell table:style-name="背部.A2" office:value-type="string">
            <text:p text:style-name="P21"/>
          </table:table-cell>
          <table:table-cell table:style-name="背部.A2" office:value-type="string">
            <text:p text:style-name="P8"/>
          </table:table-cell>
          <table:table-cell table:style-name="背部.A2" office:value-type="string">
            <text:p text:style-name="P8"/>
          </table:table-cell>
          <table:table-cell table:style-name="背部.A2" office:value-type="string">
            <text:p text:style-name="P8"/>
          </table:table-cell>
          <table:table-cell table:style-name="背部.A2" office:value-type="string">
            <text:p text:style-name="P8"/>
          </table:table-cell>
          <table:table-cell table:style-name="背部.F2" office:value-type="string">
            <text:p text:style-name="P8"/>
          </table:table-cell>
        </table:table-row>
        <table:table-row>
          <table:table-cell table:style-name="背部.A2" office:value-type="string">
            <text:p text:style-name="P74">def*,healhp*,<text:span text:style-name="T7">atk*,matk*,ratk*,phy_resist</text:span></text:p>
          </table:table-cell>
          <table:table-cell table:style-name="背部.A2" office:value-type="string">
            <text:p text:style-name="P94">def+1</text:p>
            <text:p text:style-name="P95">healhp+1</text:p>
            <text:p text:style-name="P95">phy_resist+8%</text:p>
          </table:table-cell>
          <table:table-cell table:style-name="背部.A2" office:value-type="string">
            <text:p text:style-name="P94"/>
            <text:p text:style-name="P94">healhp+3</text:p>
            <text:p text:style-name="P95">phy_resist+8%</text:p>
          </table:table-cell>
          <table:table-cell table:style-name="背部.A2" office:value-type="string">
            <text:p text:style-name="P94">def+1</text:p>
            <text:p text:style-name="P94">atk+1</text:p>
            <text:p text:style-name="P95">phy_resist+5%</text:p>
          </table:table-cell>
          <table:table-cell table:style-name="背部.A2" office:value-type="string">
            <text:p text:style-name="P94">def+1</text:p>
            <text:p text:style-name="P94">matk+1</text:p>
            <text:p text:style-name="P95">phy_resist+5%</text:p>
          </table:table-cell>
          <table:table-cell table:style-name="背部.F2" office:value-type="string">
            <text:p text:style-name="P94">def+1</text:p>
            <text:p text:style-name="P94">ratk+1</text:p>
            <text:p text:style-name="P95">phy_resist+5%</text:p>
          </table:table-cell>
        </table:table-row>
        <table:table-row>
          <table:table-cell table:style-name="背部.A2" office:value-type="string">
            <text:p text:style-name="P21">斗篷背心</text:p>
            <text:p text:style-name="P18"/>
          </table:table-cell>
          <table:table-cell table:style-name="背部.A2" office:value-type="string">
            <text:p text:style-name="P8"><draw:frame draw:style-name="fr3" draw:name="影像133" text:anchor-type="paragraph" svg:width="0.3335in" svg:height="0.3335in" draw:z-index="51"><draw:image xlink:href="Pictures/100000000000001800000018856F2C1F.png" xlink:type="simple" xlink:show="embed" xlink:actuate="onLoad"/></draw:frame></text:p>
          </table:table-cell>
          <table:table-cell table:style-name="背部.A2" office:value-type="string">
            <text:p text:style-name="P8"><draw:frame draw:style-name="fr3" draw:name="影像134" text:anchor-type="paragraph" svg:width="0.3335in" svg:height="0.3335in" draw:z-index="52"><draw:image xlink:href="Pictures/100000000000001800000018650BE033.png" xlink:type="simple" xlink:show="embed" xlink:actuate="onLoad"/></draw:frame></text:p>
          </table:table-cell>
          <table:table-cell table:style-name="背部.A2" office:value-type="string">
            <text:p text:style-name="P8"><draw:frame draw:style-name="fr3" draw:name="影像139" text:anchor-type="paragraph" svg:width="0.3335in" svg:height="0.3335in" draw:z-index="53"><draw:image xlink:href="Pictures/100000000000001800000018E371ADD3.png" xlink:type="simple" xlink:show="embed" xlink:actuate="onLoad"/></draw:frame></text:p>
          </table:table-cell>
          <table:table-cell table:style-name="背部.A2" office:value-type="string">
            <text:p text:style-name="P8"><draw:frame draw:style-name="fr3" draw:name="影像141" text:anchor-type="paragraph" svg:width="0.3335in" svg:height="0.3335in" draw:z-index="54"><draw:image xlink:href="Pictures/1000000000000018000000181D69E9D5.png" xlink:type="simple" xlink:show="embed" xlink:actuate="onLoad"/></draw:frame></text:p>
          </table:table-cell>
          <table:table-cell table:style-name="背部.F2" office:value-type="string">
            <text:p text:style-name="P8"><draw:frame draw:style-name="fr3" draw:name="影像142" text:anchor-type="paragraph" svg:width="0.3335in" svg:height="0.3335in" draw:z-index="55"><draw:image xlink:href="Pictures/100000000000001800000018B4701428.png" xlink:type="simple" xlink:show="embed" xlink:actuate="onLoad"/></draw:frame></text:p>
          </table:table-cell>
        </table:table-row>
        <table:table-row>
          <table:table-cell table:style-name="背部.A2" office:value-type="string">
            <text:p text:style-name="P21"/>
          </table:table-cell>
          <table:table-cell table:style-name="背部.A2" office:value-type="string">
            <text:p text:style-name="P8"/>
          </table:table-cell>
          <table:table-cell table:style-name="背部.A2" office:value-type="string">
            <text:p text:style-name="P8"/>
          </table:table-cell>
          <table:table-cell table:style-name="背部.A2" office:value-type="string">
            <text:p text:style-name="P8"/>
          </table:table-cell>
          <table:table-cell table:style-name="背部.A2" office:value-type="string">
            <text:p text:style-name="P8"/>
          </table:table-cell>
          <table:table-cell table:style-name="背部.F2" office:value-type="string">
            <text:p text:style-name="P8"/>
          </table:table-cell>
        </table:table-row>
        <table:table-row>
          <table:table-cell table:style-name="背部.A2" office:value-type="string">
            <text:p text:style-name="P74">mdef*,healsp*,<text:span text:style-name="T7">atk*,matk*,ratk*,mag_resist</text:span></text:p>
          </table:table-cell>
          <table:table-cell table:style-name="背部.A2" office:value-type="string">
            <text:p text:style-name="P96">mdef+1</text:p>
            <text:p text:style-name="P96">healsp+1</text:p>
            <text:p text:style-name="P96">mag_resist+8%</text:p>
          </table:table-cell>
          <table:table-cell table:style-name="背部.A2" office:value-type="string">
            <text:p text:style-name="P93"/>
            <text:p text:style-name="P96">healsp+3</text:p>
            <text:p text:style-name="P96">mag_resist+8%</text:p>
          </table:table-cell>
          <table:table-cell table:style-name="背部.A2" office:value-type="string">
            <text:p text:style-name="P96">mdef+1</text:p>
            <text:p text:style-name="P96">atk+1</text:p>
            <text:p text:style-name="P96">mag_resist+5%</text:p>
          </table:table-cell>
          <table:table-cell table:style-name="背部.A2" office:value-type="string">
            <text:p text:style-name="P96">mdef+1</text:p>
            <text:p text:style-name="P96">matk+1</text:p>
            <text:p text:style-name="P96">mag_resist+5%</text:p>
          </table:table-cell>
          <table:table-cell table:style-name="背部.F2" office:value-type="string">
            <text:p text:style-name="P96">mdef+1</text:p>
            <text:p text:style-name="P96">ratk+1</text:p>
            <text:p text:style-name="P96">mag_resist+5%</text:p>
          </table:table-cell>
        </table:table-row>
      </table:table>
      <text:p text:style-name="P1">手指</text:p>
      <table:table table:name="手指" table:style-name="手指">
        <table:table-column table:style-name="手指.A" table:number-columns-repeated="8"/>
        <table:table-column table:style-name="手指.I"/>
        <table:table-row>
          <table:table-cell table:style-name="手指.A1" office:value-type="string">
            <text:p text:style-name="P8">戒指</text:p>
            <text:p text:style-name="P28">(無法合成)</text:p>
          </table:table-cell>
          <table:table-cell table:style-name="手指.A1" office:value-type="string">
            <text:p text:style-name="P18"><draw:frame draw:style-name="fr2" draw:name="影像143" text:anchor-type="paragraph" svg:width="0.2398in" svg:height="0.2398in" draw:z-index="7"><draw:image xlink:href="Pictures/1000020100000018000000183A2DEC12.png" xlink:type="simple" xlink:show="embed" xlink:actuate="onLoad"/></draw:frame>str%</text:p>
          </table:table-cell>
          <table:table-cell table:style-name="手指.A1" office:value-type="string">
            <text:p text:style-name="P18"><draw:frame draw:style-name="fr1" draw:name="影像145" text:anchor-type="paragraph" svg:x="0.1902in" svg:y="0in" svg:width="0.2398in" svg:height="0.2398in" draw:z-index="12"><draw:image xlink:href="Pictures/100002010000001800000018BCB66D87.png" xlink:type="simple" xlink:show="embed" xlink:actuate="onLoad"/></draw:frame>int%</text:p>
          </table:table-cell>
          <table:table-cell table:style-name="手指.A1" office:value-type="string">
            <text:p text:style-name="P18"><draw:frame draw:style-name="fr1" draw:name="影像146" text:anchor-type="paragraph" svg:x="0.1909in" svg:y="0in" svg:width="0.2398in" svg:height="0.2398in" draw:z-index="8"><draw:image xlink:href="Pictures/100002010000001800000018C2A08061.png" xlink:type="simple" xlink:show="embed" xlink:actuate="onLoad"/></draw:frame>agi%</text:p>
          </table:table-cell>
          <table:table-cell table:style-name="手指.A1" office:value-type="string">
            <text:p text:style-name="P18"><draw:frame draw:style-name="fr1" draw:name="影像147" text:anchor-type="paragraph" svg:x="0.1902in" svg:y="0.0098in" svg:width="0.2398in" svg:height="0.2398in" draw:z-index="9"><draw:image xlink:href="Pictures/1000020100000018000000186275AD80.png" xlink:type="simple" xlink:show="embed" xlink:actuate="onLoad"/></draw:frame>healhp,healsp</text:p>
          </table:table-cell>
          <table:table-cell table:style-name="手指.A1" office:value-type="string">
            <text:p text:style-name="P18"><draw:frame draw:style-name="fr2" draw:name="影像144" text:anchor-type="paragraph" svg:width="0.25in" svg:height="0.25in" draw:z-index="13"><draw:image xlink:href="Pictures/10000200000000180000001870FEEA5F.gif" xlink:type="simple" xlink:show="embed" xlink:actuate="onLoad"/></draw:frame>con%</text:p>
          </table:table-cell>
          <table:table-cell table:style-name="手指.A1" office:value-type="string">
            <text:p text:style-name="P18"><draw:frame draw:style-name="fr2" draw:name="影像148" text:anchor-type="paragraph" svg:width="0.25in" svg:height="0.25in" draw:z-index="14"><draw:image xlink:href="Pictures/100002000000001800000018355162F2.gif" xlink:type="simple" xlink:show="embed" xlink:actuate="onLoad"/></draw:frame>wis%</text:p>
          </table:table-cell>
          <table:table-cell table:style-name="手指.A1" office:value-type="string">
            <text:p text:style-name="P18"><draw:frame draw:style-name="fr2" draw:name="影像149" text:anchor-type="paragraph" svg:width="0.25in" svg:height="0.25in" draw:z-index="10"><draw:image xlink:href="Pictures/10000200000000180000001804E71FA2.gif" xlink:type="simple" xlink:show="embed" xlink:actuate="onLoad"/></draw:frame>wlkspd%</text:p>
          </table:table-cell>
          <table:table-cell table:style-name="手指.I1" office:value-type="string">
            <text:p text:style-name="P18"><draw:frame draw:style-name="fr2" draw:name="影像150" text:anchor-type="paragraph" svg:width="0.25in" svg:height="0.25in" draw:z-index="11"><draw:image xlink:href="Pictures/10000200000000180000001871835C35.gif" xlink:type="simple" xlink:show="embed" xlink:actuate="onLoad"/></draw:frame>atkspd%</text:p>
          </table:table-cell>
        </table:table-row>
      </table:table>
      <text:p text:style-name="P1">腳部</text:p>
      <table:table table:name="表格1" table:style-name="表格1">
        <table:table-column table:style-name="表格1.A" table:number-columns-repeated="6"/>
        <table:table-row table:style-name="表格1.1">
          <table:table-cell table:style-name="表格1.A1" office:value-type="string">
            <text:p text:style-name="P8">鞋</text:p>
            <text:p text:style-name="P22"/>
          </table:table-cell>
          <table:table-cell table:style-name="表格1.A1" office:value-type="string">
            <text:p text:style-name="P8"><draw:frame draw:style-name="fr1" draw:name="影像164" text:anchor-type="paragraph" svg:x="0.1992in" svg:y="0.0319in" svg:width="0.25in" svg:height="0.25in" draw:z-index="164"><draw:image xlink:href="Pictures/100002000000001800000018349F2870.gif" xlink:type="simple" xlink:show="embed" xlink:actuate="onLoad"/></draw:frame>茶褐皮鞋</text:p>
          </table:table-cell>
          <table:table-cell table:style-name="表格1.A1" office:value-type="string">
            <text:p text:style-name="P8"><draw:frame draw:style-name="fr1" draw:name="影像160" text:anchor-type="paragraph" svg:x="0.1382in" svg:y="0.0236in" svg:width="0.3335in" svg:height="0.3335in" draw:z-index="165"><draw:image xlink:href="Pictures/1000000000000018000000186AEE519C.png" xlink:type="simple" xlink:show="embed" xlink:actuate="onLoad"/></draw:frame>土黃皮鞋</text:p>
          </table:table-cell>
          <table:table-cell table:style-name="表格1.A1" office:value-type="string">
            <text:p text:style-name="P8"><draw:frame draw:style-name="fr1" draw:name="影像162" text:anchor-type="paragraph" svg:x="0.1744in" svg:y="0.0319in" svg:width="0.3335in" svg:height="0.3335in" draw:z-index="168"><draw:image xlink:href="Pictures/1000000000000018000000180326087E.png" xlink:type="simple" xlink:show="embed" xlink:actuate="onLoad"/></draw:frame>雪白皮鞋</text:p>
          </table:table-cell>
          <table:table-cell table:style-name="表格1.A1" office:value-type="string">
            <text:p text:style-name="P8"><draw:frame draw:style-name="fr1" draw:name="影像165" text:anchor-type="paragraph" svg:x="0.0681in" svg:y="0.0283in" svg:width="0.3335in" svg:height="0.3335in" draw:z-index="166"><draw:image xlink:href="Pictures/10000000000000180000001867266080.png" xlink:type="simple" xlink:show="embed" xlink:actuate="onLoad"/></draw:frame>翠綠皮鞋</text:p>
          </table:table-cell>
          <table:table-cell table:style-name="表格1.F1" office:value-type="string">
            <text:p text:style-name="P8"><draw:frame draw:style-name="fr1" draw:name="影像166" text:anchor-type="paragraph" svg:x="0.1244in" svg:y="0in" svg:width="0.3335in" svg:height="0.3335in" draw:z-index="167"><draw:image xlink:href="Pictures/100000000000001800000018CB884663.png" xlink:type="simple" xlink:show="embed" xlink:actuate="onLoad"/></draw:frame>翠綠羽翼皮鞋</text:p>
          </table:table-cell>
        </table:table-row>
        <table:table-row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F2" office:value-type="string">
            <text:p text:style-name="P8"/>
          </table:table-cell>
        </table:table-row>
        <table:table-row>
          <table:table-cell table:style-name="表格1.A2" office:value-type="string">
            <text:p text:style-name="P22">wlkspd</text:p>
          </table:table-cell>
          <table:table-cell table:style-name="表格1.A2" office:value-type="string">
            <text:p text:style-name="P36">wlkspd+<text:span text:style-name="T25">30</text:span></text:p>
          </table:table-cell>
          <table:table-cell table:style-name="表格1.A2" office:value-type="string">
            <text:p text:style-name="P36">wlkspd+<text:span text:style-name="T25">35</text:span></text:p>
          </table:table-cell>
          <table:table-cell table:style-name="表格1.A2" office:value-type="string">
            <text:p text:style-name="P36">wlkspd+<text:span text:style-name="T25">42</text:span></text:p>
          </table:table-cell>
          <table:table-cell table:style-name="表格1.A2" office:value-type="string">
            <text:p text:style-name="P36">wlkspd+<text:span text:style-name="T25">50</text:span></text:p>
          </table:table-cell>
          <table:table-cell table:style-name="表格1.F2" office:value-type="string">
            <text:p text:style-name="P36">wlkspd+<text:span text:style-name="T9">60</text:span></text:p>
          </table:table-cell>
        </table:table-row>
        <table:table-row>
          <table:table-cell table:style-name="表格1.A2" office:value-type="string">
            <text:p text:style-name="P8">靴</text:p>
            <text:p text:style-name="P22"/>
          </table:table-cell>
          <table:table-cell table:style-name="表格1.A2" office:value-type="string">
            <text:p text:style-name="P8"><draw:frame draw:style-name="fr1" draw:name="影像170" text:anchor-type="paragraph" svg:x="0.1902in" svg:y="0.028in" svg:width="0.25in" svg:height="0.25in" draw:z-index="56"><draw:image xlink:href="Pictures/100002000000001800000018C8BBCEE7.gif" xlink:type="simple" xlink:show="embed" xlink:actuate="onLoad"/></draw:frame>茶褐皮靴</text:p>
          </table:table-cell>
          <table:table-cell table:style-name="表格1.A2" office:value-type="string">
            <text:p text:style-name="P8"><draw:frame draw:style-name="fr1" draw:name="影像169" text:anchor-type="paragraph" svg:x="0.1575in" svg:y="0.0555in" svg:width="0.3335in" svg:height="0.3335in" draw:z-index="57"><draw:image xlink:href="Pictures/1000020100000018000000183BC7A7F1.png" xlink:type="simple" xlink:show="embed" xlink:actuate="onLoad"/></draw:frame>土黃皮靴</text:p>
          </table:table-cell>
          <table:table-cell table:style-name="表格1.A2" office:value-type="string">
            <text:p text:style-name="P8"><draw:frame draw:style-name="fr1" draw:name="影像167" text:anchor-type="paragraph" svg:x="0.3256in" svg:y="0.0193in" svg:width="0.3335in" svg:height="0.3335in" draw:z-index="60"><draw:image xlink:href="Pictures/100000000000001800000018DB1356CA.png" xlink:type="simple" xlink:show="embed" xlink:actuate="onLoad"/></draw:frame>土黃長皮靴</text:p>
          </table:table-cell>
          <table:table-cell table:style-name="表格1.A2" office:value-type="string">
            <text:p text:style-name="P8"><draw:frame draw:style-name="fr1" draw:name="影像154" text:anchor-type="paragraph" svg:x="0.1189in" svg:y="0in" svg:width="0.3335in" svg:height="0.3335in" draw:z-index="59"><draw:image xlink:href="Pictures/100000000000001800000018A0D41FEE.png" xlink:type="simple" xlink:show="embed" xlink:actuate="onLoad"/></draw:frame>雙色裝甲靴</text:p>
          </table:table-cell>
          <table:table-cell table:style-name="表格1.F2" office:value-type="string">
            <text:p text:style-name="P8"><draw:frame draw:style-name="fr1" draw:name="影像153" text:anchor-type="paragraph" svg:x="0.3071in" svg:y="0.0465in" svg:width="0.3335in" svg:height="0.3335in" draw:z-index="58"><draw:image xlink:href="Pictures/10000000000000180000001827309A9C.png" xlink:type="simple" xlink:show="embed" xlink:actuate="onLoad"/></draw:frame>銀白裝甲靴</text:p>
          </table:table-cell>
        </table:table-row>
        <table:table-row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A2" office:value-type="string">
            <text:p text:style-name="P8"/>
          </table:table-cell>
          <table:table-cell table:style-name="表格1.F2" office:value-type="string">
            <text:p text:style-name="P8"/>
          </table:table-cell>
        </table:table-row>
        <table:table-row>
          <table:table-cell table:style-name="表格1.A2" office:value-type="string">
            <text:p text:style-name="P23">wlkspd</text:p>
            <text:p text:style-name="P23">con</text:p>
          </table:table-cell>
          <table:table-cell table:style-name="表格1.A2" office:value-type="string">
            <text:p text:style-name="P36">wlkspd+<text:span text:style-name="T25">20</text:span></text:p>
            <text:p text:style-name="P36">con+<text:span text:style-name="T26">4</text:span></text:p>
          </table:table-cell>
          <table:table-cell table:style-name="表格1.A2" office:value-type="string">
            <text:p text:style-name="P36">wlkspd+<text:span text:style-name="T25">25</text:span></text:p>
            <text:p text:style-name="P36">con+<text:span text:style-name="T26">8</text:span></text:p>
          </table:table-cell>
          <table:table-cell table:style-name="表格1.A2" office:value-type="string">
            <text:p text:style-name="P36">wlkspd+<text:span text:style-name="T25">30</text:span></text:p>
            <text:p text:style-name="P36">con+<text:span text:style-name="T26">12</text:span></text:p>
          </table:table-cell>
          <table:table-cell table:style-name="表格1.A2" office:value-type="string">
            <text:p text:style-name="P36">wlkspd+<text:span text:style-name="T25">35</text:span></text:p>
            <text:p text:style-name="P36">con+<text:span text:style-name="T26">16</text:span></text:p>
          </table:table-cell>
          <table:table-cell table:style-name="表格1.F2" office:value-type="string">
            <text:p text:style-name="P36">wlkspd+<text:span text:style-name="T25">40</text:span></text:p>
            <text:p text:style-name="P36">con+20</text:p>
          </table:table-cell>
        </table:table-row>
      </table:table>
      <text:p text:style-name="P120"><text:span text:style-name="T27">裝飾品</text:span></text:p>
      <table:table table:name="表格3" table:style-name="表格3">
        <table:table-column table:style-name="表格3.A"/>
        <table:table-column table:style-name="表格3.B" table:number-columns-repeated="3"/>
        <table:table-column table:style-name="表格3.E"/>
        <table:table-column table:style-name="表格3.A"/>
        <table:table-column table:style-name="表格3.B"/>
        <table:table-column table:style-name="表格3.E"/>
        <table:table-column table:style-name="表格3.I"/>
        <table:table-column table:style-name="表格3.J"/>
        <table:table-row>
          <table:table-cell table:style-name="表格3.A1" office:value-type="string">
            <text:p text:style-name="P29">裝飾品</text:p>
          </table:table-cell>
          <table:table-cell table:style-name="表格3.A1" office:value-type="string">
            <text:p text:style-name="P26">茶具</text:p>
          </table:table-cell>
          <table:table-cell table:style-name="表格3.A1" office:value-type="string">
            <text:p text:style-name="P26">平蜘蛛釜</text:p>
          </table:table-cell>
          <table:table-cell table:style-name="表格3.A1" office:value-type="string">
            <text:p text:style-name="P27"><draw:frame draw:style-name="fr2" draw:name="影像194" text:anchor-type="paragraph" svg:width="0.25in" svg:height="0.25in" draw:z-index="195"><draw:image xlink:href="Pictures/100002000000001800000018B175F45E.gif" xlink:type="simple" xlink:show="embed" xlink:actuate="onLoad"/></draw:frame>抗擊護符</text:p>
          </table:table-cell>
          <table:table-cell table:style-name="表格3.A1" office:value-type="string">
            <text:p text:style-name="P27"><draw:frame draw:style-name="fr2" draw:name="影像195" text:anchor-type="paragraph" svg:width="0.25in" svg:height="0.25in" draw:z-index="196"><draw:image xlink:href="Pictures/10000200000000180000001831A0DCCD.gif" xlink:type="simple" xlink:show="embed" xlink:actuate="onLoad"/></draw:frame>禦魔護符</text:p>
          </table:table-cell>
          <table:table-cell table:style-name="表格3.A1" office:value-type="string">
            <text:p text:style-name="P8"><draw:frame draw:style-name="fr2" draw:name="影像200" text:anchor-type="paragraph" svg:width="0.2398in" svg:height="0.2398in" draw:z-index="197"><draw:image xlink:href="Pictures/10000201000000180000001897D2D08B.png" xlink:type="simple" xlink:show="embed" xlink:actuate="onLoad"/></draw:frame>鬼面</text:p>
          </table:table-cell>
          <table:table-cell table:style-name="表格3.A1" office:value-type="string">
            <text:p text:style-name="P8"><draw:frame draw:style-name="fr2" draw:name="影像206" text:anchor-type="paragraph" svg:width="0.2398in" svg:height="0.2398in" draw:z-index="198"><draw:image xlink:href="Pictures/10000201000000180000001858E28CE1.png" xlink:type="simple" xlink:show="embed" xlink:actuate="onLoad"/></draw:frame>能面</text:p>
          </table:table-cell>
          <table:table-cell table:style-name="表格3.A1" office:value-type="string">
            <text:p text:style-name="P8"><draw:frame draw:style-name="fr2" draw:name="影像203" text:anchor-type="paragraph" svg:width="0.3335in" svg:height="0.3335in" draw:z-index="199"><draw:image xlink:href="Pictures/100000000000001800000018C04F8435.png" xlink:type="simple" xlink:show="embed" xlink:actuate="onLoad"/></draw:frame>短甲</text:p>
          </table:table-cell>
          <table:table-cell table:style-name="表格3.A1" office:value-type="string">
            <text:p text:style-name="P8"><draw:frame draw:style-name="fr2" draw:name="影像204" text:anchor-type="paragraph" svg:width="0.3335in" svg:height="0.3335in" draw:z-index="200"><draw:image xlink:href="Pictures/100000000000001800000018BD7786EA.png" xlink:type="simple" xlink:show="embed" xlink:actuate="onLoad"/></draw:frame>抗魔短甲</text:p>
          </table:table-cell>
          <table:table-cell table:style-name="表格3.J1" office:value-type="string">
            <text:p text:style-name="P8"><draw:frame draw:style-name="fr2" draw:name="影像205" text:anchor-type="paragraph" svg:width="0.3335in" svg:height="0.3335in" draw:z-index="201"><draw:image xlink:href="Pictures/10000000000000180000001801673A65.png" xlink:type="simple" xlink:show="embed" xlink:actuate="onLoad"/></draw:frame>御守</text:p>
          </table:table-cell>
        </table:table-row>
        <table:table-row>
          <table:table-cell table:style-name="表格3.A2" office:value-type="string">
            <text:p text:style-name="P29"/>
          </table:table-cell>
          <table:table-cell table:style-name="表格3.A2" office:value-type="string">
            <text:p text:style-name="P26"/>
          </table:table-cell>
          <table:table-cell table:style-name="表格3.A2" office:value-type="string">
            <text:p text:style-name="P26"/>
          </table:table-cell>
          <table:table-cell table:style-name="表格3.A2" office:value-type="string">
            <text:p text:style-name="P27"/>
          </table:table-cell>
          <table:table-cell table:style-name="表格3.A2" office:value-type="string">
            <text:p text:style-name="P27"/>
          </table:table-cell>
          <table:table-cell table:style-name="表格3.A2" office:value-type="string">
            <text:p text:style-name="P8"/>
          </table:table-cell>
          <table:table-cell table:style-name="表格3.A2" office:value-type="string">
            <text:p text:style-name="P8"/>
          </table:table-cell>
          <table:table-cell table:style-name="表格3.A2" office:value-type="string">
            <text:p text:style-name="P8"/>
          </table:table-cell>
          <table:table-cell table:style-name="表格3.A2" office:value-type="string">
            <text:p text:style-name="P8"/>
          </table:table-cell>
          <table:table-cell table:style-name="表格3.J2" office:value-type="string">
            <text:p text:style-name="P8"/>
          </table:table-cell>
        </table:table-row>
        <table:table-row>
          <table:table-cell table:style-name="表格3.A2" office:value-type="string">
            <text:p text:style-name="P29"/>
          </table:table-cell>
          <table:table-cell table:style-name="表格3.A2" office:value-type="string">
            <text:p text:style-name="P78">healhp<text:span text:style-name="T8">+2*</text:span></text:p>
            <text:p text:style-name="P78">healsp<text:span text:style-name="T8">+2*</text:span></text:p>
          </table:table-cell>
          <table:table-cell table:style-name="表格3.A2" office:value-type="string">
            <text:p text:style-name="P84">healhp+4*</text:p>
            <text:p text:style-name="P84">healsp+2*</text:p>
          </table:table-cell>
          <table:table-cell table:style-name="表格3.A2" office:value-type="string">
            <text:p text:style-name="P119">phy_decatk+5*</text:p>
            <text:p text:style-name="P78"><text:bookmark-start text:name="__DdeLink__1034_2442466591"/><text:span text:style-name="T1">o</text:span><text:bookmark-end text:name="__DdeLink__1034_2442466591"/><text:span text:style-name="T1">mamori</text:span></text:p>
          </table:table-cell>
          <table:table-cell table:style-name="表格3.A2" office:value-type="string">
            <text:p text:style-name="P119">mag_decatk+5*</text:p>
            <text:p text:style-name="P79">omamori</text:p>
          </table:table-cell>
          <table:table-cell table:style-name="表格3.A2" office:value-type="string">
            <text:p text:style-name="P111">atk_vamp+2%*</text:p>
            <text:p text:style-name="P82">str+2*</text:p>
          </table:table-cell>
          <table:table-cell table:style-name="表格3.A2" office:value-type="string">
            <text:p text:style-name="P111">skl_vamp+2%*</text:p>
            <text:p text:style-name="P82">int+2*</text:p>
          </table:table-cell>
          <table:table-cell table:style-name="表格3.A2" office:value-type="string">
            <text:p text:style-name="P67"><text:bookmark-start text:name="__DdeLink__1036_2442466591"/><text:span text:style-name="T1">phy</text:span><text:bookmark-end text:name="__DdeLink__1036_2442466591"/><text:span text:style-name="T1">_decatk(101)+4*</text:span></text:p>
          </table:table-cell>
          <table:table-cell table:style-name="表格3.A2" office:value-type="string">
            <text:p text:style-name="P67"><text:bookmark-start text:name="__DdeLink__1038_2442466591"/><text:span text:style-name="T1">mag</text:span><text:bookmark-end text:name="__DdeLink__1038_2442466591"/><text:span text:style-name="T1">_decatk(103)+4*</text:span></text:p>
          </table:table-cell>
          <table:table-cell table:style-name="表格3.J2" office:value-type="string">
            <text:p text:style-name="P80">omamori(107)</text:p>
          </table:table-cell>
        </table:table-row>
      </table:table>
      <text:p text:style-name="P2">素材</text:p>
      <table:table table:name="裝飾品" table:style-name="裝飾品">
        <table:table-column table:style-name="裝飾品.A"/>
        <table:table-column table:style-name="裝飾品.B" table:number-columns-repeated="2"/>
        <table:table-column table:style-name="裝飾品.A"/>
        <table:table-column table:style-name="裝飾品.B" table:number-columns-repeated="3"/>
        <table:table-column table:style-name="裝飾品.A"/>
        <table:table-column table:style-name="裝飾品.B"/>
        <table:table-column table:style-name="裝飾品.J"/>
        <table:table-row>
          <table:table-cell table:style-name="裝飾品.A1" office:value-type="string">
            <text:p text:style-name="P61"><draw:frame draw:style-name="fr2" draw:name="影像175" text:anchor-type="paragraph" svg:width="0.3335in" svg:height="0.3335in" draw:z-index="169"><draw:image xlink:href="Pictures/1000000000000018000000183C26E077.png" xlink:type="simple" xlink:show="embed" xlink:actuate="onLoad"/></draw:frame>atk(2)</text:p>
          </table:table-cell>
          <table:table-cell table:style-name="裝飾品.A1" office:value-type="string">
            <text:p text:style-name="P61"><draw:frame draw:style-name="fr1" draw:name="影像176" text:anchor-type="paragraph" svg:x="0.0098in" svg:y="0.0098in" svg:width="0.3335in" svg:height="0.3335in" draw:z-index="170"><draw:image xlink:href="Pictures/100000000000001800000018CF4C856E.png" xlink:type="simple" xlink:show="embed" xlink:actuate="onLoad"/></draw:frame>def(3)</text:p>
          </table:table-cell>
          <table:table-cell table:style-name="裝飾品.A1" office:value-type="string">
            <text:p text:style-name="P61"><draw:frame draw:style-name="fr1" draw:name="影像179" text:anchor-type="paragraph" svg:x="0.0126in" svg:y="0.0098in" svg:width="0.3335in" svg:height="0.3335in" draw:z-index="171"><draw:image xlink:href="Pictures/1000000000000018000000185B0CC7FD.png" xlink:type="simple" xlink:show="embed" xlink:actuate="onLoad"/></draw:frame>matk(5)</text:p>
          </table:table-cell>
          <table:table-cell table:style-name="裝飾品.A1" office:value-type="string">
            <text:p text:style-name="P61"><draw:frame draw:style-name="fr1" draw:name="影像177" text:anchor-type="paragraph" svg:x="0.0252in" svg:y="0.0098in" svg:width="0.3335in" svg:height="0.3335in" draw:z-index="172"><draw:image xlink:href="Pictures/100000000000001800000018BCF57F10.png" xlink:type="simple" xlink:show="embed" xlink:actuate="onLoad"/></draw:frame>mdef(7)</text:p>
          </table:table-cell>
          <table:table-cell table:style-name="裝飾品.A1" office:value-type="string">
            <text:p text:style-name="P105"><draw:frame draw:style-name="fr1" draw:name="影像178" text:anchor-type="paragraph" svg:x="0.0091in" svg:y="0.0091in" svg:width="0.3335in" svg:height="0.3335in" draw:z-index="173"><draw:image xlink:href="Pictures/1000000000000018000000182D1F3413.png" xlink:type="simple" xlink:show="embed" xlink:actuate="onLoad"/></draw:frame>ratk<text:span text:style-name="T2">(11)</text:span></text:p>
          </table:table-cell>
          <table:table-cell table:style-name="裝飾品.A1" office:value-type="string">
            <text:p text:style-name="P24"><draw:frame draw:style-name="fr2" draw:name="影像183" text:anchor-type="paragraph" svg:width="0.3335in" svg:height="0.3335in" draw:z-index="174"><draw:image xlink:href="Pictures/10000000000000180000001898F62E38.png" xlink:type="simple" xlink:show="embed" xlink:actuate="onLoad"/></draw:frame>str<text:span text:style-name="T2">(13)</text:span></text:p>
          </table:table-cell>
          <table:table-cell table:style-name="裝飾品.A1" office:value-type="string">
            <text:p text:style-name="P24"><draw:frame draw:style-name="fr2" draw:name="影像184" text:anchor-type="paragraph" svg:width="0.3335in" svg:height="0.3335in" draw:z-index="175"><draw:image xlink:href="Pictures/1000000000000018000000180448C962.png" xlink:type="simple" xlink:show="embed" xlink:actuate="onLoad"/></draw:frame>con<text:span text:style-name="T2">(17)</text:span></text:p>
          </table:table-cell>
          <table:table-cell table:style-name="裝飾品.A1" office:value-type="string">
            <text:p text:style-name="P24"><draw:frame draw:style-name="fr2" draw:name="影像182" text:anchor-type="paragraph" svg:width="0.3335in" svg:height="0.3335in" draw:z-index="176"><draw:image xlink:href="Pictures/1000000000000018000000182555BF2C.png" xlink:type="simple" xlink:show="embed" xlink:actuate="onLoad"/></draw:frame>int<text:span text:style-name="T2">(19)</text:span></text:p>
          </table:table-cell>
          <table:table-cell table:style-name="裝飾品.A1" office:value-type="string">
            <text:p text:style-name="P24"><draw:frame draw:style-name="fr2" draw:name="影像181" text:anchor-type="paragraph" svg:width="0.3335in" svg:height="0.3335in" draw:z-index="177"><draw:image xlink:href="Pictures/100000000000001800000018C7E8D73D.png" xlink:type="simple" xlink:show="embed" xlink:actuate="onLoad"/></draw:frame>wis<text:span text:style-name="T2">(23)</text:span></text:p>
          </table:table-cell>
          <table:table-cell table:style-name="裝飾品.J1" office:value-type="string">
            <text:p text:style-name="P24"><draw:frame draw:style-name="fr2" draw:name="影像180" text:anchor-type="paragraph" svg:width="0.3335in" svg:height="0.3335in" draw:z-index="178"><draw:image xlink:href="Pictures/100000000000001800000018EF176E04.png" xlink:type="simple" xlink:show="embed" xlink:actuate="onLoad"/></draw:frame>agi<text:span text:style-name="T2">(29)</text:span></text:p>
          </table:table-cell>
        </table:table-row>
        <text:soft-page-break/>
        <table:table-row>
          <table:table-cell table:style-name="裝飾品.A2" office:value-type="string">
            <text:p text:style-name="P25">強化鋼</text:p>
          </table:table-cell>
          <table:table-cell table:style-name="裝飾品.A2" office:value-type="string">
            <text:p text:style-name="P25">硬化鋼</text:p>
          </table:table-cell>
          <table:table-cell table:style-name="裝飾品.A2" office:value-type="string">
            <text:p text:style-name="P112">附魔強化鋼</text:p>
          </table:table-cell>
          <table:table-cell table:style-name="裝飾品.A2" office:value-type="string">
            <text:p text:style-name="P110">附魔硬化鋼</text:p>
          </table:table-cell>
          <table:table-cell table:style-name="裝飾品.A2" office:value-type="string">
            <text:p text:style-name="P24">羽化鋼</text:p>
          </table:table-cell>
          <table:table-cell table:style-name="裝飾品.A2" office:value-type="string">
            <text:p text:style-name="P24">力量鋼</text:p>
          </table:table-cell>
          <table:table-cell table:style-name="裝飾品.A2" office:value-type="string">
            <text:p text:style-name="P24">堅忍鋼</text:p>
          </table:table-cell>
          <table:table-cell table:style-name="裝飾品.A2" office:value-type="string">
            <text:p text:style-name="P24">技巧鋼</text:p>
          </table:table-cell>
          <table:table-cell table:style-name="裝飾品.A2" office:value-type="string">
            <text:p text:style-name="P24">睿智鋼</text:p>
          </table:table-cell>
          <table:table-cell table:style-name="裝飾品.J2" office:value-type="string">
            <text:p text:style-name="P24">迅捷鋼</text:p>
          </table:table-cell>
        </table:table-row>
        <table:table-row table:style-name="裝飾品.3">
          <table:table-cell table:style-name="裝飾品.A2" office:value-type="string">
            <text:p text:style-name="P92"><draw:frame draw:style-name="fr2" draw:name="影像185" text:anchor-type="paragraph" svg:width="0.3335in" svg:height="0.3335in" draw:z-index="179"><draw:image xlink:href="Pictures/100002010000001800000018D4AEDCD0.png" xlink:type="simple" xlink:show="embed" xlink:actuate="onLoad"/></draw:frame>maxhp<text:span text:style-name="T2">(31)</text:span></text:p>
          </table:table-cell>
          <table:table-cell table:style-name="裝飾品.A2" office:value-type="string">
            <text:p text:style-name="P92"><draw:frame draw:style-name="fr2" draw:name="影像186" text:anchor-type="paragraph" svg:width="0.3335in" svg:height="0.3335in" draw:z-index="180"><draw:image xlink:href="Pictures/1000020100000018000000185FB57D38.png" xlink:type="simple" xlink:show="embed" xlink:actuate="onLoad"/></draw:frame>maxsp<text:span text:style-name="T2">(37)</text:span></text:p>
          </table:table-cell>
          <table:table-cell table:style-name="裝飾品.A2" office:value-type="string">
            <text:p text:style-name="P110"><draw:frame draw:style-name="fr2" draw:name="影像187" text:anchor-type="paragraph" svg:width="0.25in" svg:height="0.25in" draw:z-index="181"><draw:image xlink:href="Pictures/100002000000001800000018CE46DD09.gif" xlink:type="simple" xlink:show="embed" xlink:actuate="onLoad"/></draw:frame>healhp<text:span text:style-name="T2">(41)</text:span></text:p>
          </table:table-cell>
          <table:table-cell table:style-name="裝飾品.A2" office:value-type="string">
            <text:p text:style-name="P110"><draw:frame draw:style-name="fr2" draw:name="影像188" text:anchor-type="paragraph" svg:width="0.25in" svg:height="0.25in" draw:z-index="182"><draw:image xlink:href="Pictures/100002000000001800000018BD15E0E8.gif" xlink:type="simple" xlink:show="embed" xlink:actuate="onLoad"/></draw:frame>healsp<text:span text:style-name="T2">(43)</text:span></text:p>
          </table:table-cell>
          <table:table-cell table:style-name="裝飾品.A2" office:value-type="string">
            <text:p text:style-name="P110"><draw:frame draw:style-name="fr2" draw:name="影像189" text:anchor-type="paragraph" svg:width="0.3335in" svg:height="0.3335in" draw:z-index="183"><draw:image xlink:href="Pictures/1000000000000018000000184C041CB0.png" xlink:type="simple" xlink:show="embed" xlink:actuate="onLoad"/></draw:frame>wlkspd<text:span text:style-name="T2">(47)</text:span></text:p>
          </table:table-cell>
          <table:table-cell table:style-name="裝飾品.A2" office:value-type="string">
            <text:p text:style-name="P110"><draw:frame draw:style-name="fr2" draw:name="影像190" text:anchor-type="paragraph" svg:width="0.3335in" svg:height="0.3335in" draw:z-index="184"><draw:image xlink:href="Pictures/10000000000000180000001848CCF82B.png" xlink:type="simple" xlink:show="embed" xlink:actuate="onLoad"/></draw:frame>atkspd<text:span text:style-name="T2">(53)</text:span></text:p>
          </table:table-cell>
          <table:table-cell table:style-name="裝飾品.A2" office:value-type="string">
            <text:p text:style-name="P118"><draw:frame draw:style-name="fr2" draw:name="影像191" text:anchor-type="paragraph" svg:width="0.3335in" svg:height="0.3335in" draw:z-index="185"><draw:image xlink:href="Pictures/100000000000001800000018AC570A42.png" xlink:type="simple" xlink:show="embed" xlink:actuate="onLoad"/></draw:frame>atk_vamp<text:span text:style-name="T2">(59)</text:span></text:p>
          </table:table-cell>
          <table:table-cell table:style-name="裝飾品.A2" office:value-type="string">
            <text:p text:style-name="P118"><draw:frame draw:style-name="fr2" draw:name="影像192" text:anchor-type="paragraph" svg:width="0.3335in" svg:height="0.3335in" draw:z-index="186"><draw:image xlink:href="Pictures/1000000000000018000000180B240E22.png" xlink:type="simple" xlink:show="embed" xlink:actuate="onLoad"/></draw:frame>skl_vamp<text:span text:style-name="T2">(61)</text:span></text:p>
          </table:table-cell>
          <table:table-cell table:style-name="裝飾品.A2" office:value-type="string">
            <text:p text:style-name="P106"><draw:frame draw:style-name="fr1" draw:name="影像196" text:anchor-type="paragraph" svg:x="0.1445in" svg:y="0.0602in" svg:width="0.25in" svg:height="0.25in" draw:z-index="187"><draw:image xlink:href="Pictures/1000020000000018000000186E8778E8.gif" xlink:type="simple" xlink:show="embed" xlink:actuate="onLoad"/></draw:frame>phy<text:span text:style-name="T3">amp(67)</text:span></text:p>
          </table:table-cell>
          <table:table-cell table:style-name="裝飾品.J2" office:value-type="string">
            <text:p text:style-name="P106"><draw:frame draw:style-name="fr1" draw:name="影像197" text:anchor-type="paragraph" svg:x="0.1717in" svg:y="0in" svg:width="0.25in" svg:height="0.25in" draw:z-index="188"><draw:image xlink:href="Pictures/100002000000001800000018E41DD23A.gif" xlink:type="simple" xlink:show="embed" xlink:actuate="onLoad"/></draw:frame>mag<text:span text:style-name="T3">amp(71)</text:span></text:p>
          </table:table-cell>
        </table:table-row>
        <table:table-row table:style-name="裝飾品.3">
          <table:table-cell table:style-name="裝飾品.A2" office:value-type="string">
            <text:p text:style-name="P24">生命鋼</text:p>
          </table:table-cell>
          <table:table-cell table:style-name="裝飾品.A2" office:value-type="string">
            <text:p text:style-name="P24">法力剛</text:p>
          </table:table-cell>
          <table:table-cell table:style-name="裝飾品.A2" office:value-type="string">
            <text:p text:style-name="P24">再生球花</text:p>
          </table:table-cell>
          <table:table-cell table:style-name="裝飾品.A2" office:value-type="string">
            <text:p text:style-name="P24">回魔球花</text:p>
          </table:table-cell>
          <table:table-cell table:style-name="裝飾品.A2" office:value-type="string">
            <text:p text:style-name="P24">鴕鳥羽毛</text:p>
          </table:table-cell>
          <table:table-cell table:style-name="裝飾品.A2" office:value-type="string">
            <text:p text:style-name="P24">隼鳥羽毛</text:p>
          </table:table-cell>
          <table:table-cell table:style-name="裝飾品.A2" office:value-type="string">
            <text:p text:style-name="P24">吸血牙</text:p>
          </table:table-cell>
          <table:table-cell table:style-name="裝飾品.A2" office:value-type="string">
            <text:p text:style-name="P110">附魔吸血牙</text:p>
          </table:table-cell>
          <table:table-cell table:style-name="裝飾品.A2" office:value-type="string">
            <text:p text:style-name="P116">物理潛力寶石</text:p>
          </table:table-cell>
          <table:table-cell table:style-name="裝飾品.J2" office:value-type="string">
            <text:p text:style-name="P116">魔法潛力寶石</text:p>
          </table:table-cell>
        </table:table-row>
        <table:table-row table:style-name="裝飾品.3">
          <table:table-cell table:style-name="裝飾品.A2" office:value-type="string">
            <text:p text:style-name="P83"><draw:frame draw:style-name="fr3" draw:name="影像198" text:anchor-type="paragraph" svg:width="0.3335in" svg:height="0.3335in" draw:z-index="189"><draw:image xlink:href="Pictures/100000000000001800000018F87B7D9D.png" xlink:type="simple" xlink:show="embed" xlink:actuate="onLoad"/></draw:frame>block<text:span text:style-name="T2">(73)</text:span></text:p>
          </table:table-cell>
          <table:table-cell table:style-name="裝飾品.A2" office:value-type="string">
            <text:p text:style-name="P28"><draw:frame draw:style-name="fr3" draw:name="影像199" text:anchor-type="paragraph" svg:width="0.3335in" svg:height="0.3335in" draw:z-index="190"><draw:image xlink:href="Pictures/1000000000000018000000180A82ED91.png" xlink:type="simple" xlink:show="embed" xlink:actuate="onLoad"/></draw:frame>dodge<text:span text:style-name="T2">(79)</text:span></text:p>
          </table:table-cell>
          <table:table-cell table:style-name="裝飾品.A2" office:value-type="string">
            <text:p text:style-name="P30"><draw:frame draw:style-name="fr3" draw:name="影像201" text:anchor-type="paragraph" svg:width="0.3335in" svg:height="0.3335in" draw:z-index="191"><draw:image xlink:href="Pictures/10000201000000180000001857F4833F.png" xlink:type="simple" xlink:show="embed" xlink:actuate="onLoad"/></draw:frame>tough(83)</text:p>
          </table:table-cell>
          <table:table-cell table:style-name="裝飾品.A2" office:value-type="string">
            <text:p text:style-name="P30"><draw:frame draw:style-name="fr3" draw:name="影像202" text:anchor-type="paragraph" svg:width="0.3335in" svg:height="0.3335in" draw:z-index="192"><draw:image xlink:href="Pictures/10000000000000180000001872D519AC.png" xlink:type="simple" xlink:show="embed" xlink:actuate="onLoad"/></draw:frame>consum_amp(89)</text:p>
          </table:table-cell>
          <table:table-cell table:style-name="裝飾品.A2" office:value-type="string">
            <text:p text:style-name="P24"><draw:frame draw:style-name="fr2" draw:name="影像217" text:anchor-type="paragraph" svg:width="0.25in" svg:height="0.25in" draw:z-index="193"><draw:image xlink:href="Pictures/100002000000001800000018D4A77E53.gif" xlink:type="simple" xlink:show="embed" xlink:actuate="onLoad"/></draw:frame><text:span text:style-name="T11">w</text:span>ater(109<text:span text:style-name="T10">)</text:span></text:p>
          </table:table-cell>
          <table:table-cell table:style-name="裝飾品.A2" office:value-type="string">
            <text:p text:style-name="P43"><draw:frame draw:style-name="fr2" draw:name="影像222" text:anchor-type="paragraph" svg:width="0.25in" svg:height="0.25in" draw:z-index="194"><draw:image xlink:href="Pictures/10000200000000180000001812DDA315.gif" xlink:type="simple" xlink:show="embed" xlink:actuate="onLoad"/></draw:frame>slime(113)</text:p>
          </table:table-cell>
          <table:table-cell table:style-name="裝飾品.A2" office:value-type="string">
            <text:p text:style-name="P24"/>
          </table:table-cell>
          <table:table-cell table:style-name="裝飾品.A2" office:value-type="string">
            <text:p text:style-name="P24"/>
          </table:table-cell>
          <table:table-cell table:style-name="裝飾品.A2" office:value-type="string">
            <text:p text:style-name="P8"/>
          </table:table-cell>
          <table:table-cell table:style-name="裝飾品.J2" office:value-type="string">
            <text:p text:style-name="P8"/>
          </table:table-cell>
        </table:table-row>
        <table:table-row table:style-name="裝飾品.3">
          <table:table-cell table:style-name="裝飾品.A2" office:value-type="string">
            <text:p text:style-name="P24">石化骨頭</text:p>
          </table:table-cell>
          <table:table-cell table:style-name="裝飾品.A2" office:value-type="string">
            <text:p text:style-name="P28">稚雞羽毛</text:p>
          </table:table-cell>
          <table:table-cell table:style-name="裝飾品.A2" office:value-type="string">
            <text:p text:style-name="P30">彈性黏液</text:p>
          </table:table-cell>
          <table:table-cell table:style-name="裝飾品.A2" office:value-type="string">
            <text:p text:style-name="P49">殘破捲軸</text:p>
          </table:table-cell>
          <table:table-cell table:style-name="裝飾品.A2" office:value-type="string">
            <text:p text:style-name="P24">清水</text:p>
          </table:table-cell>
          <table:table-cell table:style-name="裝飾品.A2" office:value-type="string">
            <text:p text:style-name="P43">黏液</text:p>
          </table:table-cell>
          <table:table-cell table:style-name="裝飾品.A2" office:value-type="string">
            <text:p text:style-name="P24"/>
          </table:table-cell>
          <table:table-cell table:style-name="裝飾品.A2" office:value-type="string">
            <text:p text:style-name="P24"/>
          </table:table-cell>
          <table:table-cell table:style-name="裝飾品.A2" office:value-type="string">
            <text:p text:style-name="P8"/>
          </table:table-cell>
          <table:table-cell table:style-name="裝飾品.J2" office:value-type="string">
            <text:p text:style-name="P8"/>
          </table:table-cell>
        </table:table-row>
      </table:table>
      <text:p text:style-name="P2">消耗品</text:p>
      <table:table table:name="消耗品" table:style-name="消耗品">
        <table:table-column table:style-name="消耗品.A" table:number-columns-repeated="9"/>
        <table:table-column table:style-name="消耗品.J"/>
        <table:table-row>
          <table:table-cell table:style-name="消耗品.A1" office:value-type="string">
            <text:p text:style-name="P8">生命藥水</text:p>
          </table:table-cell>
          <table:table-cell table:style-name="消耗品.A1" office:value-type="string">
            <text:p text:style-name="P8"><draw:frame draw:style-name="fr2" draw:name="影像209" text:anchor-type="paragraph" svg:width="0.25in" svg:height="0.25in" draw:z-index="145"><draw:image xlink:href="Pictures/1000020000000018000000189308322C.gif" xlink:type="simple" xlink:show="embed" xlink:actuate="onLoad"/></draw:frame>小罐生命藥水</text:p>
          </table:table-cell>
          <table:table-cell table:style-name="消耗品.A1" office:value-type="string">
            <text:p text:style-name="P50"><draw:frame draw:style-name="fr2" draw:name="影像208" text:anchor-type="paragraph" svg:width="0.25in" svg:height="0.25in" draw:z-index="146"><draw:image xlink:href="Pictures/1000020000000018000000186C818C61.gif" xlink:type="simple" xlink:show="embed" xlink:actuate="onLoad"/></draw:frame>中罐生命藥水</text:p>
          </table:table-cell>
          <table:table-cell table:style-name="消耗品.A1" office:value-type="string">
            <text:p text:style-name="P50"><draw:frame draw:style-name="fr1" draw:name="影像214" text:anchor-type="paragraph" svg:x="0.1764in" svg:y="0.0091in" svg:width="0.25in" svg:height="0.25in" draw:z-index="148"><draw:image xlink:href="Pictures/100002000000001800000018E974DDBD.gif" xlink:type="simple" xlink:show="embed" xlink:actuate="onLoad"/></draw:frame>大罐生命藥水</text:p>
          </table:table-cell>
          <table:table-cell table:style-name="消耗品.A1" office:value-type="string">
            <text:p text:style-name="P50"><draw:frame draw:style-name="fr1" draw:name="影像212" text:anchor-type="paragraph" svg:x="0.1465in" svg:y="0.0008in" svg:width="0.25in" svg:height="0.25in" draw:z-index="147"><draw:image xlink:href="Pictures/10000200000000180000001896496AD7.gif" xlink:type="simple" xlink:show="embed" xlink:actuate="onLoad"/></draw:frame>濃縮生命藥水</text:p>
          </table:table-cell>
          <table:table-cell table:style-name="消耗品.A1" office:value-type="string">
            <text:p text:style-name="P8"><draw:frame draw:style-name="fr1" draw:name="影像218" text:anchor-type="paragraph" svg:x="0.1874in" svg:y="0.0091in" svg:width="0.25in" svg:height="0.25in" draw:z-index="144"><draw:image xlink:href="Pictures/1000020000000018000000182F4D18E3.gif" xlink:type="simple" xlink:show="embed" xlink:actuate="onLoad"/></draw:frame>精煉生命藥水</text:p>
          </table:table-cell>
          <table:table-cell table:style-name="消耗品.A1" office:value-type="string">
            <text:p text:style-name="P8"><draw:frame draw:style-name="fr1" draw:name="影像216" text:anchor-type="paragraph" svg:x="0.1654in" svg:y="0.0008in" svg:width="0.25in" svg:height="0.25in" draw:z-index="143"><draw:image xlink:href="Pictures/10000200000000180000001837DEB2E4.gif" xlink:type="simple" xlink:show="embed" xlink:actuate="onLoad"/></draw:frame>生命藥丸</text:p>
          </table:table-cell>
          <table:table-cell table:style-name="消耗品.A1" office:value-type="string">
            <text:p text:style-name="P8"><draw:frame draw:style-name="fr2" draw:name="影像221" text:anchor-type="paragraph" svg:width="0.25in" svg:height="0.25in" draw:z-index="149"><draw:image xlink:href="Pictures/100002000000001800000018C6873820.gif" xlink:type="simple" xlink:show="embed" xlink:actuate="onLoad"/></draw:frame>生命果凍</text:p>
          </table:table-cell>
          <table:table-cell table:style-name="消耗品.A1" office:value-type="string">
            <text:p text:style-name="P8">弓箭</text:p>
          </table:table-cell>
          <table:table-cell table:style-name="消耗品.J1" office:value-type="string">
            <text:p text:style-name="P8"><draw:frame draw:style-name="fr2" draw:name="影像226" text:anchor-type="paragraph" svg:width="0.2398in" svg:height="0.2398in" draw:z-index="202"><draw:image xlink:href="Pictures/1000020100000018000000183ED7BF26.png" xlink:type="simple" xlink:show="embed" xlink:actuate="onLoad"/></draw:frame>弓用箭矢</text:p>
          </table:table-cell>
        </table:table-row>
        <table:table-row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  <table:table-row>
          <table:table-cell table:style-name="消耗品.A2" office:value-type="string">
            <text:p text:style-name="P42">hp</text:p>
          </table:table-cell>
          <table:table-cell table:style-name="消耗品.A2" office:value-type="string">
            <text:p text:style-name="P42"><text:span text:style-name="T11">hp</text:span>+100</text:p>
          </table:table-cell>
          <table:table-cell table:style-name="消耗品.A2" office:value-type="string">
            <text:p text:style-name="P42"><text:span text:style-name="T11">hp</text:span>+300</text:p>
          </table:table-cell>
          <table:table-cell table:style-name="消耗品.A2" office:value-type="string">
            <text:p text:style-name="P42"><text:span text:style-name="T11">hp</text:span>+900</text:p>
          </table:table-cell>
          <table:table-cell table:style-name="消耗品.A2" office:value-type="string">
            <text:p text:style-name="P42"><text:span text:style-name="T11">hp</text:span>+2700</text:p>
          </table:table-cell>
          <table:table-cell table:style-name="消耗品.A2" office:value-type="string">
            <text:p text:style-name="P42"><text:span text:style-name="T11">hp</text:span>+8100</text:p>
          </table:table-cell>
          <table:table-cell table:style-name="消耗品.A2" office:value-type="string">
            <text:p text:style-name="P43">hp+50%</text:p>
          </table:table-cell>
          <table:table-cell table:style-name="消耗品.A2" office:value-type="string">
            <text:p text:style-name="P43">hp+100%</text:p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  <table:table-row>
          <table:table-cell table:style-name="消耗品.A2" office:value-type="string">
            <text:p text:style-name="P8">法力藥水</text:p>
          </table:table-cell>
          <table:table-cell table:style-name="消耗品.A2" office:value-type="string">
            <text:p text:style-name="P50"><draw:frame draw:style-name="fr2" draw:name="影像210" text:anchor-type="paragraph" svg:width="0.25in" svg:height="0.25in" draw:z-index="150"><draw:image xlink:href="Pictures/1000020000000018000000186A3EDC92.gif" xlink:type="simple" xlink:show="embed" xlink:actuate="onLoad"/></draw:frame>小罐法力藥水</text:p>
          </table:table-cell>
          <table:table-cell table:style-name="消耗品.A2" office:value-type="string">
            <text:p text:style-name="P50"><draw:frame draw:style-name="fr1" draw:name="影像207" text:anchor-type="paragraph" svg:x="0.1555in" svg:y="0.0189in" svg:width="0.25in" svg:height="0.25in" draw:z-index="151"><draw:image xlink:href="Pictures/1000020000000018000000182A3EEE10.gif" xlink:type="simple" xlink:show="embed" xlink:actuate="onLoad"/></draw:frame>中罐法力藥水</text:p>
          </table:table-cell>
          <table:table-cell table:style-name="消耗品.A2" office:value-type="string">
            <text:p text:style-name="P50"><draw:frame draw:style-name="fr1" draw:name="影像213" text:anchor-type="paragraph" svg:x="0.1583in" svg:y="0in" svg:width="0.25in" svg:height="0.25in" draw:z-index="153"><draw:image xlink:href="Pictures/1000020000000018000000185B8DC51C.gif" xlink:type="simple" xlink:show="embed" xlink:actuate="onLoad"/></draw:frame>大罐法力藥水</text:p>
          </table:table-cell>
          <table:table-cell table:style-name="消耗品.A2" office:value-type="string">
            <text:p text:style-name="P50"><draw:frame draw:style-name="fr1" draw:name="影像211" text:anchor-type="paragraph" svg:x="0.1744in" svg:y="0.0189in" svg:width="0.25in" svg:height="0.25in" draw:z-index="152"><draw:image xlink:href="Pictures/100002000000001800000018166A8E71.gif" xlink:type="simple" xlink:show="embed" xlink:actuate="onLoad"/></draw:frame>濃縮法力藥水</text:p>
          </table:table-cell>
          <table:table-cell table:style-name="消耗品.A2" office:value-type="string">
            <text:p text:style-name="P50"><draw:frame draw:style-name="fr1" draw:name="影像219" text:anchor-type="paragraph" svg:x="0.1583in" svg:y="0in" svg:width="0.25in" svg:height="0.25in" draw:z-index="154"><draw:image xlink:href="Pictures/1000020000000018000000189403A477.gif" xlink:type="simple" xlink:show="embed" xlink:actuate="onLoad"/></draw:frame>精煉法力藥水</text:p>
          </table:table-cell>
          <table:table-cell table:style-name="消耗品.A2" office:value-type="string">
            <text:p text:style-name="P8"><draw:frame draw:style-name="fr1" draw:name="影像215" text:anchor-type="paragraph" svg:x="0.1646in" svg:y="0.0091in" svg:width="0.25in" svg:height="0.25in" draw:z-index="155"><draw:image xlink:href="Pictures/1000020000000018000000185B3A5A1B.gif" xlink:type="simple" xlink:show="embed" xlink:actuate="onLoad"/></draw:frame>法力藥丸</text:p>
          </table:table-cell>
          <table:table-cell table:style-name="消耗品.A2" office:value-type="string">
            <text:p text:style-name="P8"><draw:frame draw:style-name="fr2" draw:name="影像220" text:anchor-type="paragraph" svg:width="0.25in" svg:height="0.25in" draw:z-index="156"><draw:image xlink:href="Pictures/100002000000001800000018535A8006.gif" xlink:type="simple" xlink:show="embed" xlink:actuate="onLoad"/></draw:frame>法力果凍</text:p>
          </table:table-cell>
          <table:table-cell table:style-name="消耗品.A2" office:value-type="string">
            <text:p text:style-name="P8">弩箭</text:p>
          </table:table-cell>
          <table:table-cell table:style-name="消耗品.J2" office:value-type="string">
            <text:p text:style-name="P64"><draw:frame draw:style-name="fr2" draw:name="影像227" text:anchor-type="paragraph" svg:width="0.2398in" svg:height="0.2398in" draw:z-index="203"><draw:image xlink:href="Pictures/10000201000000180000001864BE76BC.png" xlink:type="simple" xlink:show="embed" xlink:actuate="onLoad"/></draw:frame>弩用箭矢</text:p>
          </table:table-cell>
        </table:table-row>
        <table:table-row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3"/>
          </table:table-cell>
          <table:table-cell table:style-name="消耗品.A2" office:value-type="string">
            <text:p text:style-name="P43"/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  <table:table-row>
          <table:table-cell table:style-name="消耗品.A2" office:value-type="string">
            <text:p text:style-name="P42">sp</text:p>
          </table:table-cell>
          <table:table-cell table:style-name="消耗品.A2" office:value-type="string">
            <text:p text:style-name="P42"><text:span text:style-name="T11">sp</text:span>+100</text:p>
          </table:table-cell>
          <table:table-cell table:style-name="消耗品.A2" office:value-type="string">
            <text:p text:style-name="P42"><text:span text:style-name="T11">sp</text:span>+300</text:p>
          </table:table-cell>
          <table:table-cell table:style-name="消耗品.A2" office:value-type="string">
            <text:p text:style-name="P42"><text:span text:style-name="T11">sp</text:span>+900</text:p>
          </table:table-cell>
          <table:table-cell table:style-name="消耗品.A2" office:value-type="string">
            <text:p text:style-name="P42"><text:span text:style-name="T11">sp</text:span>+2700</text:p>
          </table:table-cell>
          <table:table-cell table:style-name="消耗品.A2" office:value-type="string">
            <text:p text:style-name="P42"><text:span text:style-name="T11">sp</text:span>+8100</text:p>
          </table:table-cell>
          <table:table-cell table:style-name="消耗品.A2" office:value-type="string">
            <text:p text:style-name="P43">sp+50%</text:p>
          </table:table-cell>
          <table:table-cell table:style-name="消耗品.A2" office:value-type="string">
            <text:p text:style-name="P43">sp+100%</text:p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  <table:table-row>
          <table:table-cell table:style-name="消耗品.A2" office:value-type="string">
            <text:p text:style-name="P42">酒類</text:p>
          </table:table-cell>
          <table:table-cell table:style-name="消耗品.A2" office:value-type="string">
            <text:p text:style-name="P42"><draw:frame draw:style-name="fr2" draw:name="影像223" text:anchor-type="paragraph" svg:width="0.3335in" svg:height="0.3335in" draw:z-index="157"><draw:image xlink:href="Pictures/1000000000000018000000185256EB59.png" xlink:type="simple" xlink:show="embed" xlink:actuate="onLoad"/></draw:frame> 清酒</text:p>
          </table:table-cell>
          <table:table-cell table:style-name="消耗品.A2" office:value-type="string">
            <text:p text:style-name="P42"><draw:frame draw:style-name="fr2" draw:name="影像224" text:anchor-type="paragraph" svg:width="0.25in" svg:height="0.25in" draw:z-index="158"><draw:image xlink:href="Pictures/100002000000001800000018FF3E9249.png" xlink:type="simple" xlink:show="embed" xlink:actuate="onLoad"/></draw:frame>燒酒</text:p>
          </table:table-cell>
          <table:table-cell table:style-name="消耗品.A2" office:value-type="string">
            <text:p text:style-name="P42"><draw:frame draw:style-name="fr2" draw:name="影像225" text:anchor-type="paragraph" svg:width="0.25in" svg:height="0.25in" draw:z-index="159"><draw:image xlink:href="Pictures/100002000000001800000018307F53B5.gif" xlink:type="simple" xlink:show="embed" xlink:actuate="onLoad"/></draw:frame>般若湯</text:p>
          </table:table-cell>
          <table:table-cell table:style-name="消耗品.A2" office:value-type="string">
            <text:p text:style-name="P42">子彈</text:p>
          </table:table-cell>
          <table:table-cell table:style-name="消耗品.A2" office:value-type="string">
            <text:p text:style-name="P42"><draw:frame draw:style-name="fr2" draw:name="影像235" text:anchor-type="paragraph" svg:width="0.2398in" svg:height="0.2398in" draw:z-index="211"><draw:image xlink:href="Pictures/100002010000001800000018CEF4D4B1.png" xlink:type="simple" xlink:show="embed" xlink:actuate="onLoad"/></draw:frame>鐵砲子彈</text:p>
          </table:table-cell>
          <table:table-cell table:style-name="消耗品.A2" office:value-type="string">
            <text:p text:style-name="P43"/>
          </table:table-cell>
          <table:table-cell table:style-name="消耗品.A2" office:value-type="string">
            <text:p text:style-name="P43"/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  <table:table-row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3"/>
          </table:table-cell>
          <table:table-cell table:style-name="消耗品.A2" office:value-type="string">
            <text:p text:style-name="P43"/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  <table:table-row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4">wlkspd+30%(15%)</text:p>
          </table:table-cell>
          <table:table-cell table:style-name="消耗品.A2" office:value-type="string">
            <text:p text:style-name="P44">atkspd+70</text:p>
          </table:table-cell>
          <table:table-cell table:style-name="消耗品.A2" office:value-type="string">
            <text:p text:style-name="P44">magic_immunity</text:p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2"/>
          </table:table-cell>
          <table:table-cell table:style-name="消耗品.A2" office:value-type="string">
            <text:p text:style-name="P43"/>
          </table:table-cell>
          <table:table-cell table:style-name="消耗品.A2" office:value-type="string">
            <text:p text:style-name="P43"/>
          </table:table-cell>
          <table:table-cell table:style-name="消耗品.A2" office:value-type="string">
            <text:p text:style-name="P8"/>
          </table:table-cell>
          <table:table-cell table:style-name="消耗品.J2" office:value-type="string">
            <text:p text:style-name="P8"/>
          </table:table-cell>
        </table:table-row>
      </table:table>
      <text:p text:style-name="P2">特殊物品</text:p>
      <table:table table:name="特殊" table:style-name="特殊">
        <table:table-column table:style-name="特殊.A"/>
        <table:table-column table:style-name="特殊.B" table:number-columns-repeated="4"/>
        <table:table-column table:style-name="特殊.F"/>
        <table:table-column table:style-name="特殊.B" table:number-columns-repeated="3"/>
        <table:table-column table:style-name="特殊.J"/>
        <table:table-row>
          <table:table-cell table:style-name="特殊.A1" office:value-type="string">
            <text:p text:style-name="P8">單手劍</text:p>
          </table:table-cell>
          <table:table-cell table:style-name="特殊.A1" office:value-type="string">
            <text:p text:style-name="P8">妖刀<text:span text:style-name="T13">‧</text:span>村正</text:p>
          </table:table-cell>
          <table:table-cell table:style-name="特殊.A1" office:value-type="string">
            <text:p text:style-name="P8">長船<text:span text:style-name="T13">‧太刀</text:span></text:p>
          </table:table-cell>
          <table:table-cell table:style-name="特殊.A1" office:value-type="string">
            <text:p text:style-name="P52">雷切</text:p>
          </table:table-cell>
          <table:table-cell table:style-name="特殊.A1" office:value-type="string">
            <text:p text:style-name="P8">紅雪左文字</text:p>
          </table:table-cell>
          <table:table-cell table:style-name="特殊.A1" office:value-type="string">
            <text:p text:style-name="P51">長曾彌<text:span text:style-name="T13">虎徹‧銘刀</text:span></text:p>
          </table:table-cell>
          <table:table-cell table:style-name="特殊.A1" office:value-type="string">
            <text:p text:style-name="P8">鐵碎牙<text:span text:style-name="T13">‧</text:span>妖刀</text:p>
          </table:table-cell>
          <table:table-cell table:style-name="特殊.A1" office:value-type="string">
            <text:p text:style-name="P8">鬼切</text:p>
          </table:table-cell>
          <table:table-cell table:style-name="特殊.A1" office:value-type="string">
            <text:p text:style-name="P8">鞍切</text:p>
          </table:table-cell>
          <table:table-cell table:style-name="特殊.J1" office:value-type="string">
            <text:p text:style-name="P51">數珠丸恆次<text:span text:style-name="T13">‧</text:span>銘刀</text:p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>atk+150</text:p>
            <text:p text:style-name="P8">atk_vamp+52%</text:p>
          </table:table-cell>
          <table:table-cell table:style-name="特殊.A2" office:value-type="string">
            <text:p text:style-name="P8">atk<text:span text:style-name="T15">+8</text:span>0</text:p>
            <text:p text:style-name="P8">critical+[25,<text:span text:style-name="T14">3</text:span>]</text:p>
          </table:table-cell>
          <table:table-cell table:style-name="特殊.A2" office:value-type="string">
            <text:p text:style-name="P53">atk+80</text:p>
            <text:p text:style-name="P53">atkspd+45</text:p>
          </table:table-cell>
          <table:table-cell table:style-name="特殊.A2" office:value-type="string">
            <text:p text:style-name="P53">atk+60</text:p>
            <text:p text:style-name="P53">maxhp+250</text:p>
            <text:p text:style-name="P53">str+10</text:p>
            <text:p text:style-name="P53">atkspd+20</text:p>
            <text:p text:style-name="P53">agi+10</text:p>
            <text:p text:style-name="P53">critical+[27,2<text:soft-page-break/>]</text:p>
          </table:table-cell>
          <table:table-cell table:style-name="特殊.A2" office:value-type="string">
            <text:p text:style-name="P53">atk+50</text:p>
            <text:p text:style-name="P53">maxhp+625</text:p>
            <text:p text:style-name="P53">str+25</text:p>
          </table:table-cell>
          <table:table-cell table:style-name="特殊.A2" office:value-type="string">
            <text:p text:style-name="P53">atk+60</text:p>
            <text:p text:style-name="P53">def+10</text:p>
          </table:table-cell>
          <table:table-cell table:style-name="特殊.A2" office:value-type="string">
            <text:p text:style-name="P56">atk+28</text:p>
            <text:p text:style-name="P56">maxhp+125</text:p>
            <text:p text:style-name="P56">maxsp+65</text:p>
            <text:p text:style-name="P56">atkspd+30</text:p>
            <text:p text:style-name="P56">str+5</text:p>
            <text:p text:style-name="P56">int+5</text:p>
            <text:p text:style-name="P56"><text:soft-page-break/>agi+15</text:p>
          </table:table-cell>
          <table:table-cell table:style-name="特殊.A2" office:value-type="string">
            <text:p text:style-name="P56">atk+70</text:p>
            <text:p text:style-name="P56">maxhp+125</text:p>
            <text:p text:style-name="P56">maxsp+65</text:p>
            <text:p text:style-name="P56">atkspd+10</text:p>
            <text:p text:style-name="P56">str+5</text:p>
            <text:p text:style-name="P56">int+5</text:p>
            <text:p text:style-name="P56"><text:soft-page-break/>agi+5</text:p>
            <text:p text:style-name="P56"/>
          </table:table-cell>
          <table:table-cell table:style-name="特殊.J2" office:value-type="string">
            <text:p text:style-name="P59">atk+80</text:p>
            <text:p text:style-name="P59">maxhp+600</text:p>
          </table:table-cell>
        </table:table-row>
        <table:table-row>
          <table:table-cell table:style-name="特殊.A2" office:value-type="string">
            <text:p text:style-name="P8">單手劍</text:p>
          </table:table-cell>
          <table:table-cell table:style-name="特殊.A2" office:value-type="string">
            <text:p text:style-name="P8">凍雲</text:p>
          </table:table-cell>
          <table:table-cell table:style-name="特殊.A2" office:value-type="string">
            <text:p text:style-name="P56">蜘蛛切</text:p>
          </table:table-cell>
          <table:table-cell table:style-name="特殊.A2" office:value-type="string">
            <text:p text:style-name="P8">長谷部國重</text:p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8">長槍</text:p>
          </table:table-cell>
          <table:table-cell table:style-name="特殊.A2" office:value-type="string">
            <text:p text:style-name="P56">斬月槍</text:p>
          </table:table-cell>
          <table:table-cell table:style-name="特殊.A2" office:value-type="string">
            <text:p text:style-name="P51">蜻蛉切<text:span text:style-name="T13">‧銘槍</text:span></text:p>
          </table:table-cell>
          <table:table-cell table:style-name="特殊.J2" office:value-type="string">
            <text:p text:style-name="P8">皆朱槍</text:p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3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3">atk+42</text:p>
            <text:p text:style-name="P53">atkspd+40</text:p>
            <text:p text:style-name="P53">agi+20</text:p>
          </table:table-cell>
          <table:table-cell table:style-name="特殊.A2" office:value-type="string">
            <text:p text:style-name="P56">atk+35</text:p>
            <text:p text:style-name="P56">maxhp+375</text:p>
            <text:p text:style-name="P56">maxsp+130</text:p>
            <text:p text:style-name="P56">str+15</text:p>
            <text:p text:style-name="P56">int+10</text:p>
          </table:table-cell>
          <table:table-cell table:style-name="特殊.A2" office:value-type="string">
            <text:p text:style-name="P56">atk+45</text:p>
            <text:p text:style-name="P56">critical+[20,3.5]</text:p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6">atk+35</text:p>
            <text:p text:style-name="P56">maxhp+375</text:p>
            <text:p text:style-name="P56">str+15</text:p>
          </table:table-cell>
          <table:table-cell table:style-name="特殊.A2" office:value-type="string">
            <text:p text:style-name="P54">atk+50</text:p>
            <text:p text:style-name="P54">maxhp+625</text:p>
            <text:p text:style-name="P54">str+25</text:p>
          </table:table-cell>
          <table:table-cell table:style-name="特殊.J2" office:value-type="string">
            <text:p text:style-name="P56">atk+28</text:p>
            <text:p text:style-name="P56">maxhp+250</text:p>
            <text:p text:style-name="P56">str+10</text:p>
          </table:table-cell>
        </table:table-row>
        <table:table-row>
          <table:table-cell table:style-name="特殊.A2" office:value-type="string">
            <text:p text:style-name="P51">雙手劍</text:p>
          </table:table-cell>
          <table:table-cell table:style-name="特殊.A2" office:value-type="string">
            <text:p text:style-name="P51">菊一文字則宗<text:span text:style-name="T13">‧太刀</text:span></text:p>
          </table:table-cell>
          <table:table-cell table:style-name="特殊.A2" office:value-type="string">
            <text:p text:style-name="P52">神直毘御劍</text:p>
          </table:table-cell>
          <table:table-cell table:style-name="特殊.A2" office:value-type="string">
            <text:p text:style-name="P8">備前兼光</text:p>
          </table:table-cell>
          <table:table-cell table:style-name="特殊.A2" office:value-type="string">
            <text:p text:style-name="P51">吉光骨食<text:span text:style-name="T13">‧</text:span>銘刀</text:p>
          </table:table-cell>
          <table:table-cell table:style-name="特殊.A2" office:value-type="string">
            <text:p text:style-name="P51">童子切安鋼<text:span text:style-name="T13">‧</text:span>銘刀</text:p>
          </table:table-cell>
          <table:table-cell table:style-name="特殊.A2" office:value-type="string">
            <text:p text:style-name="P52">正宗<text:span text:style-name="T13">‧武士刀</text:span></text:p>
          </table:table-cell>
          <table:table-cell table:style-name="特殊.A2" office:value-type="string">
            <text:p text:style-name="P52">陸奧守吉行<text:span text:style-name="T13">‧</text:span>銘刀</text:p>
          </table:table-cell>
          <table:table-cell table:style-name="特殊.A2" office:value-type="string">
            <text:p text:style-name="P8">和泉守兼定</text:p>
          </table:table-cell>
          <table:table-cell table:style-name="特殊.J2" office:value-type="string">
            <text:p text:style-name="P52">雪走</text:p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3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6">atk+50</text:p>
            <text:p text:style-name="P56">atkspd+50</text:p>
            <text:p text:style-name="P56">agi+25</text:p>
          </table:table-cell>
          <table:table-cell table:style-name="特殊.A2" office:value-type="string">
            <text:p text:style-name="P53">atk+50</text:p>
            <text:p text:style-name="P53">maxhp+625</text:p>
            <text:p text:style-name="P53">maxsp+130</text:p>
            <text:p text:style-name="P53">str+25</text:p>
            <text:p text:style-name="P53">int+10</text:p>
            <text:p text:style-name="P53">agi+10</text:p>
          </table:table-cell>
          <table:table-cell table:style-name="特殊.A2" office:value-type="string">
            <text:p text:style-name="P53">atk+50</text:p>
            <text:p text:style-name="P53">atkspd+50</text:p>
            <text:p text:style-name="P53">maxhp+250</text:p>
            <text:p text:style-name="P53">maxsp+130</text:p>
            <text:p text:style-name="P53">str+10</text:p>
            <text:p text:style-name="P53">int+10</text:p>
            <text:p text:style-name="P53">agi+10</text:p>
          </table:table-cell>
          <table:table-cell table:style-name="特殊.A2" office:value-type="string">
            <text:p text:style-name="P56">atk+75</text:p>
            <text:p text:style-name="P56">atkspd+30</text:p>
            <text:p text:style-name="P56">maxsp+260</text:p>
            <text:p text:style-name="P56">int+20</text:p>
            <text:p text:style-name="P56">agi+15</text:p>
          </table:table-cell>
          <table:table-cell table:style-name="特殊.A2" office:value-type="string">
            <text:p text:style-name="P59">atk+50</text:p>
            <text:p text:style-name="P59">atkspd+40</text:p>
            <text:p text:style-name="P59">agi+20</text:p>
          </table:table-cell>
          <table:table-cell table:style-name="特殊.A2" office:value-type="string">
            <text:p text:style-name="P56">atk+75</text:p>
            <text:p text:style-name="P56">atkspd+70</text:p>
            <text:p text:style-name="P56">phy_out+20</text:p>
            <text:p text:style-name="P56">mag_resit+35</text:p>
            <text:p text:style-name="P56"/>
            <text:p text:style-name="P56"/>
          </table:table-cell>
          <table:table-cell table:style-name="特殊.A2" office:value-type="string">
            <text:p text:style-name="P56">atk+75</text:p>
            <text:p text:style-name="P56">atkspd+65</text:p>
            <text:p text:style-name="P56">block+25</text:p>
          </table:table-cell>
          <table:table-cell table:style-name="特殊.A2" office:value-type="string">
            <text:p text:style-name="P56">atk+28</text:p>
            <text:p text:style-name="P56">atkspd+15</text:p>
            <text:p text:style-name="P56">healsp+10</text:p>
          </table:table-cell>
          <table:table-cell table:style-name="特殊.J2" office:value-type="string">
            <text:p text:style-name="P56">atk+28</text:p>
            <text:p text:style-name="P56">atkspd+20</text:p>
            <text:p text:style-name="P56">agi+10</text:p>
          </table:table-cell>
        </table:table-row>
        <table:table-row>
          <table:table-cell table:style-name="特殊.A2" office:value-type="string">
            <text:p text:style-name="P51">魔法劍</text:p>
          </table:table-cell>
          <table:table-cell table:style-name="特殊.A2" office:value-type="string">
            <text:p text:style-name="P3">闇牙黃泉津</text:p>
          </table:table-cell>
          <table:table-cell table:style-name="特殊.A2" office:value-type="string">
            <text:p text:style-name="P8">桔梗仙冬月</text:p>
          </table:table-cell>
          <table:table-cell table:style-name="特殊.A2" office:value-type="string">
            <text:p text:style-name="P51">葵紋越前康繼<text:span text:style-name="T13">‧</text:span>禦神刀</text:p>
          </table:table-cell>
          <table:table-cell table:style-name="特殊.A2" office:value-type="string">
            <text:p text:style-name="P8">鬼丸國綱<text:span text:style-name="T13">‧銘刀</text:span></text:p>
          </table:table-cell>
          <table:table-cell table:style-name="特殊.A2" office:value-type="string">
            <text:p text:style-name="P8">三日月宗近<text:span text:style-name="T13">‧銘刀</text:span></text:p>
          </table:table-cell>
          <table:table-cell table:style-name="特殊.A2" office:value-type="string">
            <text:p text:style-name="P8">天之叢雲</text:p>
          </table:table-cell>
          <table:table-cell table:style-name="特殊.A2" office:value-type="string">
            <text:p text:style-name="P8">大典太光世<text:span text:style-name="T13">‧</text:span>銘刀</text:p>
          </table:table-cell>
          <table:table-cell table:style-name="特殊.A2" office:value-type="string">
            <text:p text:style-name="P8">布都<text:span text:style-name="T13">‧御魂</text:span></text:p>
          </table:table-cell>
          <table:table-cell table:style-name="特殊.J2" office:value-type="string">
            <text:p text:style-name="P1"/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6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6">atk+50</text:p>
            <text:p text:style-name="P56">atkspd+38</text:p>
            <text:p text:style-name="P56">maxsp+169</text:p>
            <text:p text:style-name="P56">agi+19</text:p>
            <text:p text:style-name="P56">int+13</text:p>
          </table:table-cell>
          <table:table-cell table:style-name="特殊.A2" office:value-type="string">
            <text:p text:style-name="P53">atk+50</text:p>
            <text:p text:style-name="P53">atkspd+20</text:p>
            <text:p text:style-name="P53">maxsp+130</text:p>
            <text:p text:style-name="P56">int+10</text:p>
            <text:p text:style-name="P56">agi+10</text:p>
          </table:table-cell>
          <table:table-cell table:style-name="特殊.A2" office:value-type="string">
            <text:p text:style-name="P56">atk+40</text:p>
            <text:p text:style-name="P56">maxhp+750</text:p>
            <text:p text:style-name="P56">maxsp+390</text:p>
            <text:p text:style-name="P56">atkspd+60</text:p>
            <text:p text:style-name="P56">str+30</text:p>
            <text:p text:style-name="P56">int+30</text:p>
            <text:p text:style-name="P56">agi+30</text:p>
          </table:table-cell>
          <table:table-cell table:style-name="特殊.A2" office:value-type="string">
            <text:p text:style-name="P56">atk+40</text:p>
            <text:p text:style-name="P56">maxhp+250</text:p>
            <text:p text:style-name="P56">maxsp+390</text:p>
            <text:p text:style-name="P56">atkspd+20</text:p>
            <text:p text:style-name="P56">str+10</text:p>
            <text:p text:style-name="P56">int+30</text:p>
            <text:p text:style-name="P56">agi+10</text:p>
          </table:table-cell>
          <table:table-cell table:style-name="特殊.A2" office:value-type="string">
            <text:p text:style-name="P56">atk+50</text:p>
            <text:p text:style-name="P56">maxsp+520</text:p>
            <text:p text:style-name="P56">int+40</text:p>
          </table:table-cell>
          <table:table-cell table:style-name="特殊.A2" office:value-type="string">
            <text:p text:style-name="P59">atk+105</text:p>
            <text:p text:style-name="P59">maxhp+500</text:p>
            <text:p text:style-name="P59">maxsp+390</text:p>
            <text:p text:style-name="P59">str+20</text:p>
            <text:p text:style-name="P59">int+30</text:p>
          </table:table-cell>
          <table:table-cell table:style-name="特殊.A2" office:value-type="string">
            <text:p text:style-name="P59">atkspd+70</text:p>
            <text:p text:style-name="P59">def+10</text:p>
            <text:p text:style-name="P59">maxsp+520</text:p>
            <text:p text:style-name="P59">int+40</text:p>
            <text:p text:style-name="P59"/>
          </table:table-cell>
          <table:table-cell table:style-name="特殊.A2" office:value-type="string">
            <text:p text:style-name="P56">atk+14</text:p>
            <text:p text:style-name="P56">atkspd+20</text:p>
            <text:p text:style-name="P56">maxsp+260</text:p>
            <text:p text:style-name="P56">int+20</text:p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>魔法書</text:p>
          </table:table-cell>
          <table:table-cell table:style-name="特殊.A2" office:value-type="string">
            <text:p text:style-name="P56">風之卷</text:p>
          </table:table-cell>
          <table:table-cell table:style-name="特殊.A2" office:value-type="string">
            <text:p text:style-name="P55">林<text:span text:style-name="T15">之卷</text:span></text:p>
          </table:table-cell>
          <table:table-cell table:style-name="特殊.A2" office:value-type="string">
            <text:p text:style-name="P57">火之卷</text:p>
          </table:table-cell>
          <table:table-cell table:style-name="特殊.A2" office:value-type="string">
            <text:p text:style-name="P57">山之卷</text:p>
          </table:table-cell>
          <table:table-cell table:style-name="特殊.A2" office:value-type="string">
            <text:p text:style-name="P57">孫子兵法<text:span text:style-name="T16">‧</text:span>風之章</text:p>
          </table:table-cell>
          <table:table-cell table:style-name="特殊.A2" office:value-type="string">
            <text:p text:style-name="P60">孫子兵法<text:span text:style-name="T16">‧</text:span>林<text:span text:style-name="T15">之章</text:span></text:p>
          </table:table-cell>
          <table:table-cell table:style-name="特殊.A2" office:value-type="string">
            <text:p text:style-name="P60">孫子兵法<text:span text:style-name="T16">‧</text:span>火<text:span text:style-name="T15">之章</text:span></text:p>
          </table:table-cell>
          <table:table-cell table:style-name="特殊.A2" office:value-type="string">
            <text:p text:style-name="P57">孫子兵法<text:span text:style-name="T16">‧</text:span>山之章</text:p>
          </table:table-cell>
          <table:table-cell table:style-name="特殊.J2" office:value-type="string">
            <text:p text:style-name="P8">孫子兵法<text:span text:style-name="T16">‧全本</text:span></text:p>
          </table:table-cell>
        </table:table-row>
        <text:soft-page-break/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3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9"/>
          </table:table-cell>
          <table:table-cell table:style-name="特殊.A2" office:value-type="string">
            <text:p text:style-name="P59"/>
          </table:table-cell>
          <table:table-cell table:style-name="特殊.A2" office:value-type="string">
            <text:p text:style-name="P56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3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62">atkspd+20</text:p>
            <text:p text:style-name="P62">agi+10</text:p>
            <text:p text:style-name="P62">{wlkspd+7%}</text:p>
          </table:table-cell>
          <table:table-cell table:style-name="特殊.A2" office:value-type="string">
            <text:p text:style-name="P62">maxsp+130</text:p>
            <text:p text:style-name="P62">int+10</text:p>
            <text:p text:style-name="P62">{atkspd+15}</text:p>
          </table:table-cell>
          <table:table-cell table:style-name="特殊.A2" office:value-type="string">
            <text:p text:style-name="P62">atk+14</text:p>
            <text:p text:style-name="P62">{atk+15%}</text:p>
          </table:table-cell>
          <table:table-cell table:style-name="特殊.A2" office:value-type="string">
            <text:p text:style-name="P62">maxhp+250</text:p>
            <text:p text:style-name="P62">str+10</text:p>
            <text:p text:style-name="P62">{def+6}</text:p>
          </table:table-cell>
          <table:table-cell table:style-name="特殊.J2" office:value-type="string">
            <text:p text:style-name="P63">maxhp+500</text:p>
            <text:p text:style-name="P63">maxsp+260</text:p>
            <text:p text:style-name="P63">atkspd+40</text:p>
            <text:p text:style-name="P63">str+20</text:p>
            <text:p text:style-name="P63">int+20</text:p>
            <text:p text:style-name="P63">agi+20</text:p>
            <text:p text:style-name="P63">{def+7</text:p>
            <text:p text:style-name="P63">atkspd+25</text:p>
            <text:p text:style-name="P63">wlkspd+10</text:p>
            <text:p text:style-name="P63">atkspd+25}</text:p>
          </table:table-cell>
        </table:table-row>
        <table:table-row>
          <table:table-cell table:style-name="特殊.A2" office:value-type="string">
            <text:p text:style-name="P8">魔法書</text:p>
          </table:table-cell>
          <table:table-cell table:style-name="特殊.A2" office:value-type="string">
            <text:p text:style-name="P56">孫子兵法殘冊</text:p>
          </table:table-cell>
          <table:table-cell table:style-name="特殊.A2" office:value-type="string">
            <text:p text:style-name="P53">孫子兵法斷簡</text:p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9"/>
          </table:table-cell>
          <table:table-cell table:style-name="特殊.A2" office:value-type="string">
            <text:p text:style-name="P59"/>
          </table:table-cell>
          <table:table-cell table:style-name="特殊.A2" office:value-type="string">
            <text:p text:style-name="P56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3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9"/>
          </table:table-cell>
          <table:table-cell table:style-name="特殊.A2" office:value-type="string">
            <text:p text:style-name="P59"/>
          </table:table-cell>
          <table:table-cell table:style-name="特殊.A2" office:value-type="string">
            <text:p text:style-name="P56"/>
          </table:table-cell>
          <table:table-cell table:style-name="特殊.J2" office:value-type="string">
            <text:p text:style-name="P8"/>
          </table:table-cell>
        </table:table-row>
        <table:table-row>
          <table:table-cell table:style-name="特殊.A2" office:value-type="string">
            <text:p text:style-name="P8"/>
          </table:table-cell>
          <table:table-cell table:style-name="特殊.A2" office:value-type="string">
            <text:p text:style-name="P63">maxhp+250</text:p>
            <text:p text:style-name="P63">maxsp+130</text:p>
            <text:p text:style-name="P63">atkspd+20</text:p>
            <text:p text:style-name="P63">str+10</text:p>
            <text:p text:style-name="P63">int+10</text:p>
            <text:p text:style-name="P63">agi+10</text:p>
            <text:p text:style-name="P63">{atkspd+25</text:p>
            <text:p text:style-name="P63">atk+25%}</text:p>
          </table:table-cell>
          <table:table-cell table:style-name="特殊.A2" office:value-type="string">
            <text:p text:style-name="P63">maxhp+250</text:p>
            <text:p text:style-name="P63">maxsp+130</text:p>
            <text:p text:style-name="P63">atkspd+20</text:p>
            <text:p text:style-name="P63">str+10</text:p>
            <text:p text:style-name="P63">int+10</text:p>
            <text:p text:style-name="P63">agi+10</text:p>
            <text:p text:style-name="P63">{wlkspd+10%</text:p>
            <text:p text:style-name="P63">def+6}</text:p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6"/>
          </table:table-cell>
          <table:table-cell table:style-name="特殊.A2" office:value-type="string">
            <text:p text:style-name="P59"/>
          </table:table-cell>
          <table:table-cell table:style-name="特殊.A2" office:value-type="string">
            <text:p text:style-name="P59"/>
          </table:table-cell>
          <table:table-cell table:style-name="特殊.A2" office:value-type="string">
            <text:p text:style-name="P56"/>
          </table:table-cell>
          <table:table-cell table:style-name="特殊.J2" office:value-type="string"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swiss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文泉驛等寬正黑" svg:font-family="文泉驛等寬正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trong_20_Emphasis" style:display-name="Strong 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00:32:51.560746038</meta:creation-date>
    <dc:date>2015-01-29T01:25:27.449227359</dc:date>
    <meta:editing-duration>PT17H30M26S</meta:editing-duration>
    <meta:editing-cycles>48</meta:editing-cycles>
    <meta:generator>LibreOffice/4.2.7.2$Linux_x86 LibreOffice_project/420m0$Build-2</meta:generator>
    <meta:document-statistic meta:table-count="12" meta:image-count="220" meta:object-count="0" meta:page-count="8" meta:paragraph-count="1083" meta:word-count="2103" meta:character-count="6730" meta:non-whitespace-character-count="6729"/>
  </office:meta>
</office:document-meta>
</file>